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0.5pt solid #000000"/>
    </style:style>
    <style:style style:name="Tableau9.A2" style:family="table-cell">
      <style:table-cell-properties fo:padding="0.097cm" fo:border-left="0.5pt solid #000000" fo:border-right="none" fo:border-top="none" fo:border-bottom="0.5pt solid #000000"/>
    </style:style>
    <style:style style:name="Tableau9.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font-name="Liberation Sans2" officeooo:rsid="0018d2a8" officeooo:paragraph-rsid="000513d1"/>
    </style:style>
    <style:style style:name="P2" style:family="paragraph" style:parent-style-name="Standard">
      <style:paragraph-properties fo:text-align="start" style:justify-single-word="false"/>
      <style:text-properties style:font-name="Liberation Sans2" officeooo:rsid="0018d2a8" officeooo:paragraph-rsid="00076b89"/>
    </style:style>
    <style:style style:name="P3" style:family="paragraph" style:parent-style-name="Standard">
      <style:paragraph-properties fo:text-align="start" style:justify-single-word="false"/>
      <style:text-properties style:font-name="Liberation Sans2" officeooo:rsid="001d8354" officeooo:paragraph-rsid="000513d1"/>
    </style:style>
    <style:style style:name="P4" style:family="paragraph" style:parent-style-name="Standard">
      <style:paragraph-properties fo:text-align="start" style:justify-single-word="false"/>
      <style:text-properties style:font-name="Liberation Sans2" officeooo:rsid="000513d1" officeooo:paragraph-rsid="000513d1"/>
    </style:style>
    <style:style style:name="P5" style:family="paragraph" style:parent-style-name="Standard">
      <style:paragraph-properties fo:text-align="start" style:justify-single-word="false"/>
      <style:text-properties style:font-name="Liberation Sans2" officeooo:rsid="001d9b4d" officeooo:paragraph-rsid="00076b89"/>
    </style:style>
    <style:style style:name="P6" style:family="paragraph" style:parent-style-name="Standard">
      <style:paragraph-properties fo:text-align="start" style:justify-single-word="false"/>
      <style:text-properties style:font-name="Liberation Sans2" officeooo:rsid="001ed753" officeooo:paragraph-rsid="000db7e1"/>
    </style:style>
    <style:style style:name="P7" style:family="paragraph" style:parent-style-name="Standard">
      <style:text-properties style:font-name="Liberation Sans2" officeooo:rsid="001ed753" officeooo:paragraph-rsid="0011eb44"/>
    </style:style>
    <style:style style:name="P8" style:family="paragraph" style:parent-style-name="Standard">
      <style:text-properties style:font-name="Liberation Sans2" officeooo:paragraph-rsid="000db7e1"/>
    </style:style>
    <style:style style:name="P9" style:family="paragraph" style:parent-style-name="Standard">
      <style:text-properties style:font-name="Liberation Sans2" officeooo:rsid="00221427" officeooo:paragraph-rsid="0011eb44"/>
    </style:style>
    <style:style style:name="P10" style:family="paragraph" style:parent-style-name="Standard">
      <style:text-properties style:font-name="Liberation Sans2" officeooo:paragraph-rsid="0011eb44"/>
    </style:style>
    <style:style style:name="P11" style:family="paragraph" style:parent-style-name="Standard">
      <style:paragraph-properties fo:text-align="start" style:justify-single-word="false"/>
      <style:text-properties style:font-name="Liberation Sans2" fo:font-weight="bold" officeooo:rsid="0015bade" officeooo:paragraph-rsid="0015bade" style:font-weight-asian="bold" style:font-weight-complex="bold"/>
    </style:style>
    <style:style style:name="P12" style:family="paragraph" style:parent-style-name="Standard">
      <style:paragraph-properties fo:text-align="start" style:justify-single-word="false"/>
      <style:text-properties style:font-name="Liberation Sans2" officeooo:rsid="0015bade" officeooo:paragraph-rsid="0015bade"/>
    </style:style>
    <style:style style:name="P13" style:family="paragraph" style:parent-style-name="Standard">
      <style:paragraph-properties fo:text-align="center" style:justify-single-word="false" fo:break-before="page"/>
      <style:text-properties style:font-name="Liberation Sans2" fo:font-size="16pt" officeooo:rsid="000513d1" officeooo:paragraph-rsid="000513d1" style:font-size-asian="16pt" style:font-size-complex="16pt"/>
    </style:style>
    <style:style style:name="P14" style:family="paragraph" style:parent-style-name="Standard">
      <style:paragraph-properties fo:text-align="start" style:justify-single-word="false"/>
      <style:text-properties style:font-name="Liberation Sans2" fo:font-weight="normal" officeooo:rsid="0030d5b2" officeooo:paragraph-rsid="002fd12a" style:font-weight-asian="normal" style:font-weight-complex="normal"/>
    </style:style>
    <style:style style:name="P15" style:family="paragraph" style:parent-style-name="Standard">
      <style:paragraph-properties fo:text-align="start" style:justify-single-word="false"/>
      <style:text-properties style:font-name="Liberation Sans2" officeooo:rsid="002d435d" officeooo:paragraph-rsid="002d435d"/>
    </style:style>
    <style:style style:name="P16" style:family="paragraph" style:parent-style-name="Standard" style:list-style-name="L1">
      <style:paragraph-properties fo:text-align="start" style:justify-single-word="false"/>
      <style:text-properties style:font-name="Liberation Sans2" officeooo:rsid="002d435d" officeooo:paragraph-rsid="002d435d"/>
    </style:style>
    <style:style style:name="P17" style:family="paragraph" style:parent-style-name="Standard" style:list-style-name="L1">
      <style:paragraph-properties fo:text-align="start" style:justify-single-word="false"/>
      <style:text-properties style:font-name="Liberation Sans2" officeooo:rsid="002e8a3c" officeooo:paragraph-rsid="002e8a3c"/>
    </style:style>
    <style:style style:name="P18" style:family="paragraph" style:parent-style-name="Standard" style:list-style-name="L2">
      <style:paragraph-properties fo:text-align="start" style:justify-single-word="false"/>
      <style:text-properties style:font-name="Liberation Sans2" officeooo:rsid="00316542" officeooo:paragraph-rsid="00316542"/>
    </style:style>
    <style:style style:name="P19" style:family="paragraph" style:parent-style-name="Standard" style:list-style-name="L3">
      <style:paragraph-properties fo:text-align="start" style:justify-single-word="false"/>
      <style:text-properties style:font-name="Liberation Sans2" officeooo:rsid="00316542" officeooo:paragraph-rsid="00347577"/>
    </style:style>
    <style:style style:name="P20" style:family="paragraph" style:parent-style-name="Standard" style:list-style-name="L2">
      <style:paragraph-properties fo:text-align="start" style:justify-single-word="false"/>
      <style:text-properties style:font-name="Liberation Sans2" officeooo:rsid="0032af26" officeooo:paragraph-rsid="0032af26"/>
    </style:style>
    <style:style style:name="P21" style:family="paragraph" style:parent-style-name="Standard">
      <style:paragraph-properties fo:text-align="start" style:justify-single-word="false"/>
      <style:text-properties style:font-name="Liberation Sans2" officeooo:rsid="0032af26" officeooo:paragraph-rsid="0032af26"/>
    </style:style>
    <style:style style:name="P22" style:family="paragraph" style:parent-style-name="Standard" style:list-style-name="L3">
      <style:paragraph-properties fo:text-align="start" style:justify-single-word="false"/>
      <style:text-properties style:font-name="Liberation Sans2" officeooo:rsid="00357485" officeooo:paragraph-rsid="00357485"/>
    </style:style>
    <style:style style:name="P23" style:family="paragraph" style:parent-style-name="Standard" style:list-style-name="L2">
      <style:paragraph-properties fo:text-align="start" style:justify-single-word="false"/>
      <style:text-properties style:font-name="Liberation Sans2" officeooo:rsid="00389b9c" officeooo:paragraph-rsid="00389b9c"/>
    </style:style>
    <style:style style:name="P24" style:family="paragraph" style:parent-style-name="Standard" style:list-style-name="L3">
      <style:paragraph-properties fo:text-align="start" style:justify-single-word="false"/>
      <style:text-properties style:font-name="Liberation Sans2" officeooo:rsid="003e9345" officeooo:paragraph-rsid="003e9345"/>
    </style:style>
    <style:style style:name="P25" style:family="paragraph" style:parent-style-name="Standard">
      <style:paragraph-properties fo:text-align="start" style:justify-single-word="false"/>
      <style:text-properties style:font-name="Liberation Sans2" fo:font-size="8pt" officeooo:rsid="0037a438" officeooo:paragraph-rsid="0037a438" style:font-size-asian="8pt" style:font-size-complex="8pt"/>
    </style:style>
    <style:style style:name="P26" style:family="paragraph" style:parent-style-name="Standard">
      <style:paragraph-properties fo:text-align="start" style:justify-single-word="false"/>
      <style:text-properties style:font-name="Liberation Sans2" fo:font-size="14pt" fo:font-weight="bold" officeooo:rsid="002fd12a" officeooo:paragraph-rsid="002fd12a"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ans2" fo:font-size="14pt" fo:font-weight="bold" officeooo:rsid="00331b7b" officeooo:paragraph-rsid="00331b7b"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ans2" fo:font-size="14pt" fo:font-weight="bold" officeooo:rsid="001f0054" officeooo:paragraph-rsid="001f0054"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ans2" officeooo:rsid="00228b2a" officeooo:paragraph-rsid="00228b2a"/>
    </style:style>
    <style:style style:name="P30" style:family="paragraph" style:parent-style-name="Standard">
      <style:paragraph-properties fo:text-align="center" style:justify-single-word="false"/>
      <style:text-properties fo:color="#00a933" loext:opacity="100%" style:font-name="Liberation Sans2" style:text-underline-style="none" officeooo:rsid="0018d2a8" officeooo:paragraph-rsid="000513d1"/>
    </style:style>
    <style:style style:name="P31" style:family="paragraph" style:parent-style-name="Standard">
      <style:paragraph-properties fo:text-align="start" style:justify-single-word="false"/>
      <style:text-properties fo:color="#00a933" loext:opacity="100%" style:font-name="Liberation Sans2" style:text-underline-style="none" fo:font-weight="normal" officeooo:rsid="0018d2a8" officeooo:paragraph-rsid="000513d1" style:font-weight-asian="normal" style:font-weight-complex="normal"/>
    </style:style>
    <style:style style:name="P32" style:family="paragraph" style:parent-style-name="Standard">
      <style:paragraph-properties fo:text-align="start" style:justify-single-word="false" fo:break-before="page"/>
      <style:text-properties fo:color="#00a933" loext:opacity="100%" style:font-name="Liberation Sans2" style:text-underline-style="none" officeooo:rsid="001d9b4d" officeooo:paragraph-rsid="00076b89"/>
    </style:style>
    <style:style style:name="P33" style:family="paragraph" style:parent-style-name="Standard">
      <style:paragraph-properties fo:text-align="start" style:justify-single-word="false" fo:break-before="page"/>
      <style:text-properties fo:color="#00a933" loext:opacity="100%" style:font-name="Liberation Sans2" officeooo:rsid="001ed753" officeooo:paragraph-rsid="000db7e1"/>
    </style:style>
    <style:style style:name="P34" style:family="paragraph" style:parent-style-name="Standard">
      <style:paragraph-properties fo:break-before="page"/>
      <style:text-properties fo:color="#00a933" loext:opacity="100%" style:font-name="Liberation Sans2" officeooo:rsid="00221427" officeooo:paragraph-rsid="0011eb44"/>
    </style:style>
    <style:style style:name="P35" style:family="paragraph" style:parent-style-name="Standard">
      <style:paragraph-properties fo:text-align="start" style:justify-single-word="false"/>
      <style:text-properties fo:color="#2a6099" loext:opacity="100%" style:font-name="Liberation Sans2" officeooo:rsid="0018d2a8" officeooo:paragraph-rsid="000513d1"/>
    </style:style>
    <style:style style:name="P36" style:family="paragraph" style:parent-style-name="Standard">
      <style:paragraph-properties fo:text-align="start" style:justify-single-word="false"/>
      <style:text-properties fo:color="#2a6099" loext:opacity="100%" style:font-name="Liberation Sans2" officeooo:rsid="001d9b4d" officeooo:paragraph-rsid="00076b89"/>
    </style:style>
    <style:style style:name="P37" style:family="paragraph" style:parent-style-name="Standard">
      <style:paragraph-properties fo:text-align="start" style:justify-single-word="false"/>
      <style:text-properties fo:color="#2a6099" loext:opacity="100%" style:font-name="Liberation Sans2" officeooo:rsid="001ed753" officeooo:paragraph-rsid="000db7e1"/>
    </style:style>
    <style:style style:name="P38" style:family="paragraph" style:parent-style-name="Standard">
      <style:text-properties fo:color="#2a6099" loext:opacity="100%" style:font-name="Liberation Sans2" officeooo:rsid="00221427" officeooo:paragraph-rsid="0011eb44"/>
    </style:style>
    <style:style style:name="P39" style:family="paragraph" style:parent-style-name="Standard">
      <style:text-properties fo:color="#2a6099" loext:opacity="100%" style:font-name="Liberation Sans2" style:text-underline-style="none" fo:font-weight="bold" officeooo:rsid="00221427" officeooo:paragraph-rsid="0011eb44" style:font-weight-asian="bold" style:font-weight-complex="bold"/>
    </style:style>
    <style:style style:name="P40" style:family="paragraph" style:parent-style-name="Standard">
      <style:text-properties fo:color="#2a6099" loext:opacity="100%" style:font-name="Liberation Sans2" fo:font-weight="bold" officeooo:rsid="00221427" officeooo:paragraph-rsid="0011eb44" style:font-weight-asian="bold" style:font-weight-complex="bold"/>
    </style:style>
    <style:style style:name="P41" style:family="paragraph" style:parent-style-name="Table_20_Contents">
      <style:paragraph-properties fo:text-align="start" style:justify-single-word="false"/>
      <style:text-properties style:font-name="Liberation Sans2" officeooo:rsid="0019b1e4" officeooo:paragraph-rsid="000513d1"/>
    </style:style>
    <style:style style:name="P42" style:family="paragraph" style:parent-style-name="Table_20_Contents">
      <style:paragraph-properties fo:text-align="start" style:justify-single-word="false"/>
      <style:text-properties style:font-name="Liberation Sans2" officeooo:paragraph-rsid="000513d1"/>
    </style:style>
    <style:style style:name="P43" style:family="paragraph" style:parent-style-name="Table_20_Contents">
      <style:paragraph-properties fo:text-align="start" style:justify-single-word="false"/>
      <style:text-properties style:font-name="Liberation Sans2" officeooo:rsid="001b4773" officeooo:paragraph-rsid="000513d1"/>
    </style:style>
    <style:style style:name="P44" style:family="paragraph" style:parent-style-name="Table_20_Contents">
      <style:paragraph-properties fo:text-align="start" style:justify-single-word="false"/>
      <style:text-properties style:font-name="Liberation Sans2" officeooo:rsid="000513d1" officeooo:paragraph-rsid="000513d1"/>
    </style:style>
    <style:style style:name="P45" style:family="paragraph" style:parent-style-name="Table_20_Contents">
      <style:paragraph-properties fo:text-align="start" style:justify-single-word="false"/>
      <style:text-properties style:font-name="Liberation Sans2" officeooo:rsid="000513d1" officeooo:paragraph-rsid="0044334d"/>
    </style:style>
    <style:style style:name="P46" style:family="paragraph" style:parent-style-name="Table_20_Contents">
      <style:paragraph-properties fo:text-align="start" style:justify-single-word="false"/>
      <style:text-properties style:font-name="Liberation Sans2" officeooo:rsid="00068c8d" officeooo:paragraph-rsid="00068c8d"/>
    </style:style>
    <style:style style:name="P47" style:family="paragraph" style:parent-style-name="Table_20_Contents">
      <style:paragraph-properties fo:text-align="start" style:justify-single-word="false"/>
      <style:text-properties style:font-name="Liberation Sans2" officeooo:rsid="00068c8d" officeooo:paragraph-rsid="000cb8c8"/>
    </style:style>
    <style:style style:name="P48" style:family="paragraph" style:parent-style-name="Table_20_Contents">
      <style:paragraph-properties fo:text-align="start" style:justify-single-word="false"/>
      <style:text-properties style:font-name="Liberation Sans2" officeooo:rsid="00068c8d" officeooo:paragraph-rsid="0042c0e4"/>
    </style:style>
    <style:style style:name="P49" style:family="paragraph" style:parent-style-name="Table_20_Contents">
      <style:paragraph-properties fo:text-align="start" style:justify-single-word="false"/>
      <style:text-properties style:font-name="Liberation Sans2" officeooo:rsid="00068c8d" officeooo:paragraph-rsid="0044334d"/>
    </style:style>
    <style:style style:name="P50" style:family="paragraph" style:parent-style-name="Table_20_Contents">
      <style:paragraph-properties fo:text-align="center" style:justify-single-word="false"/>
      <style:text-properties style:font-name="Liberation Sans2" officeooo:rsid="00068c8d" officeooo:paragraph-rsid="0042c0e4"/>
    </style:style>
    <style:style style:name="P51" style:family="paragraph" style:parent-style-name="Table_20_Contents">
      <style:paragraph-properties fo:text-align="center" style:justify-single-word="false"/>
      <style:text-properties style:font-name="Liberation Sans2" officeooo:rsid="00068c8d" officeooo:paragraph-rsid="00455953"/>
    </style:style>
    <style:style style:name="P52" style:family="paragraph" style:parent-style-name="Table_20_Contents">
      <style:paragraph-properties fo:text-align="start" style:justify-single-word="false"/>
      <style:text-properties style:font-name="Liberation Sans2" officeooo:rsid="00070591" officeooo:paragraph-rsid="00070591"/>
    </style:style>
    <style:style style:name="P53" style:family="paragraph" style:parent-style-name="Table_20_Contents">
      <style:paragraph-properties fo:text-align="start" style:justify-single-word="false"/>
      <style:text-properties style:font-name="Liberation Sans2" officeooo:rsid="00070591" officeooo:paragraph-rsid="0042c0e4"/>
    </style:style>
    <style:style style:name="P54" style:family="paragraph" style:parent-style-name="Table_20_Contents">
      <style:paragraph-properties fo:text-align="start" style:justify-single-word="false"/>
      <style:text-properties style:font-name="Liberation Sans2" officeooo:rsid="00070591" officeooo:paragraph-rsid="0044334d"/>
    </style:style>
    <style:style style:name="P55" style:family="paragraph" style:parent-style-name="Table_20_Contents">
      <style:paragraph-properties fo:text-align="start" style:justify-single-word="false"/>
      <style:text-properties style:font-name="Liberation Sans2" officeooo:rsid="0008e57c" officeooo:paragraph-rsid="0008e57c"/>
    </style:style>
    <style:style style:name="P56" style:family="paragraph" style:parent-style-name="Table_20_Contents">
      <style:paragraph-properties fo:text-align="start" style:justify-single-word="false"/>
      <style:text-properties style:font-name="Liberation Sans2" officeooo:rsid="0008e57c" officeooo:paragraph-rsid="0042c0e4"/>
    </style:style>
    <style:style style:name="P57" style:family="paragraph" style:parent-style-name="Table_20_Contents">
      <style:paragraph-properties fo:text-align="start" style:justify-single-word="false"/>
      <style:text-properties style:font-name="Liberation Sans2" officeooo:rsid="0008e57c" officeooo:paragraph-rsid="0044334d"/>
    </style:style>
    <style:style style:name="P58" style:family="paragraph" style:parent-style-name="Table_20_Contents">
      <style:paragraph-properties fo:text-align="start" style:justify-single-word="false"/>
      <style:text-properties style:font-name="Liberation Sans2" officeooo:rsid="000aada5" officeooo:paragraph-rsid="000aada5"/>
    </style:style>
    <style:style style:name="P59" style:family="paragraph" style:parent-style-name="Table_20_Contents">
      <style:paragraph-properties fo:text-align="start" style:justify-single-word="false"/>
      <style:text-properties style:font-name="Liberation Sans2" officeooo:rsid="000aada5" officeooo:paragraph-rsid="0044334d"/>
    </style:style>
    <style:style style:name="P60" style:family="paragraph" style:parent-style-name="Table_20_Contents">
      <style:paragraph-properties fo:text-align="start" style:justify-single-word="false"/>
      <style:text-properties style:font-name="Liberation Sans2" officeooo:rsid="000b23a7" officeooo:paragraph-rsid="000b23a7"/>
    </style:style>
    <style:style style:name="P61" style:family="paragraph" style:parent-style-name="Table_20_Contents">
      <style:paragraph-properties fo:text-align="start" style:justify-single-word="false"/>
      <style:text-properties style:font-name="Liberation Sans2" officeooo:rsid="000b23a7" officeooo:paragraph-rsid="0044334d"/>
    </style:style>
    <style:style style:name="P62" style:family="paragraph" style:parent-style-name="Table_20_Contents">
      <style:paragraph-properties fo:text-align="start" style:justify-single-word="false"/>
      <style:text-properties style:font-name="Liberation Sans2" officeooo:rsid="000cb8c8" officeooo:paragraph-rsid="000cb8c8"/>
    </style:style>
    <style:style style:name="P63" style:family="paragraph" style:parent-style-name="Table_20_Contents">
      <style:paragraph-properties fo:text-align="start" style:justify-single-word="false"/>
      <style:text-properties style:font-name="Liberation Sans2" officeooo:rsid="000cb8c8" officeooo:paragraph-rsid="0044334d"/>
    </style:style>
    <style:style style:name="P64" style:family="paragraph" style:parent-style-name="Table_20_Contents">
      <style:paragraph-properties fo:text-align="start" style:justify-single-word="false"/>
      <style:text-properties style:font-name="Liberation Sans2" officeooo:rsid="000e3dac" officeooo:paragraph-rsid="000e3dac"/>
    </style:style>
    <style:style style:name="P65" style:family="paragraph" style:parent-style-name="Table_20_Contents">
      <style:paragraph-properties fo:text-align="start" style:justify-single-word="false"/>
      <style:text-properties style:font-name="Liberation Sans2" officeooo:rsid="000e3dac" officeooo:paragraph-rsid="0044334d"/>
    </style:style>
    <style:style style:name="P66" style:family="paragraph" style:parent-style-name="Table_20_Contents">
      <style:paragraph-properties fo:text-align="start" style:justify-single-word="false"/>
      <style:text-properties style:font-name="Liberation Sans2" officeooo:rsid="000e7e09" officeooo:paragraph-rsid="000e7e09"/>
    </style:style>
    <style:style style:name="P67" style:family="paragraph" style:parent-style-name="Table_20_Contents">
      <style:paragraph-properties fo:text-align="start" style:justify-single-word="false"/>
      <style:text-properties style:font-name="Liberation Sans2" officeooo:rsid="000e7e09" officeooo:paragraph-rsid="0044334d"/>
    </style:style>
    <style:style style:name="P68" style:family="paragraph" style:parent-style-name="Table_20_Contents">
      <style:paragraph-properties fo:text-align="start" style:justify-single-word="false"/>
      <style:text-properties style:font-name="Liberation Sans2" officeooo:rsid="0010170a" officeooo:paragraph-rsid="0010170a"/>
    </style:style>
    <style:style style:name="P69" style:family="paragraph" style:parent-style-name="Table_20_Contents">
      <style:paragraph-properties fo:text-align="start" style:justify-single-word="false"/>
      <style:text-properties style:font-name="Liberation Sans2" officeooo:rsid="0010170a" officeooo:paragraph-rsid="0044334d"/>
    </style:style>
    <style:style style:name="P70" style:family="paragraph" style:parent-style-name="Table_20_Contents">
      <style:paragraph-properties fo:text-align="start" style:justify-single-word="false"/>
      <style:text-properties style:font-name="Liberation Sans2" officeooo:rsid="0011eb44" officeooo:paragraph-rsid="0011eb44"/>
    </style:style>
    <style:style style:name="P71" style:family="paragraph" style:parent-style-name="Table_20_Contents">
      <style:paragraph-properties fo:text-align="start" style:justify-single-word="false"/>
      <style:text-properties style:font-name="Liberation Sans2" officeooo:rsid="0011eb44" officeooo:paragraph-rsid="0044334d"/>
    </style:style>
    <style:style style:name="P72" style:family="paragraph" style:parent-style-name="Table_20_Contents">
      <style:paragraph-properties fo:text-align="start" style:justify-single-word="false"/>
      <style:text-properties style:font-name="Liberation Sans2" officeooo:rsid="0012ae7c" officeooo:paragraph-rsid="0012ae7c"/>
    </style:style>
    <style:style style:name="P73" style:family="paragraph" style:parent-style-name="Table_20_Contents">
      <style:paragraph-properties fo:text-align="start" style:justify-single-word="false"/>
      <style:text-properties style:font-name="Liberation Sans2" officeooo:rsid="0012ae7c" officeooo:paragraph-rsid="0044334d"/>
    </style:style>
    <style:style style:name="P74" style:family="paragraph" style:parent-style-name="Table_20_Contents">
      <style:paragraph-properties fo:text-align="start" style:justify-single-word="false"/>
      <style:text-properties style:font-name="Liberation Sans2" officeooo:rsid="001452e7" officeooo:paragraph-rsid="001452e7"/>
    </style:style>
    <style:style style:name="P75" style:family="paragraph" style:parent-style-name="Table_20_Contents">
      <style:paragraph-properties fo:text-align="start" style:justify-single-word="false"/>
      <style:text-properties style:font-name="Liberation Sans2" officeooo:rsid="001452e7" officeooo:paragraph-rsid="0044334d"/>
    </style:style>
    <style:style style:name="P76" style:family="paragraph" style:parent-style-name="Table_20_Contents">
      <style:paragraph-properties fo:text-align="start" style:justify-single-word="false"/>
      <style:text-properties style:font-name="Liberation Sans2" officeooo:rsid="001c1b76" officeooo:paragraph-rsid="001c1b76"/>
    </style:style>
    <style:style style:name="P77" style:family="paragraph" style:parent-style-name="Table_20_Contents">
      <style:paragraph-properties fo:text-align="start" style:justify-single-word="false"/>
      <style:text-properties style:font-name="Liberation Sans2" officeooo:rsid="001c1b76" officeooo:paragraph-rsid="0042c0e4"/>
    </style:style>
    <style:style style:name="P78" style:family="paragraph" style:parent-style-name="Table_20_Contents">
      <style:paragraph-properties fo:text-align="start" style:justify-single-word="false"/>
      <style:text-properties style:font-name="Liberation Sans2" officeooo:rsid="001c1b76" officeooo:paragraph-rsid="0044334d"/>
    </style:style>
    <style:style style:name="P79" style:family="paragraph" style:parent-style-name="Table_20_Contents">
      <style:paragraph-properties fo:text-align="start" style:justify-single-word="false"/>
      <style:text-properties style:font-name="Liberation Sans2" officeooo:rsid="00204555" officeooo:paragraph-rsid="00228b2a"/>
    </style:style>
    <style:style style:name="P80" style:family="paragraph" style:parent-style-name="Table_20_Contents">
      <style:paragraph-properties fo:text-align="start" style:justify-single-word="false"/>
      <style:text-properties style:text-position="0% 100%" style:font-name="Liberation Sans2" officeooo:rsid="001ca6c8" officeooo:paragraph-rsid="000513d1"/>
    </style:style>
    <style:style style:name="P81" style:family="paragraph" style:parent-style-name="Table_20_Contents">
      <style:paragraph-properties fo:text-align="start" style:justify-single-word="false"/>
      <style:text-properties style:text-position="0% 100%" style:font-name="Liberation Sans2" officeooo:rsid="001ca6c8" officeooo:paragraph-rsid="00076b89"/>
    </style:style>
    <style:style style:name="P82" style:family="paragraph" style:parent-style-name="Table_20_Contents">
      <style:paragraph-properties fo:text-align="start" style:justify-single-word="false"/>
      <style:text-properties style:text-position="0% 100%" style:font-name="Liberation Sans2" officeooo:rsid="001ca6c8" officeooo:paragraph-rsid="000db7e1"/>
    </style:style>
    <style:style style:name="P83" style:family="paragraph" style:parent-style-name="Table_20_Contents">
      <style:paragraph-properties fo:text-align="start" style:justify-single-word="false"/>
      <style:text-properties style:text-position="0% 100%" style:font-name="Liberation Sans2" officeooo:rsid="001ca6c8" officeooo:paragraph-rsid="0011eb44"/>
    </style:style>
    <style:style style:name="P84" style:family="paragraph" style:parent-style-name="Table_20_Contents">
      <style:paragraph-properties fo:text-align="start" style:justify-single-word="false"/>
      <style:text-properties style:text-position="super 58%" style:font-name="Liberation Sans2" officeooo:paragraph-rsid="000513d1"/>
    </style:style>
    <style:style style:name="P85" style:family="paragraph" style:parent-style-name="Table_20_Contents">
      <style:paragraph-properties fo:text-align="start" style:justify-single-word="false"/>
      <style:text-properties style:text-position="super 58%" style:font-name="Liberation Sans2" officeooo:paragraph-rsid="00076b89"/>
    </style:style>
    <style:style style:name="P86" style:family="paragraph" style:parent-style-name="Table_20_Contents">
      <style:paragraph-properties fo:text-align="start" style:justify-single-word="false"/>
      <style:text-properties style:text-position="super 58%" style:font-name="Liberation Sans2" officeooo:paragraph-rsid="000db7e1"/>
    </style:style>
    <style:style style:name="P87" style:family="paragraph" style:parent-style-name="Table_20_Contents">
      <style:paragraph-properties fo:text-align="start" style:justify-single-word="false"/>
      <style:text-properties style:text-position="super 58%" style:font-name="Liberation Sans2" officeooo:paragraph-rsid="0011eb44"/>
    </style:style>
    <style:style style:name="P88" style:family="paragraph">
      <style:paragraph-properties fo:text-align="center"/>
      <style:text-properties style:font-name="Liberation Sans2"/>
    </style:style>
    <style:style style:name="P89" style:family="paragraph">
      <style:paragraph-properties fo:text-align="center"/>
    </style:style>
    <style:style style:name="P9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ff0000" loext:opacity="100%" fo:font-weight="bold" style:font-weight-asian="bold" style:font-weight-complex="bold"/>
    </style:style>
    <style:style style:name="T2" style:family="text">
      <style:text-properties officeooo:rsid="001b4773"/>
    </style:style>
    <style:style style:name="T3" style:family="text">
      <style:text-properties fo:color="#2a6099" loext:opacity="100%"/>
    </style:style>
    <style:style style:name="T4" style:family="text">
      <style:text-properties fo:color="#000000" loext:opacity="100%" fo:font-weight="normal" style:font-weight-asian="normal" style:font-weight-complex="normal"/>
    </style:style>
    <style:style style:name="T5" style:family="text">
      <style:text-properties officeooo:rsid="000cb8c8"/>
    </style:style>
    <style:style style:name="T6" style:family="text">
      <style:text-properties officeooo:rsid="00228b2a"/>
    </style:style>
    <style:style style:name="T7" style:family="text">
      <style:text-properties officeooo:rsid="0023f281"/>
    </style:style>
    <style:style style:name="T8" style:family="text">
      <style:text-properties officeooo:rsid="0023f773"/>
    </style:style>
    <style:style style:name="T9" style:family="text">
      <style:text-properties officeooo:rsid="00246fab"/>
    </style:style>
    <style:style style:name="T10" style:family="text">
      <style:text-properties officeooo:rsid="002c5126"/>
    </style:style>
    <style:style style:name="T11" style:family="text">
      <style:text-properties officeooo:rsid="002f933d"/>
    </style:style>
    <style:style style:name="T12" style:family="text">
      <style:text-properties officeooo:rsid="00331b7b"/>
    </style:style>
    <style:style style:name="T13" style:family="text">
      <style:text-properties officeooo:rsid="00347577"/>
    </style:style>
    <style:style style:name="T14" style:family="text">
      <style:text-properties officeooo:rsid="00357485"/>
    </style:style>
    <style:style style:name="T15" style:family="text">
      <style:text-properties fo:font-weight="normal" style:font-weight-asian="normal" style:font-weight-complex="normal"/>
    </style:style>
    <style:style style:name="T16" style:family="text">
      <style:text-properties fo:font-weight="normal" officeooo:rsid="0023f281" style:font-weight-asian="normal" style:font-weight-complex="normal"/>
    </style:style>
    <style:style style:name="T17" style:family="text">
      <style:text-properties fo:font-weight="normal" officeooo:rsid="0023f773" style:font-weight-asian="normal" style:font-weight-complex="normal"/>
    </style:style>
    <style:style style:name="T18" style:family="text">
      <style:text-properties fo:font-weight="normal" officeooo:rsid="00246fab" style:font-weight-asian="normal" style:font-weight-complex="normal"/>
    </style:style>
    <style:style style:name="T19" style:family="text">
      <style:text-properties style:text-underline-style="solid" style:text-underline-width="auto" style:text-underline-color="font-color" officeooo:rsid="00331b7b"/>
    </style:style>
    <style:style style:name="T20" style:family="text">
      <style:text-properties officeooo:rsid="003a8683"/>
    </style:style>
    <style:style style:name="T21" style:family="text">
      <style:text-properties fo:font-size="14pt" style:font-size-asian="14pt" style:font-size-complex="14pt"/>
    </style:style>
    <style:style style:name="T22" style:family="text">
      <style:text-properties fo:font-style="italic" style:font-style-asian="italic" style:font-style-complex="italic"/>
    </style:style>
    <style:style style:name="T23" style:family="text">
      <style:text-properties fo:font-style="italic" officeooo:rsid="00347577" style:font-style-asian="italic" style:font-style-complex="italic"/>
    </style:style>
    <style:style style:name="T24" style:family="text">
      <style:text-properties officeooo:rsid="00455953"/>
    </style:style>
    <style:style style:name="T25" style:family="text">
      <style:text-properties style:font-name="Liberation Sans1" officeooo:rsid="00455953" style:font-name-asian="Liberation Sans1" style:font-name-complex="Liberation Sans1"/>
    </style:style>
    <style:style style:name="T26" style:family="text">
      <style:text-properties style:font-name="Liberation Sans2" fo:font-size="9pt" style:font-size-asian="9pt" style:font-size-complex="9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justify" draw:auto-grow-height="false" fo:min-height="8.472cm" fo:min-width="0.423cm" style:run-through="foreground" style:wrap="run-through" style:number-wrapped-paragraphs="no-limit" style:vertical-pos="from-top" style:vertical-rel="paragraph" style:horizontal-pos="from-left" style:horizontal-rel="paragraph"/>
      <style:paragraph-properties style:writing-mode="tb-rl"/>
    </style:style>
    <style:style style:name="gr2" style:family="graphic">
      <style:graphic-properties draw:textarea-horizontal-align="justify" draw:textarea-vertical-align="middle" draw:auto-grow-height="false" fo:min-height="0.818cm" fo:min-width="0.83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tyle:run-through="foreground"/>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custom-shape text:anchor-type="paragraph" draw:z-index="10" draw:name="Forme 1" draw:style-name="gr2" svg:width="1.666cm" svg:height="1.638cm" svg:x="16.628cm" svg:y="-1.655cm"><text:p text:style-name="P89">1</text:p><draw:enhanced-geometry svg:viewBox="0 0 21600 21600" draw:glue-points="10800 0 0 10800 10800 21600 21600 10800" draw:text-areas="5400 5400 16200 16200" draw:type="diamond" draw:enhanced-path="M 10800 0 L 21600 10800 10800 21600 0 10800 10800 0 Z N"/></draw:custom-shape>Séquence : Equations</text:p>
      <text:p text:style-name="P1"/>
      <text:p text:style-name="P31">I] Résoudre une équation du premier degré</text:p>
      <text:p text:style-name="P1"/>
      <text:p text:style-name="P35">Définitions</text:p>
      <text:p text:style-name="P35">- Une <text:span text:style-name="T1">équation</text:span> est une égalité qui comporte au moins un nombre de valeur inconnue, généralement désigné par une lettre. Cette égalité peut être vraie pour certaines valeurs de l'inconnue et fausse pour d'autres.</text:p>
      <text:p text:style-name="P35">- Une <text:span text:style-name="T1">solution</text:span> d'une équation est une valeur de l'inconnu pour laquelle l'égalité est vraie.</text:p>
      <text:p text:style-name="P35">- <text:span text:style-name="T1">Résoudre</text:span> une équation, c'est en trouver toutes les solutions.</text:p>
      <text:p text:style-name="P1"/>
      <text:p text:style-name="P1">Exemple</text:p>
      <text:p text:style-name="P1">On considère l'équation <draw:g text:anchor-type="as-char" svg:y="-0.277cm" draw:z-index="0" draw:name="Forme1" draw:style-name="gr3"><svg:title>TexMaths</svg:title><svg:desc>12§display§\(2 + x = 8\)§svg§600§FALSE§</svg:desc><draw:g draw:style-name="gr4"><draw:path draw:style-name="gr5" draw:text-style-name="P90" svg:width="1.676cm" svg:height="0.268cm" svg:x="-0.001cm" svg:y="0.022cm" svg:viewBox="0 0 1677 269" svg:d="M0 0c560 0 1118 0 1677 0 0 90 0 179 0 269-559 0-1117 0-1677 0 0-90 0-179 0-269z"><text:p/></draw:path><draw:path draw:style-name="gr6" draw:text-style-name="P91" svg:width="0.167cm" svg:height="0.276cm" svg:x="-0.001cm" svg:y="0cm" svg:viewBox="0 0 168 277" svg:d="M32 245c15-14 30-29 45-43 66-56 91-79 91-121 0-48-38-81-90-81-47 0-78 38-78 75 0 24 20 24 22 24 7 0 21-5 21-22 0-11-7-22-21-22-4 0-5 0-6 1 9-27 32-43 57-43 39 0 57 34 57 68s-22 66-45 91c-27 30-54 60-81 90-4 5-4 6-4 15 52 0 104 0 156 0 4-23 9-47 12-72-3 0-7 0-11 0-2 13-5 31-9 37-3 3-30 3-40 3-25 0-50 0-76 0z"><text:p/></draw:path><draw:path draw:style-name="gr6" draw:text-style-name="P91" svg:width="0.28cm" svg:height="0.276cm" svg:x="0.305cm" svg:y="0.035cm" svg:viewBox="0 0 281 277" svg:d="M149 148c40 0 78 0 118 0 6 0 14 0 14-8s-8-8-14-8c-40 0-78 0-118 0 0-40 0-79 0-118 0-6 0-14-9-14-8 0-8 8-8 14 0 39 0 78 0 118-40 0-78 0-118 0-6 0-14 0-14 8s8 8 14 8c40 0 78 0 118 0 0 39 0 77 0 115 0 6 0 14 8 14 9 0 9-8 9-14 0-38 0-76 0-115z"><text:p/></draw:path><draw:path draw:style-name="gr6" draw:text-style-name="P91" svg:width="0.209cm" svg:height="0.188cm" svg:x="0.716cm" svg:y="0.092cm" svg:viewBox="0 0 210 189" svg:d="M128 59c3-11 12-49 43-49 1 0 12 0 20 6-12 1-20 12-20 21 0 7 4 16 16 16 10 0 23-9 23-25 0-22-25-28-39-28-25 0-40 23-45 32-11-27-34-32-46-32-43 0-67 54-67 65 0 4 4 4 5 4 4 0 5-1 6-4 13-45 42-55 56-55 8 0 23 3 23 27 0 13-7 42-23 101-7 23-21 41-40 41-3 0-12 0-21-4 10-3 19-12 19-22 0-12-9-15-15-15-12 0-23 11-23 23 0 20 20 28 40 28 27 0 43-30 44-32 5 15 20 32 46 32 43 0 67-53 67-63 0-5-4-5-5-5-5 0-5 2-6 5-14 44-42 53-56 53-16 0-23-13-23-26 0-9 2-18 7-37s10-38 14-57z"><text:p/></draw:path><draw:path draw:style-name="gr6" draw:text-style-name="P91" svg:width="0.279cm" svg:height="0.096cm" svg:x="1.084cm" svg:y="0.126cm" svg:viewBox="0 0 280 97" svg:d="M265 17c6 0 15 0 15-9 0-8-9-8-15-8-84 0-168 0-252 0-6 0-13 0-13 8 0 9 7 9 14 9 84 0 167 0 251 0zM265 97c6 0 15 0 15-8 0-9-9-9-15-9-84 0-167 0-251 0-7 0-14 0-14 9 0 8 7 8 13 8 84 0 168 0 252 0z"><text:p/></draw:path><draw:path draw:style-name="gr6" draw:text-style-name="P91" svg:width="0.174cm" svg:height="0.286cm" svg:x="1.523cm" svg:y="0cm" svg:viewBox="0 0 175 287" svg:d="M52 87c-20-12-22-26-22-33 0-26 28-43 58-43 31 0 57 21 57 51 0 24-17 44-42 59-17-12-35-23-51-34zM113 127c30-16 52-37 52-65 0-38-39-62-77-62-42 0-76 31-76 69 0 9 0 27 18 47 5 5 20 16 31 23-25 12-61 34-61 75 0 44 43 73 88 73 48 0 87-35 87-80 0-14-4-34-20-50-9-9-15-13-42-30zM71 145c17 10 35 20 51 31 12 8 32 20 32 46 0 32-32 53-66 53-36 0-66-26-66-61 0-24 13-51 49-69z"><text:p/></draw:path></draw:g></draw:g>.</text:p>
      <text:p text:style-name="P1">Pour <draw:g text:anchor-type="as-char" svg:y="-0.288cm" draw:z-index="1" draw:name="Forme2" draw:style-name="gr3"><svg:title>TexMaths</svg:title><svg:desc>12§display§\(x = 6\)§svg§600§FALSE§</svg:desc><draw:g draw:style-name="gr4"><draw:path draw:style-name="gr5" draw:text-style-name="P90" svg:width="0.95cm" svg:height="0.243cm" svg:x="0.008cm" svg:y="0.02cm" svg:viewBox="0 0 951 244" svg:d="M0 0c317 0 634 0 951 0 0 82 0 163 0 244-317 0-634 0-951 0 0-81 0-162 0-244z"><text:p/></draw:path><draw:path draw:style-name="gr6" draw:text-style-name="P91" svg:width="0.209cm" svg:height="0.188cm" svg:x="-0.001cm" svg:y="0.092cm" svg:viewBox="0 0 210 189" svg:d="M128 60c3-12 13-50 43-50 2 0 12 0 21 6-12 1-20 12-20 22 0 6 5 15 15 15s23-7 23-24c0-23-25-29-39-29-24 0-39 23-45 32-10-27-32-32-44-32-45 0-69 55-69 65 0 5 4 2 5 5 4 0 5-2 6-5 14-45 42-55 56-55 9 0 23 3 23 28 0 14-7 41-23 100-7 25-21 42-39 42-4 0-13 0-22-5 11-2 19-11 19-23 0-9-8-13-15-13-12 0-23 10-23 23 0 19 22 27 40 27 27 0 43-28 44-31 5 15 20 31 46 31 43 0 67-52 67-63 0-4-4-4-5-4-3 0-5 1-6 5-13 43-42 53-55 53-17 0-24-13-24-28 0-7 2-17 7-36s10-38 14-56z"><text:p/></draw:path><draw:path draw:style-name="gr6" draw:text-style-name="P91" svg:width="0.279cm" svg:height="0.097cm" svg:x="0.369cm" svg:y="0.124cm" svg:viewBox="0 0 280 98" svg:d="M265 17c6 0 15 0 15-9 0-8-9-8-13-8-86 0-170 0-254 0-6 0-13 0-13 8 0 9 7 9 14 9 84 0 167 0 251 0zM267 98c4 0 13 0 13-8s-9-8-15-8c-84 0-167 0-251 0-7 0-14 0-14 8s7 8 13 8c84 0 168 0 254 0z"><text:p/></draw:path><draw:path draw:style-name="gr6" draw:text-style-name="P91" svg:width="0.174cm" svg:height="0.287cm" svg:x="0.806cm" svg:y="0cm" svg:viewBox="0 0 175 288" svg:d="M38 141c0-3 0-7 0-9 0-107 52-121 74-121 10 0 29 2 37 17-6 0-23 0-23 19 0 12 10 19 19 19 8 0 20-5 20-20 0-26-18-46-53-46-54 0-112 54-112 146 0 112 49 142 89 142 47 0 86-40 86-95 0-53-37-92-84-92-29 0-44 21-53 40zM89 276c-27 0-40-26-42-32-7-20-7-53-7-61 0-32 13-73 50-73 7 0 26 0 40 25 7 15 7 36 7 57 0 20 0 42-7 56-12 25-32 28-41 28z"><text:p/></draw:path></draw:g></draw:g>, l'égalité est vérifiée, donc 6 est une solution de cette équation.</text:p>
      <text:p text:style-name="P1">Pour <draw:g text:anchor-type="as-char" svg:y="-0.288cm" draw:z-index="2" draw:name="Forme3" draw:style-name="gr3"><svg:title>TexMaths</svg:title><svg:desc>12§display§\(x = 9\)§svg§600§FALSE§</svg:desc><draw:g draw:style-name="gr4"><draw:path draw:style-name="gr5" draw:text-style-name="P90" svg:width="0.95cm" svg:height="0.243cm" svg:x="0.008cm" svg:y="0.02cm" svg:viewBox="0 0 951 244" svg:d="M0 0c317 0 634 0 951 0 0 82 0 163 0 244-317 0-634 0-951 0 0-81 0-162 0-244z"><text:p/></draw:path><draw:path draw:style-name="gr6" draw:text-style-name="P91" svg:width="0.209cm" svg:height="0.188cm" svg:x="-0.001cm" svg:y="0.092cm" svg:viewBox="0 0 210 189" svg:d="M128 60c3-12 13-50 43-50 2 0 12 0 21 6-12 1-20 12-20 22 0 6 5 15 15 15s23-7 23-24c0-23-25-29-39-29-24 0-39 23-45 32-10-27-32-32-44-32-45 0-69 55-69 65 0 5 4 2 5 5 4 0 5-2 6-5 14-45 42-55 56-55 9 0 23 3 23 28 0 14-7 41-23 100-7 25-21 42-39 42-4 0-13 0-22-5 11-2 19-11 19-23 0-9-8-13-15-13-12 0-23 10-23 23 0 19 22 27 40 27 27 0 43-28 44-31 5 15 20 31 46 31 43 0 67-52 67-63 0-4-4-4-5-4-3 0-5 1-6 5-13 43-42 53-55 53-17 0-24-13-24-28 0-7 2-17 7-36s10-38 14-56z"><text:p/></draw:path><draw:path draw:style-name="gr6" draw:text-style-name="P91" svg:width="0.279cm" svg:height="0.097cm" svg:x="0.369cm" svg:y="0.124cm" svg:viewBox="0 0 280 98" svg:d="M265 17c6 0 15 0 15-9 0-8-9-8-13-8-86 0-170 0-254 0-6 0-13 0-13 8 0 9 7 9 14 9 84 0 167 0 251 0zM267 98c4 0 13 0 13-8s-9-8-15-8c-84 0-167 0-251 0-7 0-14 0-14 8s7 8 13 8c84 0 168 0 254 0z"><text:p/></draw:path><draw:path draw:style-name="gr6" draw:text-style-name="P91" svg:width="0.174cm" svg:height="0.287cm" svg:x="0.806cm" svg:y="0cm" svg:viewBox="0 0 175 288" svg:d="M137 145c0 5 0 10 0 13 0 98-43 118-67 118-8 0-30-2-42-15 19 0 21-13 21-20 0-12-9-19-19-19-6 0-19 5-19 20 0 29 23 46 59 46 54 0 105-58 105-147 0-112-48-141-86-141-23 0-43 7-61 26-18 20-28 38-28 69 0 51 37 92 85 92 25 0 42-18 52-42zM85 177c-7 0-26 0-39-26-8-14-8-36-8-56 0-23 0-42 9-58 12-21 27-26 42-26 20 0 33 14 41 32 4 15 7 41 7 60 0 35-15 74-52 74z"><text:p/></draw:path></draw:g></draw:g>, l'égalité n'est pas vérifiée, donc 9 n'est pas une solution de l'équation.</text:p>
      <text:p text:style-name="P1"/>
      <table:table table:name="Tableau1" table:style-name="Tableau1">
        <table:table-column table:style-name="Tableau1.A"/>
        <table:table-row>
          <table:table-cell table:style-name="Tableau1.A1" office:value-type="string">
            <text:p text:style-name="P41"><text:span text:style-name="T2">Mo</text:span>n exemple :</text:p>
            <text:p text:style-name="P42"/>
            <text:p text:style-name="P42"/>
            <text:p text:style-name="P42"/>
            <text:p text:style-name="P42"/>
            <text:p text:style-name="P42"/>
          </table:table-cell>
        </table:table-row>
      </table:table>
      <text:p text:style-name="P1"/>
      <text:p text:style-name="P35">Propriété</text:p>
      <text:p text:style-name="P35">Une égalité reste vraie lorsqu'on ajoute (ou soustrait) un même nombre à chacun de ses membres.</text:p>
      <text:p text:style-name="P35"/>
      <text:p text:style-name="P1">Exemple</text:p>
      <text:p text:style-name="P1">On veut résoudre l'équation \(x - 7 = 2\).</text:p>
      <text:p text:style-name="P1">On ajoute 7 à chacun de ses membres :</text:p>
      <text:p text:style-name="P1">\(x - 7 + 7 = 2 + 7\)</text:p>
      <text:p text:style-name="P1">\(x = 9\)</text:p>
      <text:p text:style-name="P1">Donc 9 est la solution de cette équation.</text:p>
      <text:p text:style-name="P1"/>
      <table:table table:name="Tableau2" table:style-name="Tableau2">
        <table:table-column table:style-name="Tableau2.A"/>
        <table:table-row>
          <table:table-cell table:style-name="Tableau2.A1" office:value-type="string">
            <text:p text:style-name="P43">Mon exemple :</text:p>
            <text:p text:style-name="P43"/>
            <text:p text:style-name="P43"/>
            <text:p text:style-name="P43"/>
            <text:p text:style-name="P43"/>
            <text:p text:style-name="P43"/>
            <text:p text:style-name="P43"/>
          </table:table-cell>
        </table:table-row>
      </table:table>
      <text:p text:style-name="P1"/>
      <text:p text:style-name="P1"/>
      <text:p text:style-name="P35">Propriété</text:p>
      <text:p text:style-name="P35">Une égalité reste vraie lorsqu'on multiplie (ou divise) chacun de ses membres par un même nombre non nul.</text:p>
      <text:p text:style-name="P1"/>
      <text:p text:style-name="P3">Exemple 1</text:p>
      <text:p text:style-name="P3">On veut résoudre l'équation <draw:g text:anchor-type="as-char" svg:y="-0.467cm" draw:z-index="3" draw:name="Forme4" draw:style-name="gr3"><svg:title>TexMaths</svg:title><svg:desc>12§display§\(\frac{x}{2} = 5\)§svg§600§FALSE§</svg:desc><draw:g draw:style-name="gr4"><draw:path draw:style-name="gr5" draw:text-style-name="P90" svg:width="0.997cm" svg:height="0.713cm" svg:x="0.022cm" svg:y="0.021cm" svg:viewBox="0 0 998 714" svg:d="M0 0c333 0 665 0 998 0 0 238 0 476 0 714-333 0-665 0-998 0 0-238 0-476 0-714z"><text:p/></draw:path><draw:path draw:style-name="gr6" draw:text-style-name="P91" svg:width="0.209cm" svg:height="0.19cm" svg:x="0.012cm" svg:y="0cm" svg:viewBox="0 0 210 191" svg:d="M129 59c2-11 12-49 42-49 2 0 12 0 20 4-11 3-19 14-19 23 0 7 3 15 15 15 10 0 23-8 23-24 0-22-25-28-39-28-24 0-39 23-45 32-9-27-32-32-44-32-45 0-69 54-69 65 0 5 4 3 5 5 4 0 5-2 6-5 14-46 42-55 56-55 9 0 23 3 23 27 0 13-7 42-23 101-7 25-21 43-39 43-4 0-13 0-22-5 11-2 19-11 19-23s-8-15-15-15c-12 0-23 12-23 25 0 19 22 28 40 28 27 0 43-30 44-33 5 16 21 33 46 33 43 0 67-54 67-65 0-5-4-5-5-5-3 0-5 2-6 5-13 45-42 55-55 55-17 0-24-13-24-28 0-9 2-18 7-37s10-38 15-57z"><text:p/></draw:path><draw:path draw:style-name="gr6" draw:text-style-name="P91" svg:width="0.24cm" svg:height="0.016cm" svg:x="0cm" svg:y="0.357cm" svg:viewBox="0 0 241 17" svg:d="M0 0c80 0 161 0 241 0 0 6 0 11 0 17-80 0-161 0-241 0 0-6 0-11 0-17z"><text:p/></draw:path><draw:path draw:style-name="gr6" draw:text-style-name="P91" svg:width="0.167cm" svg:height="0.279cm" svg:x="0.036cm" svg:y="0.477cm" svg:viewBox="0 0 168 280" svg:d="M32 248c15-14 30-29 45-43 66-59 91-80 91-124 0-47-37-81-89-81-48 0-79 40-79 77 0 24 22 24 23 24 7 0 21-6 21-23 0-11-7-22-22-22-3 0-4 0-5 0 9-27 32-43 56-43 39 0 57 35 57 68 0 34-21 68-45 94-26 30-54 60-80 90-5 5-5 6-5 15 52 0 105 0 156 0 4-25 9-49 12-73-3 0-7 0-11 0-1 12-4 31-8 37-4 4-31 4-41 4-25 0-50 0-76 0z"><text:p/></draw:path><draw:path draw:style-name="gr6" draw:text-style-name="P91" svg:width="0.279cm" svg:height="0.097cm" svg:x="0.432cm" svg:y="0.318cm" svg:viewBox="0 0 280 98" svg:d="M265 17c6 0 15 0 15-9 0-8-9-8-15-8-84 0-168 0-252 0-6 0-13 0-13 8 0 9 7 9 14 9 84 0 167 0 251 0zM265 98c6 0 15 0 15-8 0-9-9-9-15-9-84 0-167 0-251 0-7 0-14 0-14 9 0 8 7 8 13 8 84 0 168 0 252 0z"><text:p/></draw:path><draw:path draw:style-name="gr6" draw:text-style-name="P91" svg:width="0.167cm" svg:height="0.288cm" svg:x="0.873cm" svg:y="0.192cm" svg:viewBox="0 0 168 289" svg:d="M168 195c0-50-35-92-80-92-21 0-39 7-53 22 0-28 0-54 0-82 8 3 21 5 36 5 52 0 80-38 80-43 0-4-1-5-3-5-1 0-1 0-4 1-8 4-29 12-58 12-16 0-36-2-55-12-3-1-5-1-6-1-3 0-3 4-3 11 0 41 0 82 0 123 0 9 0 11 6 11 2 0 3-1 4-4 5-6 21-28 56-28 21 0 32 19 35 26 7 16 8 32 8 53 0 15 0 40-11 57-9 17-25 28-44 28-32 0-56-22-63-47 1 0 3 1 7 1 15 0 22-12 22-21 0-11-7-21-22-21-6 0-20 4-20 23 0 36 29 77 77 77s91-41 91-94z"><text:p/></draw:path></draw:g></draw:g>.</text:p>
      <text:p text:style-name="P3">On multiplie par 2 chacun de ses membres :</text:p>
      <text:p text:style-name="P3"><draw:custom-shape text:anchor-type="paragraph" draw:z-index="11" draw:name="Forme 2" draw:style-name="gr2" draw:text-style-name="P89" svg:width="1.666cm" svg:height="1.638cm" svg:x="16.856cm" svg:y="-1.603cm"><text:p text:style-name="P89">1</text:p><draw:enhanced-geometry svg:viewBox="0 0 21600 21600" draw:glue-points="10800 0 0 10800 10800 21600 21600 10800" draw:text-areas="5400 5400 16200 16200" draw:type="diamond" draw:enhanced-path="M 10800 0 L 21600 10800 10800 21600 0 10800 10800 0 Z N"/></draw:custom-shape><text:soft-page-break/><draw:g text:anchor-type="as-char" svg:y="-0.467cm" draw:z-index="4" draw:name="Forme5" draw:style-name="gr3"><svg:title>TexMaths</svg:title><svg:desc>12§display§\(\frac{x}{2} \times 2 = 5 \times 2\)§svg§600§FALSE§</svg:desc><draw:g draw:style-name="gr4"><draw:path draw:style-name="gr5" draw:text-style-name="P90" svg:width="2.45cm" svg:height="0.713cm" svg:x="0.022cm" svg:y="0.021cm" svg:viewBox="0 0 2451 714" svg:d="M0 0c817 0 1634 0 2451 0 0 238 0 476 0 714-817 0-1634 0-2451 0 0-238 0-476 0-714z"><text:p/></draw:path><draw:path draw:style-name="gr6" draw:text-style-name="P91" svg:width="0.209cm" svg:height="0.19cm" svg:x="0.012cm" svg:y="0cm" svg:viewBox="0 0 210 191" svg:d="M128 59c3-11 14-49 42-49 3 0 12 0 22 4-12 3-20 14-20 23 0 7 4 15 15 15 10 0 23-8 23-24 0-22-25-28-40-28-24 0-38 23-43 32-11-27-33-32-45-32-45 0-69 54-69 65 0 5 4 3 5 5 4 0 5-2 6-5 14-46 42-55 56-55 9 0 23 3 23 27 0 13-7 42-23 101-7 25-21 43-39 43-4 0-13 0-22-5 11-2 21-11 21-23s-10-15-16-15c-13 0-24 12-24 25 0 19 22 28 40 28 27 0 43-30 44-33 5 16 20 33 46 33 43 0 67-54 67-65 0-5-4-5-5-5-4 0-5 2-6 5-13 45-42 55-55 55-17 0-24-13-24-28 0-9 3-18 7-37 5-19 10-38 14-57z"><text:p/></draw:path><draw:path draw:style-name="gr6" draw:text-style-name="P91" svg:width="0.24cm" svg:height="0.016cm" svg:x="0cm" svg:y="0.357cm" svg:viewBox="0 0 241 17" svg:d="M0 0c80 0 161 0 241 0 0 6 0 11 0 17-80 0-161 0-241 0 0-6 0-11 0-17z"><text:p/></draw:path><draw:path draw:style-name="gr6" draw:text-style-name="P91" svg:width="0.167cm" svg:height="0.279cm" svg:x="0.036cm" svg:y="0.477cm" svg:viewBox="0 0 168 280" svg:d="M32 248c15-14 30-29 45-43 66-59 91-80 91-124 0-47-37-81-89-81-48 0-79 40-79 77 0 24 22 24 23 24 7 0 21-6 21-23 0-11-7-22-22-22-3 0-4 0-5 0 9-27 32-43 56-43 39 0 57 35 57 68 0 34-21 68-45 94-26 30-54 60-80 90-5 5-5 6-5 15 52 0 104 0 156 0 4-25 8-49 12-73-4 0-6 0-10 0-2 12-6 31-9 37-4 4-31 4-41 4-25 0-50 0-76 0z"><text:p/></draw:path><draw:path draw:style-name="gr6" draw:text-style-name="P91" svg:width="0.202cm" svg:height="0.202cm" svg:x="0.448cm" svg:y="0.265cm" svg:viewBox="0 0 203 203" svg:d="M102 90c-29-28-56-56-85-84-5-5-6-6-9-6-4 0-8 4-8 8s0 4 5 9c27 29 56 56 84 85-28 27-57 55-84 84-5 5-5 6-5 8 0 5 4 9 8 9 3 0 4 0 9-6 27-29 56-57 84-84 29 28 59 57 87 87 2 0 4 3 6 3 5 0 9-4 9-9 0-1 0-2-1-5-30-30-68-66-89-87 26-27 51-52 78-78 2-2 8-7 11-10 0-1 1-2 1-6s-4-8-9-8c-3 0-4 2-9 6-28 28-55 56-83 84z"><text:p/></draw:path><draw:path draw:style-name="gr6" draw:text-style-name="P91" svg:width="0.167cm" svg:height="0.278cm" svg:x="0.828cm" svg:y="0.192cm" svg:viewBox="0 0 168 279" svg:d="M32 247c15-15 30-29 45-43 66-58 91-81 91-123 0-47-38-81-89-81-48 0-79 38-79 75 0 24 20 24 22 24 7 0 22-4 22-22 0-11-8-22-22-22-4 0-4 0-5 0 9-26 32-42 56-42 39 0 57 34 57 68s-22 68-45 93c-26 30-54 60-80 90-5 4-5 6-5 15 52 0 104 0 156 0 4-25 8-49 12-73-4 0-7 0-11 0-2 13-5 31-9 38-3 3-30 3-40 3-25 0-50 0-76 0z"><text:p/></draw:path><draw:path draw:style-name="gr6" draw:text-style-name="P91" svg:width="0.28cm" svg:height="0.097cm" svg:x="1.158cm" svg:y="0.318cm" svg:viewBox="0 0 281 98" svg:d="M266 17c6 0 15 0 15-9 0-8-9-8-15-8-84 0-168 0-252 0-6 0-14 0-14 8 0 9 8 9 14 9 84 0 168 0 252 0zM266 98c6 0 15 0 15-8 0-9-9-9-15-9-84 0-168 0-252 0-6 0-14 0-14 9 0 8 8 8 14 8 84 0 168 0 252 0z"><text:p/></draw:path><draw:path draw:style-name="gr6" draw:text-style-name="P91" svg:width="0.167cm" svg:height="0.288cm" svg:x="1.6cm" svg:y="0.192cm" svg:viewBox="0 0 168 289" svg:d="M168 195c0-50-35-92-80-92-21 0-39 7-53 22 0-28 0-54 0-82 8 3 21 5 36 5 51 0 80-38 80-43 0-4-1-5-3-5s-2 0-4 1c-8 4-29 12-58 12-16 0-36-2-56-12-2-1-4-1-5-1-3 0-3 4-3 11 0 41 0 82 0 123 0 9 0 11 6 11 2 0 3-1 4-4 5-6 21-28 56-28 21 0 32 19 34 26 8 16 9 32 9 53 0 15 0 40-11 57-10 17-25 28-44 28-32 0-56-22-63-47 1 0 3 1 7 1 15 0 22-12 22-21 0-11-7-21-22-21-6 0-20 4-20 23 0 36 29 77 76 77 49 0 92-41 92-94z"><text:p/></draw:path><draw:path draw:style-name="gr6" draw:text-style-name="P91" svg:width="0.202cm" svg:height="0.202cm" svg:x="1.946cm" svg:y="0.265cm" svg:viewBox="0 0 203 203" svg:d="M102 90c-29-28-56-56-85-84-5-5-6-6-9-6-4 0-8 4-8 8s0 4 5 9c27 29 56 56 84 85-28 27-57 55-84 84-5 5-5 6-5 8 0 5 4 9 8 9 3 0 4 0 9-6 27-29 56-57 84-84 29 28 59 57 87 87 2 0 4 3 6 3 5 0 9-4 9-9 0-1 0-2-1-5-30-30-68-66-89-87 26-27 51-52 78-78 2-2 8-7 11-10 0-1 1-2 1-6s-4-8-9-8c-3 0-4 2-9 6-28 28-55 56-83 84z"><text:p/></draw:path><draw:path draw:style-name="gr6" draw:text-style-name="P91" svg:width="0.167cm" svg:height="0.278cm" svg:x="2.326cm" svg:y="0.192cm" svg:viewBox="0 0 168 279" svg:d="M32 247c15-15 30-29 45-43 66-58 91-81 91-123 0-47-38-81-89-81-48 0-79 38-79 75 0 24 20 24 22 24 7 0 22-4 22-22 0-11-8-22-22-22-4 0-4 0-5 0 9-26 32-42 56-42 39 0 57 34 57 68s-22 68-45 93c-26 30-54 60-80 90-5 4-5 6-5 15 52 0 104 0 156 0 4-25 8-49 12-73-4 0-7 0-11 0-2 13-5 31-9 38-3 3-30 3-40 3-25 0-50 0-76 0z"><text:p/></draw:path></draw:g></draw:g></text:p>
      <text:p text:style-name="P3"><draw:g text:anchor-type="as-char" svg:y="-0.288cm" draw:z-index="5" draw:name="Forme6" draw:style-name="gr3"><svg:title>TexMaths</svg:title><svg:desc>12§display§\(x = 10\)§svg§600§FALSE§</svg:desc><draw:g draw:style-name="gr4"><draw:path draw:style-name="gr5" draw:text-style-name="P90" svg:width="1.162cm" svg:height="0.244cm" svg:x="0.008cm" svg:y="0.02cm" svg:viewBox="0 0 1163 245" svg:d="M0 0c388 0 775 0 1163 0 0 82 0 163 0 245-388 0-775 0-1163 0 0-82 0-163 0-245z"><text:p/></draw:path><draw:path draw:style-name="gr6" draw:text-style-name="P91" svg:width="0.209cm" svg:height="0.188cm" svg:x="-0.001cm" svg:y="0.092cm" svg:viewBox="0 0 210 189" svg:d="M128 60c3-12 12-50 42-50 3 0 12 0 22 6-12 1-20 12-20 22 0 6 4 15 15 15 10 0 23-7 23-24 0-23-25-29-40-29-24 0-38 23-43 32-11-27-33-32-45-32-45 0-69 55-69 65 0 5 4 2 5 5 4 0 5-2 6-5 14-45 42-55 56-55 9 0 23 3 23 28 0 14-7 41-23 100-7 25-21 42-39 42-4 0-13 0-22-5 11-2 19-11 19-23 0-9-8-13-15-13-12 0-23 10-23 23 0 19 22 27 40 27 27 0 43-28 44-31 5 15 20 31 46 31 43 0 67-52 67-63 0-4-4-4-5-4-4 0-5 1-6 5-13 43-42 53-55 53-17 0-24-13-24-28 0-7 2-17 7-36s10-38 14-56z"><text:p/></draw:path><draw:path draw:style-name="gr6" draw:text-style-name="P91" svg:width="0.279cm" svg:height="0.097cm" svg:x="0.369cm" svg:y="0.124cm" svg:viewBox="0 0 280 98" svg:d="M265 17c7 0 15 0 15-9 0-8-8-8-14-8-84 0-169 0-253 0-5 0-13 0-13 8 0 9 8 9 14 9 84 0 167 0 251 0zM266 98c6 0 14 0 14-8 0-9-8-9-15-9-84 0-167 0-251 0-6 0-14 0-14 9 0 8 8 8 13 8 84 0 169 0 253 0z"><text:p/></draw:path><draw:path draw:style-name="gr6" draw:text-style-name="P91" svg:width="0.138cm" svg:height="0.277cm" svg:x="0.826cm" svg:y="0cm" svg:viewBox="0 0 139 278" svg:d="M86 11c0-10 0-11-9-11-27 26-64 26-77 26 0 5 0 9 0 14 8 0 34 0 55-11 0 72 0 145 0 217 0 14-1 19-39 19-5 0-9 0-14 0 0 5 0 8 0 13 16-1 52-1 69-1s54 0 68 1c0-5 0-8 0-13-5 0-8 0-13 0-38 0-40-4-40-19 0-78 0-157 0-235z"><text:p/></draw:path><draw:path draw:style-name="gr6" draw:text-style-name="P91" svg:width="0.177cm" svg:height="0.287cm" svg:x="1.016cm" svg:y="0cm" svg:viewBox="0 0 178 288" svg:d="M178 145c0-34-3-67-17-98-19-40-54-47-72-47-25 0-55 11-73 50-14 29-16 61-16 95 0 30 2 68 19 101 18 33 49 42 70 42 23 0 55-9 73-49 13-29 16-62 16-94zM89 278c-17 0-42-10-49-50-5-25-5-64-5-88 0-26 0-55 3-76 9-51 40-54 51-54 13 0 42 7 49 49 5 22 5 55 5 81 0 30 0 59-5 87-6 39-30 51-49 51z"><text:p/></draw:path></draw:g></draw:g></text:p>
      <text:p text:style-name="P3">Donc 10 est la solution de cette équation.</text:p>
      <text:p text:style-name="P3"/>
      <text:p text:style-name="P3">Exemple 2</text:p>
      <text:p text:style-name="P3">On veut résoudre l'équation <draw:g text:anchor-type="as-char" svg:y="-0.256cm" draw:z-index="6" draw:name="Forme7" draw:style-name="gr3"><svg:title>TexMaths</svg:title><svg:desc>12§display§\(3x = -1\)§svg§600§FALSE§</svg:desc><draw:g draw:style-name="gr4"><draw:path draw:style-name="gr5" draw:text-style-name="P90" svg:width="1.473cm" svg:height="0.244cm" svg:x="0.002cm" svg:y="0.022cm" svg:viewBox="0 0 1474 245" svg:d="M0 0c491 0 983 0 1474 0 0 82 0 163 0 245-491 0-983 0-1474 0 0-82 0-163 0-245z"><text:p/></draw:path><draw:path draw:style-name="gr6" draw:text-style-name="P91" svg:width="0.174cm" svg:height="0.287cm" svg:x="-0.001cm" svg:y="0cm" svg:viewBox="0 0 175 288" svg:d="M104 132c35-11 59-41 59-74 0-34-37-58-78-58-42 0-74 25-74 58 0 13 9 21 21 21 14 0 22-9 22-21 0-22-19-22-26-22 13-20 40-25 56-25 17 0 41 8 41 47 0 4-1 29-12 47-13 21-28 22-37 22-4 0-15 1-17 1-4 1-6 1-6 5 0 5 2 5 9 5 6 0 14 0 20 0 33 0 49 27 49 68 0 58-29 70-47 70s-50-8-65-31c15 1 28-8 28-24 0-15-11-23-24-23-10 0-23 6-23 24 0 38 38 66 85 66 52 0 90-39 90-82 0-33-27-66-71-74z"><text:p/></draw:path><draw:path draw:style-name="gr6" draw:text-style-name="P91" svg:width="0.209cm" svg:height="0.188cm" svg:x="0.204cm" svg:y="0.092cm" svg:viewBox="0 0 210 189" svg:d="M128 60c3-12 12-50 42-50 2 0 12 0 21 6-12 1-21 12-21 22 0 6 5 15 17 15 9 0 23-7 23-24 0-23-25-29-40-29-24 0-39 23-44 32-11-27-34-32-46-32-43 0-67 55-67 65 0 5 4 5 5 5 4 0 5-2 5-5 14-45 43-55 57-55 8 0 23 3 23 28 0 14-7 41-23 100-7 25-21 42-40 42-3 0-12 0-21-5 10-2 19-11 19-23 0-9-9-13-15-13-12 0-23 10-23 23 0 19 20 27 40 27 27 0 43-28 44-31 5 15 20 31 46 31 43 0 67-52 67-63 0-4-4-4-5-4-5 0-5 1-6 5-14 43-42 53-56 53-16 0-23-13-23-28 0-7 2-17 7-36s10-38 14-56z"><text:p/></draw:path><draw:path draw:style-name="gr6" draw:text-style-name="P91" svg:width="0.279cm" svg:height="0.097cm" svg:x="0.574cm" svg:y="0.126cm" svg:viewBox="0 0 280 98" svg:d="M265 17c6 0 15 0 15-9 0-8-9-8-13-8-85 0-170 0-254 0-6 0-13 0-13 8 0 9 7 9 14 9 84 0 167 0 251 0zM267 98c4 0 13 0 13-8 0-9-9-9-15-9-84 0-167 0-251 0-7 0-14 0-14 9 0 8 7 8 13 8 84 0 169 0 254 0z"><text:p/></draw:path><draw:path draw:style-name="gr6" draw:text-style-name="P91" svg:width="0.256cm" svg:height="0.016cm" svg:x="1.029cm" svg:y="0.166cm" svg:viewBox="0 0 257 17" svg:d="M243 17c7 0 14 0 14-9 0-8-7-8-14-8-76 0-153 0-229 0-7 0-14 0-14 8 0 9 7 9 14 9 76 0 153 0 229 0z"><text:p/></draw:path><draw:path draw:style-name="gr6" draw:text-style-name="P91" svg:width="0.138cm" svg:height="0.277cm" svg:x="1.359cm" svg:y="0cm" svg:viewBox="0 0 139 278" svg:d="M86 11c0-10 0-11-9-11-27 26-64 26-77 26 0 5 0 9 0 14 8 0 34 0 55-11 0 72 0 145 0 217 0 14-1 19-39 19-5 0-9 0-14 0 0 5 0 8 0 13 15-1 52-1 69-1s54 0 68 1c0-5 0-8 0-13-5 0-8 0-13 0-38 0-40-4-40-19 0-78 0-157 0-235z"><text:p/></draw:path></draw:g></draw:g>.</text:p>
      <text:p text:style-name="P3">On divise par 3 chacun de ses membres :</text:p>
      <text:p text:style-name="P3"><draw:g text:anchor-type="as-char" svg:y="-0.566cm" draw:z-index="7" draw:name="Forme8" draw:style-name="gr3"><svg:title>TexMaths</svg:title><svg:desc>12§display§\(\frac{3x}{3} = \frac{-1}{3}\)§svg§600§FALSE§</svg:desc><draw:g draw:style-name="gr4"><draw:path draw:style-name="gr5" draw:text-style-name="P90" svg:width="1.608cm" svg:height="0.82cm" svg:x="0.02cm" svg:y="0.02cm" svg:viewBox="0 0 1609 821" svg:d="M805 821c-269 0-536 0-805 0 0-274 0-547 0-821 536 0 1073 0 1609 0 0 274 0 547 0 821-267 0-536 0-804 0z"><text:p/></draw:path><draw:path draw:style-name="gr6" draw:text-style-name="P91" svg:width="0.174cm" svg:height="0.29cm" svg:x="0.017cm" svg:y="-0.001cm" svg:viewBox="0 0 175 291" svg:d="M104 132c35-11 59-41 59-73 0-35-37-59-77-59-43 0-75 25-75 58 0 14 9 21 21 21 14 0 22-9 22-21 0-21-19-21-26-21 13-20 42-26 56-26 18 0 41 9 41 47 0 4-1 30-12 48-12 20-27 21-37 23-4 0-14 1-17 1-4 0-6 0-6 5 0 4 2 4 9 4 6 0 14 0 20 0 34 0 50 29 50 70 0 58-30 70-48 70s-50-7-65-33c15 3 28-7 28-23 0-15-11-24-23-24-11 0-24 6-24 26 0 37 40 66 85 66 52 0 90-39 90-82 0-35-26-67-71-77z"><text:p/></draw:path><draw:path draw:style-name="gr6" draw:text-style-name="P91" svg:width="0.209cm" svg:height="0.19cm" svg:x="0.222cm" svg:y="0.094cm" svg:viewBox="0 0 210 191" svg:d="M128 59c3-11 12-49 42-49 3 0 12 0 21 4-11 3-19 14-19 23 0 7 3 15 15 15 10 0 23-8 23-24 0-22-25-28-40-28-24 0-38 22-44 31-10-27-32-31-46-31-43 0-67 54-67 65 0 3 4 3 5 3 4 0 5 0 6-3 14-46 42-55 56-55 8 0 23 3 23 27 0 13-7 41-23 101-7 25-21 43-40 43-3 0-12 0-21-4 11-3 19-12 19-23 0-12-8-16-15-16-12 0-23 11-23 25 0 20 22 28 40 28 27 0 43-30 44-32 5 15 20 32 46 32 43 0 67-54 67-65 0-5-4-5-5-5-4 0-5 3-6 5-13 46-42 55-55 55-17 0-24-13-24-27 0-10 2-19 7-37 5-20 10-39 14-58z"><text:p/></draw:path><draw:path draw:style-name="gr6" draw:text-style-name="P91" svg:width="0.451cm" svg:height="0.016cm" svg:x="-0.001cm" svg:y="0.45cm" svg:viewBox="0 0 452 17" svg:d="M226 17c-76 0-150 0-226 0 0-6 0-11 0-17 151 0 301 0 452 0 0 6 0 11 0 17-75 0-151 0-226 0z"><text:p/></draw:path><draw:path draw:style-name="gr6" draw:text-style-name="P91" svg:width="0.174cm" svg:height="0.29cm" svg:x="0.137cm" svg:y="0.573cm" svg:viewBox="0 0 175 291" svg:d="M104 133c35-12 60-42 60-74 0-35-37-59-78-59-43 0-74 25-74 58 0 14 10 21 22 21 13 0 21-8 21-21 0-21-20-21-26-21 13-20 41-26 56-26 17 0 40 9 40 47 0 6 0 30-12 48-12 20-27 21-37 23-4 0-14 1-17 1s-6 0-6 5c0 4 3 4 11 4 6 0 12 0 18 0 34 0 50 29 50 70 0 58-29 70-48 70-18 0-49-7-65-33 16 3 29-7 29-23 0-15-12-24-24-24-10 0-24 6-24 26 0 38 40 66 85 66 52 0 90-39 90-82 0-35-26-67-71-76z"><text:p/></draw:path><draw:path draw:style-name="gr6" draw:text-style-name="P91" svg:width="0.279cm" svg:height="0.098cm" svg:x="0.642cm" svg:y="0.411cm" svg:viewBox="0 0 280 99" svg:d="M265 17c7 0 15 0 15-9 0-8-8-8-14-8-84 0-169 0-253 0-5 0-13 0-13 8 0 9 8 9 14 9 84 0 167 0 251 0zM266 99c6 0 14 0 14-9 0-8-8-8-15-8-84 0-167 0-251 0-6 0-14 0-14 8 0 9 8 9 13 9 84 0 169 0 253 0z"><text:p/></draw:path><draw:path draw:style-name="gr6" draw:text-style-name="P91" svg:width="0.257cm" svg:height="0.016cm" svg:x="1.147cm" svg:y="0.168cm" svg:viewBox="0 0 258 17" svg:d="M242 17c8 0 16 0 16-9 0-8-8-8-16-8-75 0-152 0-228 0-6 0-14 0-14 8 0 9 8 9 14 9 76 0 153 0 228 0z"><text:p/></draw:path><draw:path draw:style-name="gr6" draw:text-style-name="P91" svg:width="0.138cm" svg:height="0.28cm" svg:x="1.477cm" svg:y="-0.001cm" svg:viewBox="0 0 139 281" svg:d="M86 11c0-10 0-11-9-11-25 28-63 28-77 28 0 4 0 8 0 13 8 0 34 0 55-12 0 73 0 145 0 219 0 15-1 20-38 20-5 0-9 0-13 0 0 4 0 8 0 13 14-1 50-1 67-1s54 0 68 1c0-5 0-9 0-13-5 0-8 0-13 0-38 0-40-5-40-20 0-80 0-158 0-237z"><text:p/></draw:path><draw:path draw:style-name="gr6" draw:text-style-name="P91" svg:width="0.538cm" svg:height="0.016cm" svg:x="1.112cm" svg:y="0.45cm" svg:viewBox="0 0 539 17" svg:d="M269 17c-90 0-179 0-269 0 0-6 0-11 0-17 180 0 359 0 539 0 0 6 0 11 0 17-90 0-180 0-270 0z"><text:p/></draw:path><draw:path draw:style-name="gr6" draw:text-style-name="P91" svg:width="0.174cm" svg:height="0.29cm" svg:x="1.294cm" svg:y="0.573cm" svg:viewBox="0 0 175 291" svg:d="M104 133c35-12 60-42 60-74 0-35-37-59-78-59-42 0-74 25-74 58 0 14 10 21 22 21 13 0 21-8 21-21 0-21-20-21-26-21 13-20 41-26 56-26 17 0 40 9 40 47 0 6 0 30-12 48-12 20-27 21-37 23-4 0-14 1-16 1-4 0-7 0-7 5 0 4 3 4 11 4 6 0 12 0 18 0 34 0 50 29 50 70 0 58-29 70-48 70-18 0-49-7-64-33 15 3 28-7 28-23 0-15-12-24-24-24-10 0-24 6-24 26 0 38 40 66 85 66 52 0 90-39 90-82 0-35-26-67-71-76z"><text:p/></draw:path></draw:g></draw:g></text:p>
      <text:p text:style-name="P3"><draw:g text:anchor-type="as-char" svg:y="-0.566cm" draw:z-index="8" draw:name="Forme9" draw:style-name="gr3"><svg:title>TexMaths</svg:title><svg:desc>12§display§\(x = -\frac{1}{3}\)§svg§600§FALSE§</svg:desc><draw:g draw:style-name="gr4"><draw:path draw:style-name="gr5" draw:text-style-name="P90" svg:width="1.346cm" svg:height="0.82cm" svg:x="0.008cm" svg:y="0.02cm" svg:viewBox="0 0 1347 821" svg:d="M674 821c-225 0-450 0-674 0 0-274 0-547 0-821 449 0 899 0 1347 0 0 274 0 547 0 821-224 0-448 0-673 0z"><text:p/></draw:path><draw:path draw:style-name="gr6" draw:text-style-name="P91" svg:width="0.209cm" svg:height="0.19cm" svg:x="-0.001cm" svg:y="0.378cm" svg:viewBox="0 0 210 191" svg:d="M128 59c4-11 14-49 42-49 3 0 12 0 22 6-12 1-20 12-20 21 0 7 4 16 15 16 10 0 23-9 23-25 0-22-24-28-38-28-26 0-40 23-45 32-11-27-33-32-45-32-45 0-69 55-69 65 0 5 4 3 5 5 4 0 5-2 6-5 14-45 42-55 56-55 9 0 23 3 23 27 0 13-7 42-23 101-7 27-21 43-39 43-3 0-12 0-22-4 11-3 21-11 21-23s-10-15-16-15c-13 0-24 11-24 24 0 20 22 28 40 28 28 0 43-29 44-31 5 15 20 31 46 31 43 0 67-54 67-65 0-3-4-3-5-3-4 0-5 1-5 4-14 45-43 54-56 54-17 0-23-13-23-27 0-9 2-18 7-37 5-20 9-39 13-58z"><text:p/></draw:path><draw:path draw:style-name="gr6" draw:text-style-name="P91" svg:width="0.28cm" svg:height="0.098cm" svg:x="0.368cm" svg:y="0.411cm" svg:viewBox="0 0 281 99" svg:d="M266 17c6 0 15 0 15-9 0-8-9-8-15-8-84 0-168 0-252 0-6 0-14 0-14 8 0 9 8 9 14 9 84 0 168 0 252 0zM266 99c6 0 15 0 15-9 0-8-9-8-15-8-84 0-168 0-252 0-6 0-14 0-14 8 0 9 8 9 14 9 84 0 168 0 252 0z"><text:p/></draw:path><draw:path draw:style-name="gr6" draw:text-style-name="P91" svg:width="0.257cm" svg:height="0.016cm" svg:x="0.823cm" svg:y="0.45cm" svg:viewBox="0 0 258 17" svg:d="M242 17c8 0 16 0 16-9 0-8-8-8-16-8-75 0-152 0-228 0-7 0-14 0-14 8 0 9 7 9 14 9 76 0 153 0 228 0z"><text:p/></draw:path><draw:path draw:style-name="gr6" draw:text-style-name="P91" svg:width="0.138cm" svg:height="0.28cm" svg:x="1.203cm" svg:y="-0.001cm" svg:viewBox="0 0 139 281" svg:d="M86 11c0-10 0-11-9-11-25 28-63 28-77 28 0 4 0 8 0 13 10 0 34 0 55-12 0 73 0 145 0 219 0 15-1 20-38 20-5 0-9 0-13 0 0 4 0 8 0 13 14-1 49-1 67-1 17 0 54 0 68 1 0-5 0-9 0-13-5 0-8 0-13 0-37 0-40-5-40-20 0-80 0-158 0-237z"><text:p/></draw:path><draw:path draw:style-name="gr6" draw:text-style-name="P91" svg:width="0.21cm" svg:height="0.016cm" svg:x="1.166cm" svg:y="0.45cm" svg:viewBox="0 0 211 17" svg:d="M106 17c-35 0-71 0-106 0 0-6 0-11 0-17 71 0 140 0 211 0 0 6 0 11 0 17-35 0-71 0-105 0z"><text:p/></draw:path><draw:path draw:style-name="gr6" draw:text-style-name="P91" svg:width="0.174cm" svg:height="0.29cm" svg:x="1.184cm" svg:y="0.573cm" svg:viewBox="0 0 175 291" svg:d="M104 133c35-12 59-42 59-74 0-35-37-59-77-59-43 0-75 25-75 58 0 14 9 21 21 21 14 0 22-8 22-21 0-21-19-21-25-21 12-20 41-26 55-26 18 0 41 9 41 47 0 6-1 30-12 48-12 20-27 21-37 23-4 0-14 1-17 1-4 0-6 0-6 5 0 4 2 4 9 4 6 0 14 0 20 0 34 0 50 29 50 70 0 58-30 70-48 70s-50-7-65-33c15 3 28-7 28-23 0-15-11-24-23-24-11 0-24 6-24 26 0 38 40 66 85 66 52 0 90-39 90-82 0-35-26-67-71-76z"><text:p/></draw:path></draw:g></draw:g></text:p>
      <text:p text:style-name="P3">Donc <draw:g text:anchor-type="as-char" svg:y="-0.566cm" draw:z-index="9" draw:name="Forme10" draw:style-name="gr3"><svg:title>TexMaths</svg:title><svg:desc>12§display§\(-\frac{1}{3}\)§svg§600§FALSE§</svg:desc><draw:g draw:style-name="gr4"><draw:path draw:style-name="gr5" draw:text-style-name="P90" svg:width="0.543cm" svg:height="0.82cm" svg:x="-0.001cm" svg:y="0.02cm" svg:viewBox="0 0 544 821" svg:d="M273 821c-91 0-182 0-273 0 0-274 0-547 0-821 181 0 363 0 544 0 0 274 0 547 0 821-90 0-181 0-271 0z"><text:p/></draw:path><draw:path draw:style-name="gr6" draw:text-style-name="P91" svg:width="0.257cm" svg:height="0.016cm" svg:x="0.012cm" svg:y="0.45cm" svg:viewBox="0 0 258 17" svg:d="M242 17c7 0 16 0 16-9 0-8-9-8-16-8-75 0-151 0-226 0-8 0-16 0-16 8 0 9 8 9 16 9 75 0 151 0 226 0z"><text:p/></draw:path><draw:path draw:style-name="gr6" draw:text-style-name="P91" svg:width="0.137cm" svg:height="0.28cm" svg:x="0.392cm" svg:y="-0.001cm" svg:viewBox="0 0 138 281" svg:d="M85 11c0-10 0-11-9-11-26 28-63 28-76 28 0 4 0 8 0 13 8 0 32 0 55-12 0 73 0 145 0 219 0 15-2 20-39 20-5 0-9 0-14 0 0 4 0 8 0 13 15-1 51-1 69-1 16 0 52 0 67 1 0-5 0-9 0-13-5 0-10 0-13 0-38 0-40-5-40-20 0-80 0-158 0-237z"><text:p/></draw:path><draw:path draw:style-name="gr6" draw:text-style-name="P91" svg:width="0.21cm" svg:height="0.016cm" svg:x="0.354cm" svg:y="0.45cm" svg:viewBox="0 0 211 17" svg:d="M105 17c-34 0-70 0-105 0 0-6 0-11 0-17 71 0 140 0 211 0 0 6 0 11 0 17-36 0-71 0-106 0z"><text:p/></draw:path><draw:path draw:style-name="gr6" draw:text-style-name="P91" svg:width="0.174cm" svg:height="0.29cm" svg:x="0.372cm" svg:y="0.573cm" svg:viewBox="0 0 175 291" svg:d="M104 133c35-12 59-42 59-74 0-35-37-59-77-59-43 0-74 25-74 58 0 14 8 21 20 21 14 0 22-8 22-21 0-21-19-21-25-21 12-20 41-26 55-26 18 0 41 9 41 47 0 6-2 30-12 48-12 20-27 21-37 23-4 0-14 1-17 1-4 0-6 0-6 5 0 4 2 4 9 4 6 0 14 0 19 0 35 0 51 29 51 70 0 58-30 70-48 70s-50-7-65-33c15 3 28-7 28-23 0-15-11-24-23-24-11 0-24 6-24 26 0 38 40 66 85 66 52 0 90-39 90-82 0-35-26-67-71-76z"><text:p/></draw:path></draw:g></draw:g><text:s/>est la solution de cette équation.</text:p>
      <text:p text:style-name="P1"/>
      <table:table table:name="Tableau3" table:style-name="Tableau3">
        <table:table-column table:style-name="Tableau3.A"/>
        <table:table-row>
          <table:table-cell table:style-name="Tableau3.A1" office:value-type="string">
            <text:p text:style-name="P80">Mon exemple :</text:p>
            <text:p text:style-name="P84"/>
            <text:p text:style-name="P84"/>
            <text:p text:style-name="P84"/>
            <text:p text:style-name="P84"/>
            <text:p text:style-name="P84"/>
            <text:p text:style-name="P84"/>
          </table:table-cell>
        </table:table-row>
      </table:table>
      <text:p text:style-name="P1"/>
      <text:p text:style-name="P1"/>
      <text:p text:style-name="P32"><draw:custom-shape text:anchor-type="paragraph" draw:z-index="29" draw:name="Forme 3" draw:style-name="gr2" draw:text-style-name="P89" svg:width="1.666cm" svg:height="1.638cm" svg:x="16.884cm" svg:y="-1.603cm"><text:p text:style-name="P89">2</text:p><draw:enhanced-geometry svg:viewBox="0 0 21600 21600" draw:glue-points="10800 0 0 10800 10800 21600 21600 10800" draw:text-areas="5400 5400 16200 16200" draw:type="diamond" draw:enhanced-path="M 10800 0 L 21600 10800 10800 21600 0 10800 10800 0 Z N"/></draw:custom-shape>II] Résoudre une équation produit</text:p>
      <text:p text:style-name="P5"/>
      <text:p text:style-name="P36">Propriété</text:p>
      <text:p text:style-name="P36">On considère un produit de deux facteurs :</text:p>
      <text:p text:style-name="P36">- si au moins l'un des facteurs est nul, alors ce produit est nul ;</text:p>
      <text:p text:style-name="P36">- si ce produit est nul, alors au moins l'un de ses facteurs est nul.</text:p>
      <text:p text:style-name="P5"/>
      <text:p text:style-name="P5">Exemple</text:p>
      <text:p text:style-name="P5">On veut résoudre l'équation <draw:g text:anchor-type="as-char" svg:y="-0.314cm" draw:z-index="12" draw:name="Forme11" draw:style-name="gr3"><svg:title>TexMaths</svg:title><svg:desc>12§display§\((3x + 4)(2x - 3) = 0\)§svg§600§FALSE§</svg:desc><draw:g draw:style-name="gr4"><draw:path draw:style-name="gr5" draw:text-style-name="P90" svg:width="3.723cm" svg:height="0.376cm" svg:x="-0.001cm" svg:y="0.021cm" svg:viewBox="0 0 3724 377" svg:d="M1863 377c-622 0-1243 0-1863 0 0-126 0-251 0-377 1241 0 2483 0 3724 0 0 126 0 251 0 377-621 0-1241 0-1861 0z"><text:p/></draw:path><draw:path draw:style-name="gr6" draw:text-style-name="P91" svg:width="0.097cm" svg:height="0.42cm" svg:x="0.019cm" svg:y="-0.001cm" svg:viewBox="0 0 98 421" svg:d="M98 416c0-1 0-1-7-9-53-54-67-133-67-197 0-73 17-146 68-198 6-6 6-6 6-7 0-4-2-5-4-5-5 0-42 29-68 83-21 46-26 92-26 127 0 33 5 83 28 131 25 52 61 80 66 80 2 0 4-1 4-5z"><text:p/></draw:path><draw:path draw:style-name="gr6" draw:text-style-name="P91" svg:width="0.173cm" svg:height="0.287cm" svg:x="0.16cm" svg:y="0.035cm" svg:viewBox="0 0 174 288" svg:d="M104 132c35-12 59-41 59-74 0-35-37-58-78-58-42 0-74 25-74 56 0 15 9 23 21 23 14 0 22-9 22-21 0-22-20-22-26-22 13-20 40-26 56-26 17 0 41 9 41 48 0 5-1 29-12 48-13 19-28 21-39 21-2 0-13 2-15 2-4 0-6 1-6 4 0 5 2 5 9 5 6 0 12 0 18 0 35 0 51 29 51 70 0 56-29 68-47 68-19 0-50-7-65-32 15 2 28-7 28-22s-12-24-24-24c-10 0-23 6-23 26 0 37 38 64 85 64 51 0 89-38 89-80 0-35-26-67-70-76z"><text:p/></draw:path><draw:path draw:style-name="gr6" draw:text-style-name="P91" svg:width="0.209cm" svg:height="0.19cm" svg:x="0.365cm" svg:y="0.129cm" svg:viewBox="0 0 210 191" svg:d="M128 59c3-11 12-49 42-49 2 0 12 0 21 4-12 3-21 14-21 23 0 7 5 16 17 16 9 0 23-9 23-25 0-22-25-28-40-28-24 0-39 23-44 32-11-27-34-32-46-32-43 0-67 54-67 65 0 5 4 5 5 5 4 0 5-1 5-5 14-45 43-55 56-55 9 0 23 3 23 27 0 13-7 42-23 101-6 27-20 44-39 44-3 0-12 0-21-5 10-3 19-11 19-23s-9-15-15-15c-13 0-23 11-23 24 0 20 20 28 40 28 27 0 43-30 44-32 5 15 19 32 46 32 43 0 67-54 67-65 0-3-4-3-5-3-5 0-5 1-6 3-14 46-42 56-56 56-16 0-23-14-23-28 0-10 2-18 7-37 5-20 10-39 14-58z"><text:p/></draw:path><draw:path draw:style-name="gr6" draw:text-style-name="P91" svg:width="0.28cm" svg:height="0.278cm" svg:x="0.711cm" svg:y="0.07cm" svg:viewBox="0 0 281 279" svg:d="M149 149c39 0 78 0 117 0 6 0 15-1 15-10s-9-8-15-8c-39 0-78 0-117 0 0-40 0-78 0-118 0-6 0-13-9-13-8 0-8 7-8 13 0 40 0 78 0 118-40 0-78 0-118 0-6 0-14-1-14 8s8 10 14 10c40 0 78 0 118 0 0 39 0 78 0 117 0 6 0 13 8 13 9 0 9-7 9-13 0-39 0-78 0-117z"><text:p/></draw:path><draw:path draw:style-name="gr6" draw:text-style-name="P91" svg:width="0.185cm" svg:height="0.283cm" svg:x="1.121cm" svg:y="0.03cm" svg:viewBox="0 0 186 284" svg:d="M112 215c0 12 0 24 0 36 0 15-2 19-33 19-2 0-6 0-8 0 0 5 0 10 0 14 17-2 38-2 56-2 17 0 41 0 58 2 0-4 0-9 0-14-3 0-6 0-9 0-31 0-32-4-32-19 0-12 0-24 0-36 14 0 28 0 42 0 0-5 0-9 0-13-14 0-28 0-42 0 0-64 0-127 0-191 0-9 0-11-7-11-4 0-5 0-9 5-43 66-85 131-128 197 0 4 0 8 0 13 37 0 74 0 112 0zM114 202c-35 0-68 0-103 0 35-53 68-105 103-156 0 51 0 103 0 156z"><text:p/></draw:path><draw:path draw:style-name="gr6" draw:text-style-name="P91" svg:width="0.097cm" svg:height="0.42cm" svg:x="1.343cm" svg:y="-0.001cm" svg:viewBox="0 0 98 421" svg:d="M98 210c0-32-4-83-27-131-25-51-63-79-66-79s-5 2-5 5c0 1 0 1 8 9 41 41 66 109 66 196 0 71-15 146-68 199-6 6-6 6-6 7 0 2 2 5 5 5s42-29 67-83c22-46 26-93 26-128z"><text:p/></draw:path><draw:path draw:style-name="gr6" draw:text-style-name="P91" svg:width="0.096cm" svg:height="0.42cm" svg:x="1.525cm" svg:y="-0.001cm" svg:viewBox="0 0 97 421" svg:d="M97 416c0-1 0-1-7-9-53-54-66-133-66-197 0-73 16-146 68-198 5-6 5-6 5-7 0-4-1-5-3-5-5 0-42 29-68 83-21 46-26 92-26 127 0 33 5 83 28 131 25 52 61 80 66 80 2 0 3-1 3-5z"><text:p/></draw:path><draw:path draw:style-name="gr6" draw:text-style-name="P91" svg:width="0.167cm" svg:height="0.278cm" svg:x="1.668cm" svg:y="0.035cm" svg:viewBox="0 0 168 279" svg:d="M32 246c15-14 30-27 45-42 66-57 91-80 91-122 0-48-37-82-89-82-48 0-79 38-79 76 0 24 22 24 23 24 7 0 21-5 21-23 0-11-7-22-22-22-3 0-4 0-5 0 9-27 32-42 56-42 39 0 57 34 57 69 0 33-21 66-45 92-26 30-54 59-80 89-5 5-5 6-5 16 53 0 104 0 157 0 4-24 7-48 11-72-4 0-6 0-10 0-2 13-6 30-9 36-4 3-31 3-41 3-25 0-50 0-76 0z"><text:p/></draw:path><draw:path draw:style-name="gr6" draw:text-style-name="P91" svg:width="0.209cm" svg:height="0.19cm" svg:x="1.869cm" svg:y="0.129cm" svg:viewBox="0 0 210 191" svg:d="M130 59c2-11 12-49 40-49 3 0 14 0 22 4-12 3-20 14-20 23 0 7 4 16 15 16 10 0 23-9 23-25 0-22-24-28-38-28-26 0-40 23-45 32-11-27-33-32-45-32-45 0-69 54-69 65 0 5 5 5 6 5 3 0 4-1 5-5 14-45 42-55 56-55 9 0 23 3 23 27 0 13-7 42-23 101-6 27-21 44-39 44-3 0-12 0-22-5 11-3 21-11 21-23s-10-15-16-15c-13 0-24 11-24 24 0 20 22 28 40 28 28 0 43-30 44-32 6 15 20 32 46 32 44 0 68-54 68-65 0-3-5-3-6-3-4 0-5 1-5 3-14 46-43 56-56 56-17 0-23-14-23-28 0-10 2-18 7-37 5-20 10-39 15-58z"><text:p/></draw:path><draw:path draw:style-name="gr6" draw:text-style-name="P91" svg:width="0.257cm" svg:height="0.017cm" svg:x="2.226cm" svg:y="0.201cm" svg:viewBox="0 0 258 18" svg:d="M244 18c7 0 14-1 14-10 0-8-7-8-14-8-76 0-153 0-228 0-8 0-16 0-16 8 0 9 8 10 16 10 75 0 152 0 228 0z"><text:p/></draw:path><draw:path draw:style-name="gr6" draw:text-style-name="P91" svg:width="0.174cm" svg:height="0.287cm" svg:x="2.631cm" svg:y="0.035cm" svg:viewBox="0 0 175 288" svg:d="M104 132c35-12 60-41 60-74 0-35-37-58-78-58-43 0-74 25-74 56 0 15 8 23 22 23 13 0 21-9 21-21 0-22-20-22-26-22 13-20 41-26 55-26 18 0 41 9 41 48 0 5-1 29-12 48-12 19-27 21-37 21-4 0-14 2-17 2s-6 1-6 4c0 5 3 5 11 5 6 0 12 0 18 0 34 0 50 29 50 70 0 56-29 68-48 68-18 0-49-7-65-32 16 2 29-7 29-22s-12-24-24-24c-11 0-24 6-24 26 0 37 40 64 85 64 52 0 90-38 90-80 0-35-26-67-71-76z"><text:p/></draw:path><draw:path draw:style-name="gr6" draw:text-style-name="P91" svg:width="0.097cm" svg:height="0.42cm" svg:x="2.848cm" svg:y="-0.001cm" svg:viewBox="0 0 98 421" svg:d="M98 210c0-32-4-83-28-131-26-51-62-79-65-79s-5 2-5 5c0 1 0 1 8 9 41 41 65 109 65 196 0 71-15 146-67 199-6 6-6 6-6 7 0 2 2 5 5 5s42-29 67-83c20-46 26-93 26-128z"><text:p/></draw:path><draw:path draw:style-name="gr6" draw:text-style-name="P91" svg:width="0.28cm" svg:height="0.099cm" svg:x="3.129cm" svg:y="0.16cm" svg:viewBox="0 0 281 100" svg:d="M266 18c6 0 15-1 15-10 0-8-9-8-15-8-84 0-168 0-252 0-6 0-14 0-14 8 0 9 8 10 14 10 84 0 168 0 252 0zM266 100c6 0 15 0 15-9s-9-9-15-9c-84 0-168 0-252 0-6 0-14 0-14 9s8 9 14 9c84 0 168 0 252 0z"><text:p/></draw:path><draw:path draw:style-name="gr6" draw:text-style-name="P91" svg:width="0.177cm" svg:height="0.287cm" svg:x="3.567cm" svg:y="0.035cm" svg:viewBox="0 0 178 288" svg:d="M178 145c0-33-3-67-17-98-19-41-54-47-72-47-25 0-57 11-73 49-14 30-16 63-16 96 0 32 1 70 19 100 18 35 48 43 70 43 23 0 54-8 73-49 13-27 16-60 16-94zM89 279c-17 0-42-11-49-51-5-24-5-63-5-87 0-28 0-56 3-78 9-50 40-55 51-55 13 0 41 9 49 50 5 24 5 56 5 83 0 31 0 60-5 86-7 40-31 52-49 52z"><text:p/></draw:path></draw:g></draw:g>.</text:p>
      <text:p text:style-name="P5">On veut résoudre cette équation, écrite sous la forme d'un produit égal à 0, peut se traduire par :</text:p>
      <text:p text:style-name="P5"><draw:g text:anchor-type="as-char" svg:y="-0.282cm" draw:z-index="13" draw:name="Forme12" draw:style-name="gr3"><svg:title>TexMaths</svg:title><svg:desc>12§display§\(3x + 4 = 0\)§svg§600§FALSE§</svg:desc><draw:g draw:style-name="gr4"><draw:path draw:style-name="gr5" draw:text-style-name="P90" svg:width="1.888cm" svg:height="0.274cm" svg:x="0.002cm" svg:y="0.021cm" svg:viewBox="0 0 1889 275" svg:d="M0 0c630 0 1259 0 1889 0 0 91 0 184 0 275-630 0-1259 0-1889 0 0-91 0-184 0-275z"><text:p/></draw:path><draw:path draw:style-name="gr6" draw:text-style-name="P91" svg:width="0.174cm" svg:height="0.287cm" svg:x="-0.001cm" svg:y="0.005cm" svg:viewBox="0 0 175 288" svg:d="M104 132c35-12 59-41 59-74 0-35-37-58-78-58-42 0-74 25-74 56 0 15 9 23 21 23 14 0 22-9 22-21 0-22-19-22-26-22 13-20 40-25 56-25 17 0 41 8 41 47 0 4-1 28-12 48-13 20-28 21-37 21-4 0-15 1-17 1-4 0-6 2-6 5 0 5 2 5 9 5 6 0 14 0 20 0 33 0 49 28 49 68 0 58-29 70-47 70s-50-7-65-32c15 2 28-8 28-23 0-16-11-24-24-24-10 0-23 6-23 25 0 38 38 66 85 66 52 0 90-38 90-82 0-34-27-66-71-74z"><text:p/></draw:path><draw:path draw:style-name="gr6" draw:text-style-name="P91" svg:width="0.209cm" svg:height="0.189cm" svg:x="0.204cm" svg:y="0.098cm" svg:viewBox="0 0 210 190" svg:d="M128 59c3-11 12-49 42-49 2 0 12 0 21 6-12 1-21 12-21 21 0 7 5 16 17 16 9 0 23-9 23-25 0-22-25-28-40-28-24 0-39 23-44 32-11-27-34-32-46-32-43 0-67 54-67 65 0 5 4 5 5 5 4 0 5-2 5-5 14-45 43-55 57-55 8 0 22 3 22 27 0 13-6 42-22 101-7 24-21 42-40 42-3 0-12 0-21-5 10-2 19-12 19-21 0-12-9-16-15-16-12 0-23 12-23 24 0 19 20 28 40 28 27 0 43-30 44-32 5 15 20 32 46 32 43 0 67-53 67-64 0-5-4-5-5-5-5 0-5 3-6 5-14 44-42 54-56 54-16 0-23-13-23-26 0-10 2-18 7-38 5-19 10-38 14-57z"><text:p/></draw:path><draw:path draw:style-name="gr6" draw:text-style-name="P91" svg:width="0.28cm" svg:height="0.277cm" svg:x="0.55cm" svg:y="0.039cm" svg:viewBox="0 0 281 278" svg:d="M149 148c39 0 78 0 117 0 6 0 15 0 15-9 0-8-9-8-15-8-39 0-78 0-117 0 0-40 0-78 0-118 0-5 0-13-9-13-8 0-8 8-8 13 0 40 0 78 0 118-40 0-78 0-118 0-6 0-14 0-14 8 0 9 8 9 14 9 40 0 78 0 118 0 0 38 0 78 0 116 0 6 0 14 8 14 9 0 9-8 9-14 0-38 0-78 0-116z"><text:p/></draw:path><draw:path draw:style-name="gr6" draw:text-style-name="P91" svg:width="0.186cm" svg:height="0.282cm" svg:x="0.958cm" svg:y="0cm" svg:viewBox="0 0 187 283" svg:d="M113 214c0 13 0 25 0 37 0 14-1 19-33 19-2 0-6 0-8 0 0 5 0 8 0 13 17-1 38-1 56-1s41 0 58 1c0-5 0-8 0-13-2 0-6 0-8 0-32 0-33-5-33-19 0-12 0-24 0-37 15 0 28 0 42 0 0-4 0-9 0-14-14 0-27 0-42 0 0-62 0-126 0-189 0-9 0-11-7-11-4 0-5 0-8 5-44 65-87 131-130 195 0 5 0 10 0 14 37 0 76 0 113 0zM115 200c-35 0-68 0-103 0 35-51 68-103 103-154 0 51 0 103 0 154z"><text:p/></draw:path><draw:path draw:style-name="gr6" draw:text-style-name="P91" svg:width="0.28cm" svg:height="0.096cm" svg:x="1.297cm" svg:y="0.132cm" svg:viewBox="0 0 281 97" svg:d="M266 17c6 0 15 0 15-9 0-8-9-8-15-8-84 0-168 0-252 0-6 0-14 0-14 8 0 9 8 9 14 9 84 0 168 0 252 0zM266 97c6 0 15 0 15-8 0-9-9-9-15-9-84 0-168 0-252 0-6 0-14 0-14 9 0 8 8 8 14 8 84 0 168 0 252 0z"><text:p/></draw:path><draw:path draw:style-name="gr6" draw:text-style-name="P91" svg:width="0.177cm" svg:height="0.287cm" svg:x="1.736cm" svg:y="0.005cm" svg:viewBox="0 0 178 288" svg:d="M178 145c0-33-3-67-17-98-19-41-54-47-72-47-25 0-55 11-73 49-14 30-16 63-16 96 0 30 2 69 19 100 18 35 49 43 70 43 23 0 55-10 73-49 13-29 16-61 16-94zM89 278c-17 0-42-10-49-50-5-25-5-65-5-88 0-27 0-55 3-78 9-49 40-52 51-52 13 0 42 7 49 49 5 23 5 55 5 81 0 30 0 59-5 86-6 39-30 52-49 52z"><text:p/></draw:path></draw:g></draw:g><text:s/>ou <draw:g text:anchor-type="as-char" svg:y="-0.256cm" draw:z-index="14" draw:name="Forme13" draw:style-name="gr3"><svg:title>TexMaths</svg:title><svg:desc>12§display§\(2x - 3 = 0\)§svg§600§FALSE§</svg:desc><draw:g draw:style-name="gr4"><draw:path draw:style-name="gr5" draw:text-style-name="P90" svg:width="1.887cm" svg:height="0.244cm" svg:x="-0.001cm" svg:y="0.022cm" svg:viewBox="0 0 1888 245" svg:d="M0 0c630 0 1258 0 1888 0 0 82 0 163 0 245-630 0-1258 0-1888 0 0-82 0-163 0-245z"><text:p/></draw:path><draw:path draw:style-name="gr6" draw:text-style-name="P91" svg:width="0.167cm" svg:height="0.277cm" svg:x="-0.001cm" svg:y="0cm" svg:viewBox="0 0 168 278" svg:d="M32 246c15-15 30-29 45-43 66-58 91-80 91-122 0-47-38-81-90-81-47 0-78 38-78 76 0 23 20 23 22 23 7 0 21-4 21-22 0-11-7-22-21-22-4 0-5 0-6 1 9-27 32-43 57-43 39 0 57 34 57 68s-22 66-45 92c-27 30-54 60-81 89-4 5-4 6-4 16 52 0 104 0 156 0 4-24 8-48 12-73-4 0-7 0-11 0-2 13-5 31-9 38-3 3-30 3-40 3-25 0-50 0-76 0z"><text:p/></draw:path><draw:path draw:style-name="gr6" draw:text-style-name="P91" svg:width="0.209cm" svg:height="0.188cm" svg:x="0.2cm" svg:y="0.092cm" svg:viewBox="0 0 210 189" svg:d="M128 60c3-12 12-50 42-50 2 0 12 0 21 6-12 1-21 12-21 22 0 6 5 15 17 15 9 0 23-7 23-24 0-23-25-29-40-29-24 0-39 23-44 32-11-27-34-32-46-32-43 0-67 55-67 65 0 5 4 5 5 5 4 0 5-2 5-5 14-45 43-55 57-55 8 0 22 3 22 28 0 14-6 41-22 100-7 25-21 42-40 42-3 0-12 0-21-5 10-2 19-11 19-23 0-9-9-13-15-13-12 0-23 10-23 23 0 19 20 27 40 27 27 0 43-28 44-31 5 15 20 31 46 31 43 0 67-52 67-63 0-4-4-4-5-4-5 0-5 1-6 5-14 43-42 53-56 53-16 0-23-13-23-28 0-7 2-17 7-36s10-38 14-56z"><text:p/></draw:path><draw:path draw:style-name="gr6" draw:text-style-name="P91" svg:width="0.256cm" svg:height="0.016cm" svg:x="0.558cm" svg:y="0.166cm" svg:viewBox="0 0 257 17" svg:d="M242 17c8 0 15 0 15-9 0-8-7-8-15-8-75 0-152 0-228 0-7 0-14 0-14 8 0 9 7 9 14 9 76 0 153 0 228 0z"><text:p/></draw:path><draw:path draw:style-name="gr6" draw:text-style-name="P91" svg:width="0.174cm" svg:height="0.287cm" svg:x="0.96cm" svg:y="0cm" svg:viewBox="0 0 175 288" svg:d="M104 132c35-11 60-41 60-74 0-34-37-58-78-58-43 0-74 25-74 58 0 13 10 21 22 21 13 0 21-9 21-21 0-22-20-22-26-22 13-20 41-25 56-25 17 0 40 8 40 47 0 4 0 29-12 47-12 21-27 22-37 22-4 0-14 1-17 1-3 1-6 1-6 5 0 5 3 5 11 5 6 0 12 0 18 0 34 0 50 27 50 68 0 58-29 70-48 70-18 0-49-8-65-32 16 2 29-7 29-23 0-15-12-23-24-23-10 0-24 6-24 24 0 38 40 66 85 66 52 0 90-39 90-82 0-33-26-66-71-74z"><text:p/></draw:path><draw:path draw:style-name="gr6" draw:text-style-name="P91" svg:width="0.28cm" svg:height="0.097cm" svg:x="1.293cm" svg:y="0.126cm" svg:viewBox="0 0 281 98" svg:d="M266 17c6 0 15 0 15-9 0-8-9-8-15-8-84 0-168 0-252 0-6 0-14 0-14 8 0 9 8 9 14 9 84 0 168 0 252 0zM266 98c6 0 15 0 15-8 0-9-9-8-15-8-84 0-168 0-252 0-6 0-14-1-14 8 0 8 8 8 14 8 84 0 168 0 252 0z"><text:p/></draw:path><draw:path draw:style-name="gr6" draw:text-style-name="P91" svg:width="0.177cm" svg:height="0.287cm" svg:x="1.731cm" svg:y="0cm" svg:viewBox="0 0 178 288" svg:d="M178 145c0-34-3-67-17-98-19-40-54-47-72-47-25 0-55 11-73 50-14 29-16 61-16 95 0 30 2 68 19 101 18 33 49 42 70 42 23 0 55-9 73-49 13-29 16-62 16-94zM89 278c-17 0-42-10-49-50-5-25-5-64-5-88 0-26 0-55 3-76 9-51 40-54 51-54 13 0 42 7 49 49 5 22 5 55 5 81 0 30 0 59-5 87-6 39-30 51-49 51z"><text:p/></draw:path></draw:g></draw:g></text:p>
      <text:p text:style-name="P5"><draw:g text:anchor-type="as-char" svg:y="-0.259cm" draw:z-index="15" draw:name="Forme14" draw:style-name="gr3"><svg:title>TexMaths</svg:title><svg:desc>12§display§\(3x = -4\)§svg§600§FALSE§</svg:desc><draw:g draw:style-name="gr4"><draw:path draw:style-name="gr5" draw:text-style-name="P90" svg:width="1.493cm" svg:height="0.249cm" svg:x="0.002cm" svg:y="0.021cm" svg:viewBox="0 0 1494 250" svg:d="M0 0c498 0 997 0 1494 0 0 83 0 167 0 250-497 0-996 0-1494 0 0-83 0-167 0-250z"><text:p/></draw:path><draw:path draw:style-name="gr6" draw:text-style-name="P91" svg:width="0.173cm" svg:height="0.288cm" svg:x="-0.001cm" svg:y="0.005cm" svg:viewBox="0 0 174 289" svg:d="M104 132c35-12 59-41 59-74 0-35-37-58-78-58-42 0-74 25-74 58 0 13 9 21 21 21 14 0 22-9 22-21 0-22-19-22-26-22 13-20 40-25 56-25 17 0 41 8 41 47 0 5-1 29-12 48-13 20-28 22-37 22-4 0-15 1-17 1-4 0-6 1-6 5s2 4 9 4c6 0 14 0 20 0 33 0 49 28 49 69 0 58-29 70-47 70s-50-8-65-32c15 2 28-7 28-24 0-14-11-23-24-23-10 0-23 6-23 25 0 38 38 66 85 66 52 0 89-39 89-82 0-34-27-66-70-75z"><text:p/></draw:path><draw:path draw:style-name="gr6" draw:text-style-name="P91" svg:width="0.209cm" svg:height="0.189cm" svg:x="0.204cm" svg:y="0.1cm" svg:viewBox="0 0 210 190" svg:d="M128 59c3-11 12-49 42-49 1 0 12 0 21 6-12 1-21 12-21 22 0 7 5 15 17 15 8 0 23-7 23-24 0-23-25-29-40-29-24 0-39 23-44 32-11-27-34-32-46-32-43 0-67 55-67 65 0 5 4 5 5 5 4 0 5-1 5-5 14-45 43-55 56-55 9 0 23 3 23 28 0 13-7 41-23 100-6 26-20 42-39 42-3 0-12 0-21-4 10-3 19-11 19-23 0-11-9-13-15-13-12 0-23 9-23 22 0 20 20 28 40 28 27 0 43-29 44-31 5 14 19 31 46 31 43 0 67-53 67-64 0-3-4-3-5-3-5 0-5 1-6 5-15 43-42 52-56 52-16 0-23-13-23-27 0-7 2-17 7-36 5-20 10-39 14-58z"><text:p/></draw:path><draw:path draw:style-name="gr6" draw:text-style-name="P91" svg:width="0.28cm" svg:height="0.098cm" svg:x="0.572cm" svg:y="0.132cm" svg:viewBox="0 0 281 99" svg:d="M266 17c6 0 15 0 15-9 0-8-9-8-15-8-84 0-168 0-252 0-6 0-14 0-14 8 0 9 8 9 14 9 84 0 168 0 252 0zM266 99c6 0 15 0 15-9 0-8-9-8-15-8-84 0-168 0-252 0-6 0-14 0-14 8 0 9 8 9 14 9 84 0 168 0 252 0z"><text:p/></draw:path><draw:path draw:style-name="gr6" draw:text-style-name="P91" svg:width="0.256cm" svg:height="0.016cm" svg:x="1.028cm" svg:y="0.171cm" svg:viewBox="0 0 257 17" svg:d="M242 17c7 0 15 0 15-9 0-8-8-8-15-8-75 0-152 0-228 0-7 0-14 0-14 8 0 9 7 9 14 9 76 0 153 0 228 0z"><text:p/></draw:path><draw:path draw:style-name="gr6" draw:text-style-name="P91" svg:width="0.186cm" svg:height="0.283cm" svg:x="1.331cm" svg:y="0cm" svg:viewBox="0 0 187 284" svg:d="M113 214c0 13 0 25 0 37 0 16-1 20-33 20-2 0-6 0-8 0 0 4 0 8 0 13 17-1 38-1 56-1s41 0 58 1c0-5 0-9 0-13-3 0-6 0-9 0-31 0-32-4-32-20 0-12 0-24 0-37 14 0 28 0 42 0 0-3 0-7 0-12-14 0-28 0-42 0 0-64 0-127 0-191 0-9 0-11-7-11-4 0-5 0-8 5-44 66-87 132-130 197 0 5 0 9 0 12 37 0 76 0 113 0zM115 202c-35 0-68 0-103 0 35-52 68-105 103-156 0 51 0 104 0 156z"><text:p/></draw:path></draw:g></draw:g><text:s/>ou <draw:g text:anchor-type="as-char" svg:y="-0.288cm" draw:z-index="16" draw:name="Forme15" draw:style-name="gr3"><svg:title>TexMaths</svg:title><svg:desc>12§display§\(2x = 3\)§svg§600§FALSE§</svg:desc><draw:g draw:style-name="gr4"><draw:path draw:style-name="gr5" draw:text-style-name="P90" svg:width="1.161cm" svg:height="0.244cm" svg:x="-0.001cm" svg:y="0.02cm" svg:viewBox="0 0 1162 245" svg:d="M0 0c388 0 774 0 1162 0 0 82 0 163 0 245-388 0-774 0-1162 0 0-82 0-163 0-245z"><text:p/></draw:path><draw:path draw:style-name="gr6" draw:text-style-name="P91" svg:width="0.167cm" svg:height="0.277cm" svg:x="-0.001cm" svg:y="0cm" svg:viewBox="0 0 168 278" svg:d="M32 246c15-15 30-29 45-43 66-58 91-80 91-122 0-47-38-81-90-81-47 0-78 38-78 76 0 23 20 23 22 23 7 0 21-4 21-22 0-11-7-22-21-22-4 0-5 0-6 1 9-27 32-43 57-43 39 0 57 34 57 68s-22 66-45 92c-27 30-54 60-81 89-4 5-4 6-4 16 52 0 104 0 156 0 4-24 8-48 12-73-4 0-7 0-11 0-2 13-5 31-9 38-3 3-30 3-40 3-25 0-50 0-76 0z"><text:p/></draw:path><draw:path draw:style-name="gr6" draw:text-style-name="P91" svg:width="0.209cm" svg:height="0.188cm" svg:x="0.201cm" svg:y="0.092cm" svg:viewBox="0 0 210 189" svg:d="M128 60c3-12 12-50 42-50 2 0 12 0 21 6-12 1-21 12-21 22 0 6 5 15 17 15 9 0 23-7 23-24 0-23-25-29-40-29-24 0-39 23-44 32-11-27-34-32-46-32-43 0-67 55-67 65 0 5 4 5 5 5 4 0 5-2 5-5 14-45 43-55 56-55 9 0 23 3 23 28 0 14-7 41-23 100-6 25-20 42-39 42-3 0-12 0-21-5 10-2 19-11 19-23 0-9-9-13-15-13-12 0-23 10-23 23 0 19 20 27 40 27 27 0 43-28 44-31 5 15 20 31 46 31 43 0 67-52 67-63 0-4-4-4-5-4-5 0-5 1-6 5-14 43-42 53-56 53-16 0-23-13-23-28 0-7 2-17 7-36s10-38 14-56z"><text:p/></draw:path><draw:path draw:style-name="gr6" draw:text-style-name="P91" svg:width="0.279cm" svg:height="0.097cm" svg:x="0.57cm" svg:y="0.124cm" svg:viewBox="0 0 280 98" svg:d="M265 17c6 0 15 0 15-9 0-8-9-8-15-8-84 0-168 0-252 0-6 0-13 0-13 8 0 9 7 9 13 9 84 0 168 0 252 0zM265 98c6 0 15 0 15-8 0-9-9-9-15-9-84 0-168 0-252 0-6 0-13 0-13 9 0 8 7 8 13 8 84 0 168 0 252 0z"><text:p/></draw:path><draw:path draw:style-name="gr6" draw:text-style-name="P91" svg:width="0.174cm" svg:height="0.287cm" svg:x="1.007cm" svg:y="0cm" svg:viewBox="0 0 175 288" svg:d="M104 132c35-11 60-41 60-74 0-34-37-58-78-58-43 0-74 25-74 58 0 13 8 21 22 21 13 0 21-9 21-21 0-22-20-22-26-22 13-20 41-25 55-25 18 0 41 8 41 47 0 4 0 29-12 47-12 21-27 22-37 22-4 0-14 1-17 1-3 1-6 1-6 5 0 5 3 5 11 5 6 0 12 0 18 0 34 0 50 27 50 68 0 58-29 70-48 70-18 0-49-8-65-32 16 2 29-7 29-23 0-15-12-23-24-23-10 0-24 6-24 24 0 38 40 66 85 66 52 0 90-39 90-82 0-33-26-66-71-74z"><text:p/></draw:path></draw:g></draw:g></text:p>
      <text:p text:style-name="P5"><draw:g text:anchor-type="as-char" svg:y="-0.57cm" draw:z-index="17" draw:name="Forme16" draw:style-name="gr3"><svg:title>TexMaths</svg:title><svg:desc>12§display§\(x = -\frac{4}{3}\)§svg§600§FALSE§</svg:desc><draw:g draw:style-name="gr4"><draw:path draw:style-name="gr5" draw:text-style-name="P90" svg:width="1.346cm" svg:height="0.822cm" svg:x="0.008cm" svg:y="0.021cm" svg:viewBox="0 0 1347 823" svg:d="M674 823c-225 0-450 0-674 0 0-274 0-549 0-823 449 0 899 0 1347 0 0 274 0 549 0 823-224 0-448 0-673 0z"><text:p/></draw:path><draw:path draw:style-name="gr6" draw:text-style-name="P91" svg:width="0.209cm" svg:height="0.189cm" svg:x="-0.001cm" svg:y="0.383cm" svg:viewBox="0 0 210 190" svg:d="M128 59c4-11 14-49 42-49 3 0 12 0 22 4-12 3-20 14-20 23 0 7 4 16 15 16 10 0 23-9 23-25 0-22-24-28-38-28-26 0-40 23-45 32-11-27-33-32-45-32-45 0-69 54-69 65 0 4 4 3 5 4 4 0 5-1 6-4 14-45 42-55 56-55 9 0 23 3 23 27 0 13-7 42-23 101-7 26-21 43-39 43-3 0-12 0-22-5 11-2 21-11 21-23s-10-14-16-14c-13 0-24 11-24 24 0 19 22 27 40 27 28 0 43-28 44-32 5 16 20 32 46 32 43 0 67-53 67-64 0-4-4-4-5-4-4 0-5 1-5 4-14 45-43 55-56 55-17 0-23-13-23-28 0-8 2-18 7-37s9-38 13-57z"><text:p/></draw:path><draw:path draw:style-name="gr6" draw:text-style-name="P91" svg:width="0.28cm" svg:height="0.098cm" svg:x="0.368cm" svg:y="0.414cm" svg:viewBox="0 0 281 99" svg:d="M266 18c6 0 15-1 15-10 0-8-9-8-15-8-84 0-168 0-252 0-6 0-14 0-14 8 0 9 8 10 14 10 84 0 168 0 252 0zM266 99c6 0 15 0 15-8s-9-8-15-8c-84 0-168 0-252 0-6 0-14 0-14 8s8 8 14 8c84 0 168 0 252 0z"><text:p/></draw:path><draw:path draw:style-name="gr6" draw:text-style-name="P91" svg:width="0.257cm" svg:height="0.016cm" svg:x="0.823cm" svg:y="0.454cm" svg:viewBox="0 0 258 17" svg:d="M242 17c8 0 16 0 16-9 0-8-8-8-16-8-75 0-152 0-228 0-7 0-14 0-14 8 0 9 7 9 14 9 76 0 153 0 228 0z"><text:p/></draw:path><draw:path draw:style-name="gr6" draw:text-style-name="P91" svg:width="0.186cm" svg:height="0.284cm" svg:x="1.178cm" svg:y="-0.001cm" svg:viewBox="0 0 187 285" svg:d="M112 216c0 12 0 24 0 36 0 15 0 20-32 20-3 0-6 0-9 0 0 4 0 8 0 13 18-1 39-1 57-1s40 0 58 1c0-5 0-9 0-13-4 0-6 0-10 0-31 0-32-5-32-20 0-12 0-24 0-36 14 0 29 0 43 0 0-5 0-10 0-14-14 0-29 0-43 0 0-63 0-128 0-191 0-9 0-11-6-11-4 0-5 0-8 5-44 66-87 132-130 197 0 4 0 9 0 14 37 0 74 0 112 0zM115 202c-35 0-68 0-103 0 35-52 68-104 103-156 0 52 0 104 0 156z"><text:p/></draw:path><draw:path draw:style-name="gr6" draw:text-style-name="P91" svg:width="0.21cm" svg:height="0.016cm" svg:x="1.166cm" svg:y="0.454cm" svg:viewBox="0 0 211 17" svg:d="M106 17c-35 0-71 0-106 0 0-6 0-11 0-17 71 0 140 0 211 0 0 6 0 11 0 17-35 0-71 0-105 0z"><text:p/></draw:path><draw:path draw:style-name="gr6" draw:text-style-name="P91" svg:width="0.174cm" svg:height="0.289cm" svg:x="1.184cm" svg:y="0.575cm" svg:viewBox="0 0 175 290" svg:d="M104 133c35-12 59-42 59-74 0-35-37-59-77-59-43 0-75 25-75 58 0 14 9 21 21 21 14 0 22-8 22-21 0-21-19-21-25-21 12-20 41-26 55-26 18 0 41 9 41 47 0 5-1 29-12 47-12 21-27 22-37 23-4 0-14 1-17 1-4 0-6 0-6 5s2 5 9 5c6 0 14 0 20 0 34 0 50 29 50 69 0 58-30 70-48 70s-50-7-65-32c15 2 28-8 28-23 0-16-11-24-23-24-11 0-24 6-24 25 0 38 40 66 85 66 52 0 90-38 90-82 0-34-26-67-71-75z"><text:p/></draw:path></draw:g></draw:g><text:s/>ou <draw:g text:anchor-type="as-char" svg:y="-0.561cm" draw:z-index="18" draw:name="Forme17" draw:style-name="gr3"><svg:title>TexMaths</svg:title><svg:desc>12§display§\(x = \frac{3}{2}\)§svg§600§FALSE§</svg:desc><draw:g draw:style-name="gr4"><draw:path draw:style-name="gr5" draw:text-style-name="P90" svg:width="1.019cm" svg:height="0.81cm" svg:x="0.008cm" svg:y="0.021cm" svg:viewBox="0 0 1020 811" svg:d="M511 811c-170 0-341 0-511 0 0-271 0-541 0-811 339 0 680 0 1020 0 0 270 0 540 0 811-169 0-340 0-509 0z"><text:p/></draw:path><draw:path draw:style-name="gr6" draw:text-style-name="P91" svg:width="0.209cm" svg:height="0.19cm" svg:x="-0.001cm" svg:y="0.377cm" svg:viewBox="0 0 210 191" svg:d="M128 59c4-11 14-49 42-49 3 0 12 0 22 4-12 3-20 14-20 23 0 7 4 16 15 16 10 0 23-9 23-25 0-22-24-28-38-28-26 0-40 23-45 32-11-27-33-32-45-32-45 0-69 54-69 65 0 5 4 3 5 5 4 0 5-2 6-5 14-45 42-55 56-55 9 0 23 3 23 27 0 13-7 42-23 101-7 27-21 43-39 43-3 0-12 0-22-4 11-3 21-11 21-23s-10-15-16-15c-13 0-24 11-24 24 0 20 22 28 40 28 28 0 43-30 44-32 5 15 20 32 46 32 43 0 67-54 67-65 0-5-4-5-5-5-4 0-5 3-5 5-14 46-43 55-56 55-17 0-23-13-23-27 0-10 2-18 7-38 5-19 9-38 13-57z"><text:p/></draw:path><draw:path draw:style-name="gr6" draw:text-style-name="P91" svg:width="0.28cm" svg:height="0.099cm" svg:x="0.368cm" svg:y="0.41cm" svg:viewBox="0 0 281 100" svg:d="M266 17c6 0 15 0 15-9 0-8-9-8-15-8-84 0-168 0-252 0-6 0-14 0-14 8 0 9 8 9 14 9 84 0 168 0 252 0zM266 100c6 0 15-2 15-10 0-10-9-8-15-8-84 0-168 0-252 0-6 0-14-2-14 8 0 8 8 10 14 10 84 0 168 0 252 0z"><text:p/></draw:path><draw:path draw:style-name="gr6" draw:text-style-name="P91" svg:width="0.174cm" svg:height="0.29cm" svg:x="0.857cm" svg:y="-0.001cm" svg:viewBox="0 0 175 291" svg:d="M104 132c35-11 59-41 59-73 0-35-37-59-77-59-43 0-75 25-75 58 0 13 9 21 21 21 14 0 22-9 22-21 0-21-19-21-26-21 13-20 42-26 56-26 18 0 41 9 41 47 0 4-1 30-12 48-12 20-27 21-37 21-4 2-14 3-17 3-4 0-6 0-6 5 0 4 2 4 9 4 6 0 14 0 20 0 34 0 50 28 50 70 0 58-30 70-48 70s-50-8-65-33c15 3 28-7 28-23 0-15-11-24-23-24-11 0-24 6-24 24 0 39 40 68 85 68 52 0 90-39 90-82 0-35-26-67-71-77z"><text:p/></draw:path><draw:path draw:style-name="gr6" draw:text-style-name="P91" svg:width="0.21cm" svg:height="0.016cm" svg:x="0.839cm" svg:y="0.449cm" svg:viewBox="0 0 211 17" svg:d="M106 17c-35 0-71 0-106 0 0-6 0-11 0-17 71 0 140 0 211 0 0 6 0 11 0 17-35 0-71 0-105 0z"><text:p/></draw:path><draw:path draw:style-name="gr6" draw:text-style-name="P91" svg:width="0.167cm" svg:height="0.28cm" svg:x="0.86cm" svg:y="0.572cm" svg:viewBox="0 0 168 281" svg:d="M32 249c15-15 30-29 45-44 66-58 91-81 91-123 0-48-38-82-90-82-47 0-78 38-78 77 0 23 20 23 22 23 7 0 22-5 22-22 0-11-8-23-22-23-4 0-4 0-6 1 10-27 33-43 57-43 39 0 57 34 57 69 0 33-22 67-45 93-26 30-54 60-80 90-5 5-5 5-5 16 52 0 104 0 156 0 4-25 8-49 12-73-4 0-7 0-11 0-2 12-5 31-9 37-3 4-30 4-40 4-25 0-50 0-76 0z"><text:p/></draw:path></draw:g></draw:g></text:p>
      <text:p text:style-name="P5">Les solutions de l'équation <draw:g text:anchor-type="as-char" svg:y="-0.314cm" draw:z-index="19" draw:name="Forme18" draw:style-name="gr3"><svg:title>TexMaths</svg:title><svg:desc>12§display§\((3x + 4)(2x - 3) = 0\) §svg§600§FALSE§</svg:desc><draw:g draw:style-name="gr4"><draw:path draw:style-name="gr5" draw:text-style-name="P90" svg:width="3.723cm" svg:height="0.376cm" svg:x="-0.001cm" svg:y="0.021cm" svg:viewBox="0 0 3724 377" svg:d="M1863 377c-622 0-1243 0-1863 0 0-126 0-251 0-377 1241 0 2483 0 3724 0 0 126 0 251 0 377-621 0-1241 0-1861 0z"><text:p/></draw:path><draw:path draw:style-name="gr6" draw:text-style-name="P91" svg:width="0.097cm" svg:height="0.42cm" svg:x="0.019cm" svg:y="-0.001cm" svg:viewBox="0 0 98 421" svg:d="M98 416c0-1 0-1-7-9-53-54-67-133-67-197 0-73 17-146 68-198 6-6 6-6 6-7 0-4-2-5-4-5-5 0-42 29-68 83-21 46-26 92-26 127 0 33 5 83 28 131 25 52 61 80 66 80 2 0 4-1 4-5z"><text:p/></draw:path><draw:path draw:style-name="gr6" draw:text-style-name="P91" svg:width="0.173cm" svg:height="0.287cm" svg:x="0.16cm" svg:y="0.035cm" svg:viewBox="0 0 174 288" svg:d="M104 132c35-12 59-41 59-74 0-35-37-58-78-58-42 0-74 25-74 56 0 15 9 23 21 23 14 0 22-9 22-21 0-22-20-22-26-22 13-20 40-26 56-26 17 0 41 9 41 48 0 5-1 29-12 48-13 19-28 21-39 21-2 0-13 2-15 2-4 0-6 1-6 4 0 5 2 5 9 5 6 0 12 0 18 0 35 0 51 29 51 70 0 56-29 68-47 68-19 0-50-7-65-32 15 2 28-7 28-22s-12-24-24-24c-10 0-23 6-23 26 0 37 38 64 85 64 51 0 89-38 89-80 0-35-26-67-70-76z"><text:p/></draw:path><draw:path draw:style-name="gr6" draw:text-style-name="P91" svg:width="0.209cm" svg:height="0.19cm" svg:x="0.365cm" svg:y="0.129cm" svg:viewBox="0 0 210 191" svg:d="M128 59c3-11 12-49 42-49 2 0 12 0 21 4-12 3-21 14-21 23 0 7 5 16 17 16 9 0 23-9 23-25 0-22-25-28-40-28-24 0-39 23-44 32-11-27-34-32-46-32-43 0-67 54-67 65 0 5 4 5 5 5 4 0 5-1 5-5 14-45 43-55 56-55 9 0 23 3 23 27 0 13-7 42-23 101-6 27-20 44-39 44-3 0-12 0-21-5 10-3 19-11 19-23s-9-15-15-15c-13 0-23 11-23 24 0 20 20 28 40 28 27 0 43-30 44-32 5 15 19 32 46 32 43 0 67-54 67-65 0-3-4-3-5-3-5 0-5 1-6 3-14 46-42 56-56 56-16 0-23-14-23-28 0-10 2-18 7-37 5-20 10-39 14-58z"><text:p/></draw:path><draw:path draw:style-name="gr6" draw:text-style-name="P91" svg:width="0.28cm" svg:height="0.278cm" svg:x="0.711cm" svg:y="0.07cm" svg:viewBox="0 0 281 279" svg:d="M149 149c39 0 78 0 117 0 6 0 15-1 15-10s-9-8-15-8c-39 0-78 0-117 0 0-40 0-78 0-118 0-6 0-13-9-13-8 0-8 7-8 13 0 40 0 78 0 118-40 0-78 0-118 0-6 0-14-1-14 8s8 10 14 10c40 0 78 0 118 0 0 39 0 78 0 117 0 6 0 13 8 13 9 0 9-7 9-13 0-39 0-78 0-117z"><text:p/></draw:path><draw:path draw:style-name="gr6" draw:text-style-name="P91" svg:width="0.185cm" svg:height="0.283cm" svg:x="1.121cm" svg:y="0.03cm" svg:viewBox="0 0 186 284" svg:d="M112 215c0 12 0 24 0 36 0 15-2 19-33 19-2 0-6 0-8 0 0 5 0 10 0 14 17-2 38-2 56-2 17 0 41 0 58 2 0-4 0-9 0-14-3 0-6 0-9 0-31 0-32-4-32-19 0-12 0-24 0-36 14 0 28 0 42 0 0-5 0-9 0-13-14 0-28 0-42 0 0-64 0-127 0-191 0-9 0-11-7-11-4 0-5 0-9 5-43 66-85 131-128 197 0 4 0 8 0 13 37 0 74 0 112 0zM114 202c-35 0-68 0-103 0 35-53 68-105 103-156 0 51 0 103 0 156z"><text:p/></draw:path><draw:path draw:style-name="gr6" draw:text-style-name="P91" svg:width="0.097cm" svg:height="0.42cm" svg:x="1.343cm" svg:y="-0.001cm" svg:viewBox="0 0 98 421" svg:d="M98 210c0-32-4-83-27-131-25-51-63-79-66-79s-5 2-5 5c0 1 0 1 8 9 41 41 66 109 66 196 0 71-15 146-68 199-6 6-6 6-6 7 0 2 2 5 5 5s42-29 67-83c22-46 26-93 26-128z"><text:p/></draw:path><draw:path draw:style-name="gr6" draw:text-style-name="P91" svg:width="0.096cm" svg:height="0.42cm" svg:x="1.525cm" svg:y="-0.001cm" svg:viewBox="0 0 97 421" svg:d="M97 416c0-1 0-1-7-9-53-54-66-133-66-197 0-73 16-146 68-198 5-6 5-6 5-7 0-4-1-5-3-5-5 0-42 29-68 83-21 46-26 92-26 127 0 33 5 83 28 131 25 52 61 80 66 80 2 0 3-1 3-5z"><text:p/></draw:path><draw:path draw:style-name="gr6" draw:text-style-name="P91" svg:width="0.167cm" svg:height="0.278cm" svg:x="1.668cm" svg:y="0.035cm" svg:viewBox="0 0 168 279" svg:d="M32 246c15-14 30-27 45-42 66-57 91-80 91-122 0-48-37-82-89-82-48 0-79 38-79 76 0 24 22 24 23 24 7 0 21-5 21-23 0-11-7-22-22-22-3 0-4 0-5 0 9-27 32-42 56-42 39 0 57 34 57 69 0 33-21 66-45 92-26 30-54 59-80 89-5 5-5 6-5 16 53 0 104 0 157 0 4-24 7-48 11-72-4 0-6 0-10 0-2 13-6 30-9 36-4 3-31 3-41 3-25 0-50 0-76 0z"><text:p/></draw:path><draw:path draw:style-name="gr6" draw:text-style-name="P91" svg:width="0.209cm" svg:height="0.19cm" svg:x="1.869cm" svg:y="0.129cm" svg:viewBox="0 0 210 191" svg:d="M130 59c2-11 12-49 40-49 3 0 14 0 22 4-12 3-20 14-20 23 0 7 4 16 15 16 10 0 23-9 23-25 0-22-24-28-38-28-26 0-40 23-45 32-11-27-33-32-45-32-45 0-69 54-69 65 0 5 5 5 6 5 3 0 4-1 5-5 14-45 42-55 56-55 9 0 23 3 23 27 0 13-7 42-23 101-6 27-21 44-39 44-3 0-12 0-22-5 11-3 21-11 21-23s-10-15-16-15c-13 0-24 11-24 24 0 20 22 28 40 28 28 0 43-30 44-32 6 15 20 32 46 32 44 0 68-54 68-65 0-3-5-3-6-3-4 0-5 1-5 3-14 46-43 56-56 56-17 0-23-14-23-28 0-10 2-18 7-37 5-20 10-39 15-58z"><text:p/></draw:path><draw:path draw:style-name="gr6" draw:text-style-name="P91" svg:width="0.257cm" svg:height="0.017cm" svg:x="2.226cm" svg:y="0.201cm" svg:viewBox="0 0 258 18" svg:d="M244 18c7 0 14-1 14-10 0-8-7-8-14-8-76 0-153 0-228 0-8 0-16 0-16 8 0 9 8 10 16 10 75 0 152 0 228 0z"><text:p/></draw:path><draw:path draw:style-name="gr6" draw:text-style-name="P91" svg:width="0.174cm" svg:height="0.287cm" svg:x="2.631cm" svg:y="0.035cm" svg:viewBox="0 0 175 288" svg:d="M104 132c35-12 60-41 60-74 0-35-37-58-78-58-43 0-74 25-74 56 0 15 8 23 22 23 13 0 21-9 21-21 0-22-20-22-26-22 13-20 41-26 55-26 18 0 41 9 41 48 0 5-1 29-12 48-12 19-27 21-37 21-4 0-14 2-17 2s-6 1-6 4c0 5 3 5 11 5 6 0 12 0 18 0 34 0 50 29 50 70 0 56-29 68-48 68-18 0-49-7-65-32 16 2 29-7 29-22s-12-24-24-24c-11 0-24 6-24 26 0 37 40 64 85 64 52 0 90-38 90-80 0-35-26-67-71-76z"><text:p/></draw:path><draw:path draw:style-name="gr6" draw:text-style-name="P91" svg:width="0.097cm" svg:height="0.42cm" svg:x="2.848cm" svg:y="-0.001cm" svg:viewBox="0 0 98 421" svg:d="M98 210c0-32-4-83-28-131-26-51-62-79-65-79s-5 2-5 5c0 1 0 1 8 9 41 41 65 109 65 196 0 71-15 146-67 199-6 6-6 6-6 7 0 2 2 5 5 5s42-29 67-83c20-46 26-93 26-128z"><text:p/></draw:path><draw:path draw:style-name="gr6" draw:text-style-name="P91" svg:width="0.28cm" svg:height="0.099cm" svg:x="3.129cm" svg:y="0.16cm" svg:viewBox="0 0 281 100" svg:d="M266 18c6 0 15-1 15-10 0-8-9-8-15-8-84 0-168 0-252 0-6 0-14 0-14 8 0 9 8 10 14 10 84 0 168 0 252 0zM266 100c6 0 15 0 15-9s-9-9-15-9c-84 0-168 0-252 0-6 0-14 0-14 9s8 9 14 9c84 0 168 0 252 0z"><text:p/></draw:path><draw:path draw:style-name="gr6" draw:text-style-name="P91" svg:width="0.177cm" svg:height="0.287cm" svg:x="3.567cm" svg:y="0.035cm" svg:viewBox="0 0 178 288" svg:d="M178 145c0-33-3-67-17-98-19-41-54-47-72-47-25 0-57 11-73 49-14 30-16 63-16 96 0 32 1 70 19 100 18 35 48 43 70 43 23 0 54-8 73-49 13-27 16-60 16-94zM89 279c-17 0-42-11-49-51-5-24-5-63-5-87 0-28 0-56 3-78 9-50 40-55 51-55 13 0 41 9 49 50 5 24 5 56 5 83 0 31 0 60-5 86-7 40-31 52-49 52z"><text:p/></draw:path></draw:g></draw:g><text:s/>sont <draw:g text:anchor-type="as-char" svg:y="-0.57cm" draw:z-index="20" draw:name="Forme19" draw:style-name="gr3"><svg:title>TexMaths</svg:title><svg:desc>12§display§\(-\frac{4}{3}\)§svg§600§FALSE§</svg:desc><draw:g draw:style-name="gr4"><draw:path draw:style-name="gr5" draw:text-style-name="P90" svg:width="0.543cm" svg:height="0.822cm" svg:x="-0.001cm" svg:y="0.021cm" svg:viewBox="0 0 544 823" svg:d="M273 823c-91 0-182 0-273 0 0-274 0-549 0-823 181 0 363 0 544 0 0 274 0 549 0 823-90 0-181 0-271 0z"><text:p/></draw:path><draw:path draw:style-name="gr6" draw:text-style-name="P91" svg:width="0.257cm" svg:height="0.016cm" svg:x="0.012cm" svg:y="0.454cm" svg:viewBox="0 0 258 17" svg:d="M242 17c7 0 16 0 16-9 0-8-9-8-16-8-75 0-151 0-226 0-8 0-16 0-16 8 0 9 8 9 16 9 75 0 151 0 226 0z"><text:p/></draw:path><draw:path draw:style-name="gr6" draw:text-style-name="P91" svg:width="0.186cm" svg:height="0.284cm" svg:x="0.366cm" svg:y="-0.001cm" svg:viewBox="0 0 187 285" svg:d="M111 216c0 12 0 24 0 36 0 15 0 20-31 20-3 0-6 0-9 0 0 4 0 8 0 13 18-1 39-1 57-1s40 0 58 1c0-5 0-9 0-13-4 0-7 0-10 0-31 0-31-5-31-20 0-12 0-24 0-36 13 0 28 0 42 0 0-5 0-10 0-14-14 0-29 0-42 0 0-63 0-128 0-191 0-9 0-11-7-11-4 0-5 0-9 5-43 66-86 132-129 197 0 4 0 9 0 14 37 0 74 0 111 0zM115 202c-35 0-68 0-103 0 35-52 68-104 103-156 0 52 0 104 0 156z"><text:p/></draw:path><draw:path draw:style-name="gr6" draw:text-style-name="P91" svg:width="0.21cm" svg:height="0.016cm" svg:x="0.354cm" svg:y="0.454cm" svg:viewBox="0 0 211 17" svg:d="M105 17c-34 0-70 0-105 0 0-6 0-11 0-17 71 0 140 0 211 0 0 6 0 11 0 17-36 0-71 0-106 0z"><text:p/></draw:path><draw:path draw:style-name="gr6" draw:text-style-name="P91" svg:width="0.174cm" svg:height="0.289cm" svg:x="0.372cm" svg:y="0.575cm" svg:viewBox="0 0 175 290" svg:d="M104 133c35-12 59-42 59-74 0-35-37-59-77-59-43 0-74 25-74 58 0 14 8 21 20 21 14 0 22-8 22-21 0-21-19-21-25-21 12-20 41-26 55-26 18 0 41 9 41 47 0 5-2 29-12 47-12 21-27 22-37 23-4 0-14 1-17 1-4 0-6 0-6 5s2 5 9 5c6 0 14 0 19 0 35 0 51 29 51 69 0 58-30 70-48 70s-50-7-65-32c15 2 28-8 28-23 0-16-11-24-23-24-11 0-24 6-24 25 0 38 40 66 85 66 52 0 90-38 90-82 0-34-26-67-71-75z"><text:p/></draw:path></draw:g></draw:g><text:s/>et <draw:g text:anchor-type="as-char" svg:y="-0.561cm" draw:z-index="21" draw:name="Forme20" draw:style-name="gr3"><svg:title>TexMaths</svg:title><svg:desc>12§display§\(\frac{3}{2}\)§svg§600§FALSE§</svg:desc><draw:g draw:style-name="gr4"><draw:path draw:style-name="gr5" draw:text-style-name="P90" svg:width="0.165cm" svg:height="0.81cm" svg:x="0.022cm" svg:y="0.022cm" svg:viewBox="0 0 166 811" svg:d="M0 0c55 0 111 0 166 0 0 270 0 540 0 811-55 0-111 0-166 0 0-271 0-541 0-811z"><text:p/></draw:path><draw:path draw:style-name="gr6" draw:text-style-name="P91" svg:width="0.172cm" svg:height="0.288cm" svg:x="0.018cm" svg:y="0cm" svg:viewBox="0 0 173 289" svg:d="M103 132c34-11 58-41 58-74 0-34-36-58-76-58-42 0-74 25-74 58 0 13 9 21 21 21 14 0 22-9 22-21 0-21-20-21-26-21 13-21 41-26 56-26 17 0 39 8 39 47 0 4 0 30-12 48-11 20-26 21-36 21-3 2-14 2-16 2-4 1-7 1-7 6 0 3 3 3 11 3 6 0 12 0 18 0 33 0 49 29 49 71 0 56-28 70-47 70-18 0-49-8-64-33 15 3 28-7 28-23 0-15-12-24-24-24-10 0-23 6-23 24 0 39 38 66 84 66 51 0 89-37 89-80 0-35-26-67-70-77z"><text:p/></draw:path><draw:path draw:style-name="gr6" draw:text-style-name="P91" svg:width="0.208cm" svg:height="0.016cm" svg:x="0cm" svg:y="0.45cm" svg:viewBox="0 0 209 17" svg:d="M0 0c70 0 139 0 209 0 0 6 0 11 0 17-70 0-139 0-209 0 0-6 0-11 0-17z"><text:p/></draw:path><draw:path draw:style-name="gr6" draw:text-style-name="P91"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p>
      <text:p text:style-name="P2"/>
      <table:table table:name="Tableau5" table:style-name="Tableau5">
        <table:table-column table:style-name="Tableau5.A"/>
        <table:table-row>
          <table:table-cell table:style-name="Tableau5.A1" office:value-type="string">
            <text:p text:style-name="P81">Mon exemple :</text:p>
            <text:p text:style-name="P85"/>
            <text:p text:style-name="P85"/>
            <text:p text:style-name="P85"/>
            <text:p text:style-name="P85"/>
            <text:p text:style-name="P85"/>
            <text:p text:style-name="P85"/>
          </table:table-cell>
        </table:table-row>
      </table:table>
      <text:p text:style-name="P5"/>
      <text:p text:style-name="P5"/>
      <text:p text:style-name="P36">Remarque</text:p>
      <text:p text:style-name="P5"><text:span text:style-name="T3">Ce type d'équation, écrite sous la forme d'un produit égal à 0, est appelée une </text:span><text:span text:style-name="T1">équation produit</text:span><text:span text:style-name="T4">.</text:span></text:p>
      <text:p text:style-name="P5"/>
      <text:p text:style-name="P36">Méthode</text:p>
      <text:p text:style-name="P36">Pour se ramener à une équation produit, il est parfois nécessaire de factoriser une expression.</text:p>
      <text:p text:style-name="P5"/>
      <text:p text:style-name="P5">Exemple</text:p>
      <text:p text:style-name="P5">On veut résoudre l'équation <draw:g text:anchor-type="as-char" svg:y="-0.367cm" draw:z-index="22" draw:name="Forme21" draw:style-name="gr3"><svg:title>TexMaths</svg:title><svg:desc>12§display§\(x^2 + 7x = 0\)§svg§600§FALSE§</svg:desc><draw:g draw:style-name="gr4"><draw:path draw:style-name="gr5" draw:text-style-name="P90" svg:width="2.107cm" svg:height="0.359cm" svg:x="0.008cm" svg:y="0.022cm" svg:viewBox="0 0 2108 360" svg:d="M0 0c703 0 1405 0 2108 0 0 120 0 240 0 360-703 0-1405 0-2108 0 0-120 0-240 0-360z"><text:p/></draw:path><draw:path draw:style-name="gr6" draw:text-style-name="P91" svg:width="0.209cm" svg:height="0.19cm" svg:x="-0.001cm" svg:y="0.182cm" svg:viewBox="0 0 210 191" svg:d="M128 59c3-11 14-49 42-49 3 0 12 0 22 4-12 3-20 14-20 23 0 7 4 15 15 15 10 0 23-8 23-24 0-22-25-28-40-28-24 0-38 22-43 31-11-27-33-31-45-31-45 0-69 54-69 65 0 3 4 2 5 3 4 0 5 0 6-3 14-46 42-55 56-55 9 0 23 3 23 27 0 13-7 41-23 101-7 25-21 43-39 43-4 0-13 0-22-6 11-1 21-11 21-21 0-12-10-16-16-16-13 0-24 11-24 25 0 19 22 28 40 28 27 0 43-30 44-33 5 16 20 33 46 33 43 0 67-55 67-65 0-5-4-5-5-5-4 0-5 3-6 5-13 46-42 55-55 55-17 0-24-13-24-27 0-10 3-20 7-38 5-19 10-38 14-57z"><text:p/></draw:path><draw:path draw:style-name="gr6" draw:text-style-name="P91" svg:width="0.13cm" svg:height="0.195cm" svg:x="0.246cm" svg:y="0cm" svg:viewBox="0 0 131 196" svg:d="M131 142c-4 0-6 0-10 0-1 7-5 24-8 27-3 1-25 1-29 1-18 0-36 0-54 0 30-27 41-36 59-49 21-18 42-36 42-63 0-36-31-58-70-58-36 0-61 25-61 53 0 14 13 17 16 17 7 0 15-5 15-16 0-6-1-16-17-16 9-21 29-27 44-27 28 0 44 23 44 47 0 25-18 45-28 56-24 23-46 46-70 70-4 3-4 3-4 12 41 0 82 0 122 0 3-18 6-36 9-54z"><text:p/></draw:path><draw:path draw:style-name="gr6" draw:text-style-name="P91" svg:width="0.28cm" svg:height="0.279cm" svg:x="0.534cm" svg:y="0.122cm" svg:viewBox="0 0 281 280" svg:d="M149 149c39 0 78 0 117 0 6 0 15 0 15-9 0-8-9-8-15-8-39 0-78 0-117 0 0-40 0-78 0-118 0-6 0-14-9-14-8 0-8 8-8 14 0 40 0 78 0 118-40 0-78 0-118 0-6 0-14 0-14 8 0 9 8 9 14 9 40 0 78 0 118 0 0 38 0 78 0 116 0 6 0 15 8 15 9 0 9-9 9-15 0-38 0-78 0-116z"><text:p/></draw:path><draw:path draw:style-name="gr6" draw:text-style-name="P91" svg:width="0.18cm" svg:height="0.292cm" svg:x="0.955cm" svg:y="0.085cm" svg:viewBox="0 0 181 293" svg:d="M178 28c3-5 3-6 3-15-33 0-68 0-102 0-51 0-53-6-54-13-3 0-7 0-11 0-4 29-9 58-14 86 4 0 7 0 11 0 1-7 5-33 11-38 2-2 36-2 40-2 29 0 59 0 88 0-5 7-38 52-47 66-38 57-53 115-53 157 0 5 0 24 21 24 19 0 19-19 19-24 0-7 0-15 0-22 0-23 1-44 5-67 1-10 7-46 25-72 19-28 38-54 58-80z"><text:p/></draw:path><draw:path draw:style-name="gr6" draw:text-style-name="P91" svg:width="0.209cm" svg:height="0.19cm" svg:x="1.153cm" svg:y="0.182cm" svg:viewBox="0 0 210 191" svg:d="M130 59c2-11 12-49 40-49 3 0 14 0 22 4-12 3-20 14-20 23 0 7 4 15 15 15 10 0 23-8 23-24 0-22-24-28-38-28-26 0-40 22-45 31-11-27-33-31-45-31-45 0-69 54-69 65 0 3 5 3 6 3 3 0 4 0 5-3 14-46 42-55 56-55 9 0 23 3 23 27 0 13-7 41-23 101-6 25-21 43-39 43-3 0-12 0-22-6 11-1 21-11 21-21 0-12-10-16-16-16-13 0-24 11-24 25 0 19 22 28 41 28 27 0 42-30 43-33 6 16 20 33 46 33 44 0 68-55 68-65 0-5-5-5-6-5-4 0-5 3-5 5-14 46-43 55-56 55-17 0-23-13-23-27 0-10 2-20 7-38 5-19 10-38 15-57z"><text:p/></draw:path><draw:path draw:style-name="gr6" draw:text-style-name="P91" svg:width="0.28cm" svg:height="0.097cm" svg:x="1.523cm" svg:y="0.212cm" svg:viewBox="0 0 281 98" svg:d="M266 17c6 0 15 0 15-9 0-8-9-8-15-8-84 0-168 0-252 0-6 0-14 0-14 8 0 9 8 9 14 9 84 0 168 0 252 0zM266 98c6 0 15 0 15-8s-9-8-15-8c-84 0-168 0-252 0-6 0-14 0-14 8s8 8 14 8c84 0 168 0 252 0z"><text:p/></draw:path><draw:path draw:style-name="gr6" draw:text-style-name="P91" svg:width="0.177cm" svg:height="0.288cm" svg:x="1.961cm" svg:y="0.089cm" svg:viewBox="0 0 178 289" svg:d="M178 146c0-33-3-67-17-98-19-41-54-48-72-48-25 0-55 11-73 50-14 29-16 63-16 96 0 32 2 69 19 100 18 35 49 43 70 43 23 0 55-9 73-49 13-29 16-61 16-94zM89 280c-17 0-42-11-49-52-5-25-5-62-5-88s0-54 3-76c9-51 40-54 51-54 13 0 42 7 49 49 5 24 5 55 5 81 0 33 0 62-5 87-6 39-30 53-49 53z"><text:p/></draw:path></draw:g></draw:g>.</text:p>
      <text:p text:style-name="P5">En factorisant le membre de gauche, on obtient <draw:g text:anchor-type="as-char" svg:y="-0.314cm" draw:z-index="23" draw:name="Forme22" draw:style-name="gr3"><svg:title>TexMaths</svg:title><svg:desc>12§display§\(x(x + 7) = 0\) §svg§600§FALSE§</svg:desc><draw:g draw:style-name="gr4"><draw:path draw:style-name="gr5" draw:text-style-name="P90" svg:width="2.246cm" svg:height="0.376cm" svg:x="0.008cm" svg:y="0.021cm" svg:viewBox="0 0 2247 377" svg:d="M1124 377c-375 0-750 0-1124 0 0-126 0-251 0-377 749 0 1499 0 2247 0 0 126 0 251 0 377-374 0-748 0-1123 0z"><text:p/></draw:path><draw:path draw:style-name="gr6" draw:text-style-name="P91" svg:width="0.209cm" svg:height="0.19cm" svg:x="-0.001cm" svg:y="0.129cm" svg:viewBox="0 0 210 191" svg:d="M130 59c2-11 12-49 40-49 3 0 14 0 22 4-12 3-20 14-20 23 0 7 4 16 15 16 10 0 23-9 23-25 0-22-24-28-38-28-26 0-40 23-45 32-11-27-33-32-45-32-45 0-69 54-69 65 0 5 5 5 6 5 3 0 4-1 5-5 14-45 42-55 56-55 9 0 23 3 23 27 0 13-7 42-23 101-6 27-21 44-39 44-3 0-12 0-22-5 11-3 21-11 21-23s-10-15-16-15c-13 0-24 11-24 24 0 20 22 28 40 28 28 0 43-30 44-32 6 15 20 32 46 32 43 0 67-54 67-65 0-3-4-3-5-3-4 0-5 1-5 3-14 46-43 56-56 56-17 0-23-14-23-28 0-10 2-18 7-37 5-20 10-39 15-58z"><text:p/></draw:path><draw:path draw:style-name="gr6" draw:text-style-name="P91" svg:width="0.096cm" svg:height="0.42cm" svg:x="0.27cm" svg:y="-0.001cm" svg:viewBox="0 0 97 421" svg:d="M97 416c0-1 0-1-7-9-53-54-66-133-66-197 0-73 16-146 68-198 5-6 5-6 5-7 0-4-1-5-3-5-5 0-42 29-68 83-21 46-26 92-26 127 0 33 5 83 28 131 25 52 61 80 66 80 2 0 3-1 3-5z"><text:p/></draw:path><draw:path draw:style-name="gr6" draw:text-style-name="P91" svg:width="0.209cm" svg:height="0.19cm" svg:x="0.404cm" svg:y="0.129cm" svg:viewBox="0 0 210 191" svg:d="M128 59c3-11 12-49 42-49 2 0 12 0 21 4-12 3-21 14-21 23 0 7 5 16 17 16 9 0 23-9 23-25 0-22-25-28-40-28-24 0-39 23-44 32-11-27-34-32-46-32-43 0-67 54-67 65 0 5 4 5 5 5 4 0 5-1 5-5 14-45 43-55 56-55 9 0 23 3 23 27 0 13-7 42-23 101-6 27-20 44-39 44-3 0-12 0-21-5 10-3 19-11 19-23s-9-15-15-15c-12 0-23 11-23 24 0 20 20 28 40 28 27 0 43-30 44-32 5 15 20 32 46 32 43 0 67-54 67-65 0-3-4-3-5-3-5 0-5 1-6 3-14 46-42 56-56 56-16 0-23-14-23-28 0-10 2-18 7-37 5-20 10-39 14-58z"><text:p/></draw:path><draw:path draw:style-name="gr6" draw:text-style-name="P91" svg:width="0.28cm" svg:height="0.278cm" svg:x="0.75cm" svg:y="0.07cm" svg:viewBox="0 0 281 279" svg:d="M149 149c39 0 78 0 117 0 6 0 15-1 15-10s-9-8-15-8c-39 0-78 0-117 0 0-40 0-78 0-118 0-6 0-13-9-13-8 0-8 7-8 13 0 40 0 78 0 118-40 0-78 0-118 0-6 0-14-1-14 8s8 10 14 10c40 0 78 0 118 0 0 39 0 78 0 117 0 6 0 13 8 13 9 0 9-7 9-13 0-39 0-78 0-117z"><text:p/></draw:path><draw:path draw:style-name="gr6" draw:text-style-name="P91" svg:width="0.18cm" svg:height="0.292cm" svg:x="1.17cm" svg:y="0.03cm" svg:viewBox="0 0 181 293" svg:d="M178 29c3-6 3-6 3-16-33 0-68 0-102 0-51 0-53-5-54-13-3 0-7 0-11 0-4 29-9 58-14 87 4 0 7 0 11 0 1-6 5-33 11-39 2-2 36-2 40-2 29 0 59 0 88 0-5 7-38 53-47 67-38 56-53 114-53 157 0 4 0 23 21 23 19 0 19-19 19-23 0-7 0-14 0-21 0-23 1-46 5-69 1-9 7-45 25-72 19-26 38-53 58-79z"><text:p/></draw:path><draw:path draw:style-name="gr6" draw:text-style-name="P91" svg:width="0.097cm" svg:height="0.42cm" svg:x="1.381cm" svg:y="-0.001cm" svg:viewBox="0 0 98 421" svg:d="M98 210c0-32-4-83-27-131-25-51-63-79-66-79s-5 2-5 5c0 1 0 1 8 9 41 41 65 109 65 196 0 71-15 146-67 199-6 6-6 6-6 7 0 2 2 5 5 5s42-29 67-83c22-46 26-93 26-128z"><text:p/></draw:path><draw:path draw:style-name="gr6" draw:text-style-name="P91" svg:width="0.28cm" svg:height="0.099cm" svg:x="1.662cm" svg:y="0.16cm" svg:viewBox="0 0 281 100" svg:d="M266 18c6 0 15-1 15-10 0-8-9-8-15-8-84 0-168 0-252 0-6 0-14 0-14 8 0 9 8 10 14 10 84 0 168 0 252 0zM266 100c6 0 15 0 15-9s-9-9-15-9c-84 0-168 0-252 0-6 0-14 0-14 9s8 9 14 9c84 0 168 0 252 0z"><text:p/></draw:path><draw:path draw:style-name="gr6" draw:text-style-name="P91" svg:width="0.177cm" svg:height="0.287cm" svg:x="2.1cm" svg:y="0.035cm" svg:viewBox="0 0 178 288" svg:d="M178 145c0-33-3-67-17-98-19-41-54-47-72-47-25 0-57 11-73 49-14 30-16 63-16 96 0 32 1 70 19 100 18 35 48 43 70 43 23 0 54-8 73-49 13-27 16-60 16-94zM89 279c-17 0-42-11-49-51-5-24-5-63-5-87 0-28 0-56 3-78 9-50 40-55 51-55 13 0 41 9 49 50 5 24 5 56 5 83 0 31 0 60-5 86-7 40-31 52-49 52z"><text:p/></draw:path></draw:g></draw:g><text:s/>qui est une équation produit.</text:p>
      <text:p text:style-name="P5">On résout cette équation :</text:p>
      <text:p text:style-name="P5"><draw:g text:anchor-type="as-char" svg:y="-0.288cm" draw:z-index="24" draw:name="Forme23" draw:style-name="gr3"><svg:title>TexMaths</svg:title><svg:desc>12§display§\(x = 0\)§svg§600§FALSE§</svg:desc><draw:g draw:style-name="gr4"><draw:path draw:style-name="gr5" draw:text-style-name="P90" svg:width="0.951cm" svg:height="0.244cm" svg:x="0.008cm" svg:y="0.02cm" svg:viewBox="0 0 952 245" svg:d="M0 0c317 0 635 0 952 0 0 82 0 163 0 245-317 0-635 0-952 0 0-82 0-163 0-245z"><text:p/></draw:path><draw:path draw:style-name="gr6" draw:text-style-name="P91" svg:width="0.209cm" svg:height="0.188cm" svg:x="-0.001cm" svg:y="0.092cm" svg:viewBox="0 0 210 189" svg:d="M128 60c3-12 12-50 42-50 3 0 12 0 22 6-12 1-20 12-20 22 0 6 4 15 15 15 10 0 23-7 23-24 0-23-25-29-40-29-24 0-38 23-44 32-10-27-32-32-44-32-45 0-69 55-69 65 0 5 4 2 5 5 4 0 5-2 6-5 14-45 42-55 56-55 9 0 23 3 23 28 0 14-7 41-23 100-7 25-21 42-39 42-4 0-13 0-22-5 11-2 19-11 19-23 0-9-8-13-15-13-12 0-23 10-23 23 0 19 22 27 40 27 27 0 43-28 44-31 5 15 20 31 46 31 43 0 67-52 67-63 0-4-4-4-5-4-4 0-5 1-6 5-13 43-42 53-55 53-17 0-24-13-24-28 0-7 2-17 7-36s10-38 14-56z"><text:p/></draw:path><draw:path draw:style-name="gr6" draw:text-style-name="P91" svg:width="0.279cm" svg:height="0.097cm" svg:x="0.369cm" svg:y="0.124cm" svg:viewBox="0 0 280 98" svg:d="M265 17c6 0 15 0 15-9 0-8-9-8-14-8-85 0-169 0-253 0-6 0-13 0-13 8 0 9 7 9 14 9 84 0 167 0 251 0zM266 98c5 0 14 0 14-8 0-9-9-9-15-9-84 0-167 0-251 0-7 0-14 0-14 9 0 8 7 8 13 8 84 0 168 0 253 0z"><text:p/></draw:path><draw:path draw:style-name="gr6" draw:text-style-name="P91" svg:width="0.177cm" svg:height="0.287cm" svg:x="0.804cm" svg:y="0cm" svg:viewBox="0 0 178 288" svg:d="M178 145c0-34-3-67-17-98-19-40-54-47-72-47-25 0-55 11-73 50-14 29-16 61-16 95 0 30 2 68 19 101 18 33 49 42 70 42 23 0 55-9 73-49 13-29 16-62 16-94zM89 278c-17 0-41-10-49-50-5-25-5-64-5-88 0-26 0-55 3-76 9-51 40-54 51-54 14 0 42 7 49 49 5 22 5 55 5 81 0 30 0 59-5 87-6 39-30 51-49 51z"><text:p/></draw:path></draw:g></draw:g><text:s/>ou <draw:g text:anchor-type="as-char" svg:y="-0.282cm" draw:z-index="25" draw:name="Forme24" draw:style-name="gr3"><svg:title>TexMaths</svg:title><svg:desc>12§display§\(x + 7 = 0\)§svg§600§FALSE§</svg:desc><draw:g draw:style-name="gr4"><draw:path draw:style-name="gr5" draw:text-style-name="P90" svg:width="1.676cm" svg:height="0.274cm" svg:x="0.008cm" svg:y="0.021cm" svg:viewBox="0 0 1677 275" svg:d="M0 0c559 0 1118 0 1677 0 0 91 0 184 0 275-559 0-1118 0-1677 0 0-91 0-184 0-275z"><text:p/></draw:path><draw:path draw:style-name="gr6" draw:text-style-name="P91" svg:width="0.209cm" svg:height="0.189cm" svg:x="-0.001cm" svg:y="0.098cm" svg:viewBox="0 0 210 190" svg:d="M128 59c3-11 12-49 42-49 3 0 12 0 22 4-12 3-20 14-20 23 0 7 4 15 15 15 10 0 23-8 23-24 0-22-25-28-40-28-24 0-38 23-43 32-11-27-33-32-45-32-45 0-69 54-69 65 0 3 4 2 5 3 4 0 5 0 6-3 14-46 42-55 56-55 9 0 23 3 23 27 0 13-7 42-23 101-7 24-21 42-39 42-4 0-13 0-22-5 11-2 19-12 19-21 0-12-8-16-15-16-12 0-23 11-23 24 0 19 22 28 40 28 27 0 43-30 44-32 5 15 20 32 46 32 43 0 67-53 67-64 0-5-4-5-5-5-4 0-5 3-6 5-13 44-42 54-55 54-17 0-24-13-24-26 0-10 2-18 7-38 5-19 10-38 14-57z"><text:p/></draw:path><draw:path draw:style-name="gr6" draw:text-style-name="P91" svg:width="0.28cm" svg:height="0.277cm" svg:x="0.344cm" svg:y="0.039cm" svg:viewBox="0 0 281 278" svg:d="M149 148c39 0 78 0 117 0 6 0 15 0 15-9 0-8-9-8-15-8-39 0-78 0-117 0 0-40 0-78 0-118 0-6 0-13-9-13-8 0-8 7-8 13 0 40 0 78 0 118-40 0-78 0-118 0-6 0-14 0-14 8 0 9 8 9 14 9 40 0 78 0 118 0 0 38 0 78 0 116 0 6 0 14 8 14 9 0 9-8 9-14 0-38 0-78 0-116z"><text:p/></draw:path><draw:path draw:style-name="gr6" draw:text-style-name="P91" svg:width="0.18cm" svg:height="0.292cm" svg:x="0.765cm" svg:y="0cm" svg:viewBox="0 0 181 293" svg:d="M178 28c3-5 3-5 3-15-33 0-68 0-102 0-51 0-53-5-54-13-3 0-7 0-11 0-4 29-9 58-14 86 4 0 7 0 11 0 1-6 5-32 11-38 2-2 36-2 40-2 29 0 59 0 88 0-5 7-37 52-47 67-38 55-51 114-51 156 0 5 0 24 19 24s19-19 19-24c0-7 0-15 0-22 0-23 1-45 5-68 1-10 7-45 26-71 19-28 37-54 57-80z"><text:p/></draw:path><draw:path draw:style-name="gr6" draw:text-style-name="P91" svg:width="0.278cm" svg:height="0.097cm" svg:x="1.093cm" svg:y="0.129cm" svg:viewBox="0 0 279 98" svg:d="M265 17c6 0 14 0 14-9 0-8-8-8-14-8-84 0-168 0-252 0-6 0-13 0-13 8 0 9 7 9 13 9 84 0 168 0 252 0zM265 98c6 0 14 0 14-8s-8-8-14-8c-84 0-168 0-252 0-6 0-13 0-13 8s7 8 13 8c84 0 168 0 252 0z"><text:p/></draw:path><draw:path draw:style-name="gr6" draw:text-style-name="P91" svg:width="0.177cm" svg:height="0.287cm" svg:x="1.529cm" svg:y="0.005cm" svg:viewBox="0 0 178 288" svg:d="M178 145c0-33-3-67-17-98-19-41-54-47-72-47-25 0-55 11-73 49-14 29-16 63-16 96 0 30 2 69 19 100 18 35 49 43 70 43 23 0 55-10 73-49 13-29 16-63 16-94zM89 278c-17 0-41-10-49-50-5-26-5-65-5-88 0-27 0-55 3-78 9-50 40-54 51-54 14 0 42 9 49 50 5 24 5 55 5 82 0 30 0 59-5 86-6 39-30 52-49 52z"><text:p/></draw:path></draw:g></draw:g></text:p>
      <text:p text:style-name="P5"><draw:g text:anchor-type="as-char" svg:y="-0.288cm" draw:z-index="26" draw:name="Forme25" draw:style-name="gr3"><svg:title>TexMaths</svg:title><svg:desc>12§display§\(x = 0\)§svg§600§FALSE§</svg:desc><draw:g draw:style-name="gr4"><draw:path draw:style-name="gr5" draw:text-style-name="P90" svg:width="0.951cm" svg:height="0.244cm" svg:x="0.008cm" svg:y="0.02cm" svg:viewBox="0 0 952 245" svg:d="M0 0c317 0 635 0 952 0 0 82 0 163 0 245-317 0-635 0-952 0 0-82 0-163 0-245z"><text:p/></draw:path><draw:path draw:style-name="gr6" draw:text-style-name="P91" svg:width="0.209cm" svg:height="0.188cm" svg:x="-0.001cm" svg:y="0.092cm" svg:viewBox="0 0 210 189" svg:d="M128 60c3-12 12-50 42-50 3 0 12 0 22 6-12 1-20 12-20 22 0 6 4 15 15 15 10 0 23-7 23-24 0-23-25-29-40-29-24 0-38 23-44 32-10-27-32-32-44-32-45 0-69 55-69 65 0 5 4 2 5 5 4 0 5-2 6-5 14-45 42-55 56-55 9 0 23 3 23 28 0 14-7 41-23 100-7 25-21 42-39 42-4 0-13 0-22-5 11-2 19-11 19-23 0-9-8-13-15-13-12 0-23 10-23 23 0 19 22 27 40 27 27 0 43-28 44-31 5 15 20 31 46 31 43 0 67-52 67-63 0-4-4-4-5-4-4 0-5 1-6 5-13 43-42 53-55 53-17 0-24-13-24-28 0-7 2-17 7-36s10-38 14-56z"><text:p/></draw:path><draw:path draw:style-name="gr6" draw:text-style-name="P91" svg:width="0.279cm" svg:height="0.097cm" svg:x="0.369cm" svg:y="0.124cm" svg:viewBox="0 0 280 98" svg:d="M265 17c6 0 15 0 15-9 0-8-9-8-14-8-85 0-169 0-253 0-6 0-13 0-13 8 0 9 7 9 14 9 84 0 167 0 251 0zM266 98c5 0 14 0 14-8 0-9-9-9-15-9-84 0-167 0-251 0-7 0-14 0-14 9 0 8 7 8 13 8 84 0 168 0 253 0z"><text:p/></draw:path><draw:path draw:style-name="gr6" draw:text-style-name="P91" svg:width="0.177cm" svg:height="0.287cm" svg:x="0.804cm" svg:y="0cm" svg:viewBox="0 0 178 288" svg:d="M178 145c0-34-3-67-17-98-19-40-54-47-72-47-25 0-55 11-73 50-14 29-16 61-16 95 0 30 2 68 19 101 18 33 49 42 70 42 23 0 55-9 73-49 13-29 16-62 16-94zM89 278c-17 0-41-10-49-50-5-25-5-64-5-88 0-26 0-55 3-76 9-51 40-54 51-54 14 0 42 7 49 49 5 22 5 55 5 81 0 30 0 59-5 87-6 39-30 51-49 51z"><text:p/></draw:path></draw:g></draw:g><text:s/>ou <draw:g text:anchor-type="as-char" svg:y="-0.259cm" draw:z-index="27" draw:name="Forme26" draw:style-name="gr3"><svg:title>TexMaths</svg:title><svg:desc>12§display§\(x = -7\)§svg§600§FALSE§</svg:desc><draw:g draw:style-name="gr4"><draw:path draw:style-name="gr5" draw:text-style-name="P90" svg:width="1.291cm" svg:height="0.249cm" svg:x="0.008cm" svg:y="0.02cm" svg:viewBox="0 0 1292 250" svg:d="M646 250c-216 0-431 0-646 0 0-83 0-167 0-250 431 0 861 0 1292 0 0 83 0 167 0 250-215 0-431 0-646 0z"><text:p/></draw:path><draw:path draw:style-name="gr6" draw:text-style-name="P91" svg:width="0.209cm" svg:height="0.189cm" svg:x="-0.001cm" svg:y="0.099cm" svg:viewBox="0 0 210 190" svg:d="M130 59c2-11 12-49 40-49 3 0 12 0 22 4-12 3-20 14-20 23 0 8 4 16 15 16 10 0 23-8 23-25 0-22-24-28-38-28-26 0-40 23-45 32-11-27-33-32-45-32-45 0-69 54-69 65 0 5 5 5 6 5 3 0 4-1 5-5 14-45 42-55 56-55 9 0 23 3 23 27 0 14-7 42-23 101-6 26-21 42-39 42-3 0-12 0-22-4 11-3 21-11 21-22 0-12-10-16-16-16-13 0-24 12-24 26 0 18 22 26 40 26 28 0 43-29 44-31 6 14 20 31 46 31 43 0 67-53 67-64 0-5-4-5-5-5-4 0-5 3-5 5-14 45-43 54-56 54-17 0-23-13-23-26 0-10 2-18 7-37 5-20 10-39 15-58z"><text:p/></draw:path><draw:path draw:style-name="gr6" draw:text-style-name="P91" svg:width="0.28cm" svg:height="0.098cm" svg:x="0.369cm" svg:y="0.13cm" svg:viewBox="0 0 281 99" svg:d="M266 17c6 0 15 0 15-9 0-8-9-8-15-8-84 0-168 0-252 0-6 0-14 0-14 8 0 9 8 9 14 9 84 0 168 0 252 0zM266 99c6 0 15 0 15-9 0-8-9-8-15-8-84 0-168 0-252 0-6 0-14 0-14 8 0 9 8 9 14 9 84 0 168 0 252 0z"><text:p/></draw:path><draw:path draw:style-name="gr6" draw:text-style-name="P91" svg:width="0.257cm" svg:height="0.016cm" svg:x="0.823cm" svg:y="0.169cm" svg:viewBox="0 0 258 17" svg:d="M244 17c7 0 14 0 14-9 0-8-7-8-14-8-76 0-153 0-228 0-8 0-16 0-16 8 0 9 8 9 16 9 75 0 152 0 228 0z"><text:p/></draw:path><draw:path draw:style-name="gr6" draw:text-style-name="P91" svg:width="0.18cm" svg:height="0.293cm" svg:x="1.14cm" svg:y="-0.001cm" svg:viewBox="0 0 181 294" svg:d="M178 29c3-6 3-6 3-16-35 0-68 0-103 0-50 0-52-5-54-13-4 0-6 0-10 0-4 29-9 58-14 87 4 0 7 0 11 0 1-6 5-33 11-39 2-2 36-2 40-2 29 0 59 0 88 0-5 7-38 53-48 67-37 55-52 114-52 158 0 3-1 23 20 23 19 0 20-20 20-23 0-8 0-15 0-22 0-24 1-47 4-70 2-9 8-44 26-71 19-26 38-53 58-79z"><text:p/></draw:path></draw:g></draw:g></text:p>
      <text:p text:style-name="P5">Les solutions de l'équation <draw:g text:anchor-type="as-char" svg:y="-0.367cm" draw:z-index="28" draw:name="Forme27" draw:style-name="gr3"><svg:title>TexMaths</svg:title><svg:desc>12§display§\(x^2 + 7x = 0\)§svg§600§FALSE§</svg:desc><draw:g draw:style-name="gr4"><draw:path draw:style-name="gr5" draw:text-style-name="P90" svg:width="2.107cm" svg:height="0.359cm" svg:x="0.008cm" svg:y="0.022cm" svg:viewBox="0 0 2108 360" svg:d="M0 0c703 0 1405 0 2108 0 0 120 0 240 0 360-703 0-1405 0-2108 0 0-120 0-240 0-360z"><text:p/></draw:path><draw:path draw:style-name="gr6" draw:text-style-name="P91" svg:width="0.209cm" svg:height="0.19cm" svg:x="-0.001cm" svg:y="0.182cm" svg:viewBox="0 0 210 191" svg:d="M128 59c3-11 14-49 42-49 3 0 12 0 22 4-12 3-20 14-20 23 0 7 4 15 15 15 10 0 23-8 23-24 0-22-25-28-40-28-24 0-38 22-43 31-11-27-33-31-45-31-45 0-69 54-69 65 0 3 4 2 5 3 4 0 5 0 6-3 14-46 42-55 56-55 9 0 23 3 23 27 0 13-7 41-23 101-7 25-21 43-39 43-4 0-13 0-22-6 11-1 21-11 21-21 0-12-10-16-16-16-13 0-24 11-24 25 0 19 22 28 40 28 27 0 43-30 44-33 5 16 20 33 46 33 43 0 67-55 67-65 0-5-4-5-5-5-4 0-5 3-6 5-13 46-42 55-55 55-17 0-24-13-24-27 0-10 3-20 7-38 5-19 10-38 14-57z"><text:p/></draw:path><draw:path draw:style-name="gr6" draw:text-style-name="P91" svg:width="0.13cm" svg:height="0.195cm" svg:x="0.246cm" svg:y="0cm" svg:viewBox="0 0 131 196" svg:d="M131 142c-4 0-6 0-10 0-1 7-5 24-8 27-3 1-25 1-29 1-18 0-36 0-54 0 30-27 41-36 59-49 21-18 42-36 42-63 0-36-31-58-70-58-36 0-61 25-61 53 0 14 13 17 16 17 7 0 15-5 15-16 0-6-1-16-17-16 9-21 29-27 44-27 28 0 44 23 44 47 0 25-18 45-28 56-24 23-46 46-70 70-4 3-4 3-4 12 41 0 82 0 122 0 3-18 6-36 9-54z"><text:p/></draw:path><draw:path draw:style-name="gr6" draw:text-style-name="P91" svg:width="0.28cm" svg:height="0.279cm" svg:x="0.534cm" svg:y="0.122cm" svg:viewBox="0 0 281 280" svg:d="M149 149c39 0 78 0 117 0 6 0 15 0 15-9 0-8-9-8-15-8-39 0-78 0-117 0 0-40 0-78 0-118 0-6 0-14-9-14-8 0-8 8-8 14 0 40 0 78 0 118-40 0-78 0-118 0-6 0-14 0-14 8 0 9 8 9 14 9 40 0 78 0 118 0 0 38 0 78 0 116 0 6 0 15 8 15 9 0 9-9 9-15 0-38 0-78 0-116z"><text:p/></draw:path><draw:path draw:style-name="gr6" draw:text-style-name="P91" svg:width="0.18cm" svg:height="0.292cm" svg:x="0.955cm" svg:y="0.085cm" svg:viewBox="0 0 181 293" svg:d="M178 28c3-5 3-6 3-15-33 0-68 0-102 0-51 0-53-6-54-13-3 0-7 0-11 0-4 29-9 58-14 86 4 0 7 0 11 0 1-7 5-33 11-38 2-2 36-2 40-2 29 0 59 0 88 0-5 7-38 52-47 66-38 57-53 115-53 157 0 5 0 24 21 24 19 0 19-19 19-24 0-7 0-15 0-22 0-23 1-44 5-67 1-10 7-46 25-72 19-28 38-54 58-80z"><text:p/></draw:path><draw:path draw:style-name="gr6" draw:text-style-name="P91" svg:width="0.209cm" svg:height="0.19cm" svg:x="1.153cm" svg:y="0.182cm" svg:viewBox="0 0 210 191" svg:d="M130 59c2-11 12-49 40-49 3 0 14 0 22 4-12 3-20 14-20 23 0 7 4 15 15 15 10 0 23-8 23-24 0-22-24-28-38-28-26 0-40 22-45 31-11-27-33-31-45-31-45 0-69 54-69 65 0 3 5 3 6 3 3 0 4 0 5-3 14-46 42-55 56-55 9 0 23 3 23 27 0 13-7 41-23 101-6 25-21 43-39 43-3 0-12 0-22-6 11-1 21-11 21-21 0-12-10-16-16-16-13 0-24 11-24 25 0 19 22 28 41 28 27 0 42-30 43-33 6 16 20 33 46 33 44 0 68-55 68-65 0-5-5-5-6-5-4 0-5 3-5 5-14 46-43 55-56 55-17 0-23-13-23-27 0-10 2-20 7-38 5-19 10-38 15-57z"><text:p/></draw:path><draw:path draw:style-name="gr6" draw:text-style-name="P91" svg:width="0.28cm" svg:height="0.097cm" svg:x="1.523cm" svg:y="0.212cm" svg:viewBox="0 0 281 98" svg:d="M266 17c6 0 15 0 15-9 0-8-9-8-15-8-84 0-168 0-252 0-6 0-14 0-14 8 0 9 8 9 14 9 84 0 168 0 252 0zM266 98c6 0 15 0 15-8s-9-8-15-8c-84 0-168 0-252 0-6 0-14 0-14 8s8 8 14 8c84 0 168 0 252 0z"><text:p/></draw:path><draw:path draw:style-name="gr6" draw:text-style-name="P91" svg:width="0.177cm" svg:height="0.288cm" svg:x="1.961cm" svg:y="0.089cm" svg:viewBox="0 0 178 289" svg:d="M178 146c0-33-3-67-17-98-19-41-54-48-72-48-25 0-55 11-73 50-14 29-16 63-16 96 0 32 2 69 19 100 18 35 49 43 70 43 23 0 55-9 73-49 13-29 16-61 16-94zM89 280c-17 0-42-11-49-52-5-25-5-62-5-88s0-54 3-76c9-51 40-54 51-54 13 0 42 7 49 49 5 24 5 55 5 81 0 33 0 62-5 87-6 39-30 53-49 53z"><text:p/></draw:path></draw:g></draw:g><text:s/>sont 0 et -7.</text:p>
      <text:p text:style-name="P5"/>
      <text:p text:style-name="P2"/>
      <table:table table:name="Tableau6" table:style-name="Tableau6">
        <table:table-column table:style-name="Tableau6.A"/>
        <table:table-row>
          <table:table-cell table:style-name="Tableau6.A1" office:value-type="string">
            <text:p text:style-name="P81">Mon exemple :</text:p>
            <text:p text:style-name="P85"/>
            <text:p text:style-name="P85"/>
            <text:p text:style-name="P85"/>
            <text:p text:style-name="P85"/>
            <text:p text:style-name="P85"/>
            <text:p text:style-name="P85"/>
          </table:table-cell>
        </table:table-row>
      </table:table>
      <text:p text:style-name="P2"/>
      <text:p text:style-name="P33"><draw:custom-shape text:anchor-type="paragraph" draw:z-index="48" draw:name="Forme 4" draw:style-name="gr2" draw:text-style-name="P89" svg:width="1.666cm" svg:height="1.638cm" svg:x="16.884cm" svg:y="-1.603cm"><text:p text:style-name="P89">3</text:p><draw:enhanced-geometry svg:viewBox="0 0 21600 21600" draw:glue-points="10800 0 0 10800 10800 21600 21600 10800" draw:text-areas="5400 5400 16200 16200" draw:type="diamond" draw:enhanced-path="M 10800 0 L 21600 10800 10800 21600 0 10800 10800 0 Z N"/></draw:custom-shape>III] Résoudre une équation du type <draw:g text:anchor-type="as-char" svg:y="-0.372cm" draw:z-index="30" draw:name="Forme28" draw:style-name="gr3"><svg:title>TexMaths</svg:title><svg:desc>12§display§x^2 = a§svg§600§FALSE§</svg:desc><draw:g draw:style-name="gr4"><draw:path draw:style-name="gr5" draw:text-style-name="P90" svg:width="1.158cm" svg:height="0.329cm" svg:x="0.008cm" svg:y="0.02cm" svg:viewBox="0 0 1159 330" svg:d="M580 330c-193 0-387 0-580 0 0-111 0-220 0-330 387 0 773 0 1159 0 0 110 0 219 0 330-193 0-386 0-579 0z"><text:p/></draw:path><draw:path draw:style-name="gr6" draw:text-style-name="P91" svg:width="0.209cm" svg:height="0.19cm" svg:x="-0.001cm" svg:y="0.183cm" svg:viewBox="0 0 210 191" svg:d="M130 59c2-11 12-49 41-49 2 0 12 0 21 4-12 3-20 14-20 23 0 7 5 15 15 15s23-8 23-24c0-22-24-28-38-28-25 0-40 23-45 32-10-28-33-32-45-32-45 0-69 54-69 65 0 3 5 3 6 3 3 0 4 0 5-3 14-46 42-55 56-55 9 0 23 3 23 27 0 13-7 42-23 101-6 25-21 43-39 43-3 0-12 0-22-5 11-2 21-12 21-23 0-12-10-15-16-15-13 0-24 11-24 25 0 19 22 28 40 28 28 0 43-30 44-33 6 16 21 33 46 33 43 0 67-54 67-65 0-5-4-5-5-5-3 0-5 2-5 5-14 45-43 55-56 55-17 0-23-13-23-28 0-9 3-18 7-37 5-19 10-38 15-57z"><text:p/></draw:path><draw:path draw:style-name="gr6" draw:text-style-name="P91" svg:width="0.13cm" svg:height="0.194cm" svg:x="0.246cm" svg:y="-0.001cm" svg:viewBox="0 0 131 195" svg:d="M131 143c-4 0-6 0-10 0-1 6-3 22-8 26-2 1-25 1-29 1-18 0-36 0-54 0 31-27 41-35 59-49 22-17 42-36 42-63 0-36-31-58-69-58-37 0-62 26-62 53 0 15 13 17 16 17 7 0 16-5 16-16 0-6-2-16-18-16 10-21 29-27 44-27 29 0 44 23 44 47 0 25-18 45-28 56-24 23-46 47-70 71-4 2-4 2-4 10 41 0 82 0 123 0 2-18 6-36 8-52z"><text:p/></draw:path><draw:path draw:style-name="gr6" draw:text-style-name="P91" svg:width="0.279cm" svg:height="0.097cm" svg:x="0.559cm" svg:y="0.213cm" svg:viewBox="0 0 280 98" svg:d="M266 17c7 0 14 0 14-9 0-8-7-8-13-8-84 0-170 0-254 0-6 0-13 0-13 8 0 9 7 9 14 9 85 0 167 0 252 0zM267 98c6 0 13 0 13-8s-7-8-14-8c-85 0-167 0-252 0-7 0-14 0-14 8s7 8 13 8c84 0 170 0 254 0z"><text:p/></draw:path><draw:path draw:style-name="gr6" draw:text-style-name="P91" svg:width="0.192cm" svg:height="0.19cm" svg:x="0.996cm" svg:y="0.183cm" svg:viewBox="0 0 193 191" svg:d="M141 26c-8-15-21-26-39-26-50 0-102 62-102 123 0 40 23 68 56 68 9 0 29-3 55-32 3 17 18 32 38 32 16 0 25-10 31-23 7-16 13-41 13-42 0-5-3-5-4-5-5 0-5 2-6 8-8 27-16 52-33 52-12 0-13-11-13-19 0-10 1-13 6-31s6-22 10-39c4-20 9-39 14-58 4-11 4-12 4-15 0-7-5-11-12-11-11 0-17 10-18 18zM113 135c-2 9-2 9-8 16-18 23-37 30-49 30-20 0-26-23-26-40 0-20 13-73 23-92 13-24 32-39 49-39 28 0 34 33 34 37 0 2-1 5-1 6-8 27-15 55-22 82z"><text:p/></draw:path></draw:g></draw:g></text:p>
      <text:p text:style-name="P6"/>
      <text:p text:style-name="P37">Propriété</text:p>
      <text:p text:style-name="P37"><draw:g text:anchor-type="as-char" svg:y="-0.189cm" draw:z-index="31" draw:name="Forme29" draw:style-name="gr3"><svg:title>TexMaths</svg:title><svg:desc>12§display§\(a\)§svg§600§FALSE§</svg:desc><draw:g draw:style-name="gr4"><draw:path draw:style-name="gr5" draw:text-style-name="P90" svg:width="0.163cm" svg:height="0.144cm" svg:x="0.004cm" svg:y="0.022cm" svg:viewBox="0 0 164 145" svg:d="M0 0c55 0 109 0 164 0 0 48 0 97 0 145-55 0-109 0-164 0 0-48 0-97 0-145z"><text:p/></draw:path><draw:path draw:style-name="gr6" draw:text-style-name="P91"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désigne un nombre.</text:p>
      <text:p text:style-name="P37">- Si <draw:g text:anchor-type="as-char" svg:y="-0.277cm" draw:z-index="32" draw:name="Forme30" draw:style-name="gr3"><svg:title>TexMaths</svg:title><svg:desc>12§display§\(a &gt; 0\)§svg§600§FALSE§</svg:desc><draw:g draw:style-name="gr4"><draw:path draw:style-name="gr5" draw:text-style-name="P90" svg:width="0.933cm" svg:height="0.251cm" svg:x="0.004cm" svg:y="0.022cm" svg:viewBox="0 0 934 252" svg:d="M0 0c311 0 623 0 934 0 0 84 0 168 0 252-311 0-623 0-934 0 0-84 0-168 0-252z"><text:p/></draw:path><draw:path draw:style-name="gr6" draw:text-style-name="P91" svg:width="0.192cm" svg:height="0.189cm" svg:x="-0.001cm" svg:y="0.092cm" svg:viewBox="0 0 193 190" svg:d="M141 28c-8-16-21-28-39-28-49 0-102 62-102 124 0 38 23 66 56 66 9 0 29-3 54-31 4 16 18 31 39 31 16 0 25-10 31-23 7-16 13-40 13-41 0-5-3-5-4-5-5 0-5 3-6 9-8 26-16 50-33 50-11 0-13-11-13-19 0-10 1-12 6-30s6-22 10-37c4-21 9-40 14-59 4-12 4-13 4-15 0-7-5-12-12-12-11 0-17 10-18 20zM113 136c-3 8-3 8-9 14-18 24-36 30-48 30-20 0-26-23-26-38 0-21 13-72 23-92 13-25 32-40 49-40 28 0 34 34 34 37 0 2-2 5-2 7-7 26-14 54-21 82z"><text:p/></draw:path><draw:path draw:style-name="gr6" draw:text-style-name="P91" svg:width="0.257cm" svg:height="0.242cm" svg:x="0.357cm" svg:y="0.053cm" svg:viewBox="0 0 258 243" svg:d="M250 131c5-2 8-4 8-8 0-6-3-8-8-10-78-37-155-73-233-109-6-4-7-4-9-4-4 0-8 4-8 8s2 6 8 10c74 35 148 70 221 105-73 33-147 68-221 102-6 3-8 6-8 9 0 5 4 9 8 9 2 0 3 0 9-3 78-36 155-73 233-109z"><text:p/></draw:path><draw:path draw:style-name="gr6" draw:text-style-name="P91" svg:width="0.177cm" svg:height="0.287cm" svg:x="0.782cm" svg:y="0cm" svg:viewBox="0 0 178 288" svg:d="M178 145c0-33-3-67-17-98-19-40-54-47-72-47-25 0-55 11-73 50-14 29-16 62-16 95 0 30 2 69 19 100 18 35 49 43 70 43 23 0 55-9 73-49 13-29 16-61 16-94zM89 279c-17 0-41-11-49-51-5-25-5-65-5-87 0-28 0-56 3-79 9-49 40-52 51-52 14 0 42 7 49 49 5 23 5 55 5 82 0 30 0 58-5 85-6 41-30 53-49 53z"><text:p/></draw:path></draw:g></draw:g>, alors les solutions de l'équation <draw:g text:anchor-type="as-char" svg:y="-0.372cm" draw:z-index="33" draw:name="Forme31" draw:style-name="gr3"><svg:title>TexMaths</svg:title><svg:desc>12§display§\(x^2 = a\)§svg§600§FALSE§</svg:desc><draw:g draw:style-name="gr4"><draw:path draw:style-name="gr5" draw:text-style-name="P90" svg:width="1.158cm" svg:height="0.329cm" svg:x="0.008cm" svg:y="0.02cm" svg:viewBox="0 0 1159 330" svg:d="M580 330c-193 0-387 0-580 0 0-111 0-220 0-330 387 0 773 0 1159 0 0 110 0 219 0 330-193 0-386 0-579 0z"><text:p/></draw:path><draw:path draw:style-name="gr6" draw:text-style-name="P91" svg:width="0.209cm" svg:height="0.19cm" svg:x="-0.001cm" svg:y="0.183cm" svg:viewBox="0 0 210 191" svg:d="M130 59c2-11 12-49 41-49 2 0 12 0 21 4-12 3-20 14-20 23 0 7 5 15 15 15s23-8 23-24c0-22-24-28-38-28-25 0-40 23-45 32-10-28-33-32-45-32-45 0-69 54-69 65 0 3 5 3 6 3 3 0 4 0 5-3 14-46 42-55 56-55 9 0 23 3 23 27 0 13-7 42-23 101-6 25-21 43-39 43-3 0-12 0-22-5 11-2 21-12 21-23 0-12-10-15-16-15-13 0-24 11-24 25 0 19 22 28 40 28 28 0 43-30 44-33 6 16 21 33 46 33 43 0 67-54 67-65 0-5-4-5-5-5-3 0-5 2-5 5-14 45-43 55-56 55-17 0-23-13-23-28 0-9 3-18 7-37 5-19 10-38 15-57z"><text:p/></draw:path><draw:path draw:style-name="gr6" draw:text-style-name="P91" svg:width="0.13cm" svg:height="0.194cm" svg:x="0.246cm" svg:y="-0.001cm" svg:viewBox="0 0 131 195" svg:d="M131 143c-4 0-6 0-10 0-1 6-3 22-8 26-2 1-25 1-29 1-18 0-36 0-54 0 31-27 41-35 59-49 22-17 42-36 42-63 0-36-31-58-69-58-37 0-62 26-62 53 0 15 13 17 16 17 7 0 16-5 16-16 0-6-2-16-18-16 10-21 29-27 44-27 29 0 44 23 44 47 0 25-18 45-28 56-24 23-46 47-70 71-4 2-4 2-4 10 41 0 82 0 123 0 2-18 6-36 8-52z"><text:p/></draw:path><draw:path draw:style-name="gr6" draw:text-style-name="P91" svg:width="0.279cm" svg:height="0.097cm" svg:x="0.559cm" svg:y="0.213cm" svg:viewBox="0 0 280 98" svg:d="M266 17c7 0 14 0 14-9 0-8-7-8-13-8-84 0-170 0-254 0-6 0-13 0-13 8 0 9 7 9 14 9 85 0 167 0 252 0zM267 98c6 0 13 0 13-8s-7-8-14-8c-85 0-167 0-252 0-7 0-14 0-14 8s7 8 13 8c84 0 170 0 254 0z"><text:p/></draw:path><draw:path draw:style-name="gr6" draw:text-style-name="P91" svg:width="0.192cm" svg:height="0.19cm" svg:x="0.996cm" svg:y="0.183cm" svg:viewBox="0 0 193 191" svg:d="M141 26c-8-15-21-26-39-26-50 0-102 62-102 123 0 40 23 68 56 68 9 0 29-3 55-32 3 17 18 32 38 32 16 0 25-10 31-23 7-16 13-41 13-42 0-5-3-5-4-5-5 0-5 2-6 8-8 27-16 52-33 52-12 0-13-11-13-19 0-10 1-13 6-31s6-22 10-39c4-20 9-39 14-58 4-11 4-12 4-15 0-7-5-11-12-11-11 0-17 10-18 18zM113 135c-2 9-2 9-8 16-18 23-37 30-49 30-20 0-26-23-26-40 0-20 13-73 23-92 13-24 32-39 49-39 28 0 34 33 34 37 0 2-1 5-1 6-8 27-15 55-22 82z"><text:p/></draw:path></draw:g></draw:g><text:s/>sont <draw:g text:anchor-type="as-char" svg:y="-0.342cm" draw:z-index="34" draw:name="Forme32" draw:style-name="gr3"><svg:title>TexMaths</svg:title><svg:desc>12§display§\(\sqrt{a}\)§svg§600§FALSE§</svg:desc><draw:g draw:style-name="gr4"><draw:path draw:style-name="gr5" draw:text-style-name="P90" svg:width="0.528cm" svg:height="0.375cm" svg:x="-0.001cm" svg:y="0.021cm" svg:viewBox="0 0 529 376" svg:d="M0 0c176 0 353 0 529 0 0 125 0 251 0 376-176 0-353 0-529 0 0-125 0-251 0-376z"><text:p/></draw:path><draw:path draw:style-name="gr6" draw:text-style-name="P91" svg:width="0.325cm" svg:height="0.419cm" svg:x="0.008cm" svg:y="0cm" svg:viewBox="0 0 326 420" svg:d="M133 375c-25-54-49-108-74-163-4-6-5-6-7-6-3 1-3 0-6 3-14 10-28 19-41 29-5 5-5 6-5 7 0 3 1 5 4 5 2 0 9-6 14-10 2-2 8-6 13-9 28 61 55 121 83 181 4 8 6 8 10 8 6 0 7-3 10-9 64-131 128-263 190-394 2-6 2-7 2-9 0-4-2-8-8-8-2 0-6 2-10 8-57 123-116 244-175 367z"><text:p/></draw:path><draw:path draw:style-name="gr6" draw:text-style-name="P91" svg:width="0.222cm" svg:height="0.016cm" svg:x="0.326cm" svg:y="0cm" svg:viewBox="0 0 223 17" svg:d="M0 0c74 0 149 0 223 0 0 6 0 11 0 17-74 0-149 0-223 0 0-6 0-11 0-17z"><text:p/></draw:path><draw:path draw:style-name="gr6" draw:text-style-name="P91" svg:width="0.191cm" svg:height="0.19cm" svg:x="0.344cm" svg:y="0.154cm" svg:viewBox="0 0 192 191" svg:d="M139 28c-7-16-19-28-38-28-49 0-101 63-101 124 0 39 23 67 55 67 9 0 30-1 55-31 4 17 18 31 39 31 14 0 24-9 31-23 7-15 12-41 12-42 0-3-4-3-5-3-3 0-5 1-6 7-7 27-14 52-32 52-11 0-12-11-12-20 0-8 1-12 5-31 4-17 6-22 9-37 5-21 10-40 16-59 2-12 2-13 2-15 0-7-5-12-12-12-9 0-17 10-18 20zM113 137c-3 7-3 8-9 14-19 24-36 31-48 31-21 0-27-23-27-40 0-21 14-72 24-92 13-25 31-40 48-40 27 0 33 34 33 37 0 2-1 5-1 7-7 28-14 55-20 83z"><text:p/></draw:path></draw:g></draw:g><text:s/>et <draw:g text:anchor-type="as-char" svg:y="-0.342cm" draw:z-index="35" draw:name="Forme33" draw:style-name="gr3"><svg:title>TexMaths</svg:title><svg:desc>12§display§\(-\sqrt{a}\)§svg§600§FALSE§</svg:desc><draw:g draw:style-name="gr4"><draw:path draw:style-name="gr5" draw:text-style-name="P90" svg:width="0.856cm" svg:height="0.376cm" svg:x="-0.001cm" svg:y="0.02cm" svg:viewBox="0 0 857 377" svg:d="M428 377c-142 0-285 0-428 0 0-126 0-251 0-377 286 0 571 0 857 0 0 126 0 251 0 377-143 0-286 0-429 0z"><text:p/></draw:path><draw:path draw:style-name="gr6" draw:text-style-name="P91" svg:width="0.257cm" svg:height="0.016cm" svg:x="0.012cm" svg:y="0.226cm" svg:viewBox="0 0 258 17" svg:d="M242 17c8 0 16 0 16-9 0-8-8-8-16-8-75 0-151 0-226 0-8 0-16 0-16 8 0 9 8 9 16 9 75 0 151 0 226 0z"><text:p/></draw:path><draw:path draw:style-name="gr6" draw:text-style-name="P91" svg:width="0.327cm" svg:height="0.42cm" svg:x="0.336cm" svg:y="-0.001cm" svg:viewBox="0 0 328 421" svg:d="M133 376c-25-54-49-108-74-162-4-7-5-7-6-7s-4 0-7 3c-14 10-28 20-41 29-5 5-5 6-5 7 0 2 1 5 4 5 2 0 9-6 14-9 2-3 8-8 13-11 28 61 55 122 83 182 4 8 6 8 10 8 6 0 7-3 10-9 64-132 128-263 191-395 3-6 3-7 3-9 0-3-4-8-9-8-3 0-6 2-9 10-59 122-118 244-177 366z"><text:p/></draw:path><draw:path draw:style-name="gr6" draw:text-style-name="P91" svg:width="0.222cm" svg:height="0.016cm" svg:x="0.654cm" svg:y="-0.001cm" svg:viewBox="0 0 223 17" svg:d="M112 17c-38 0-75 0-112 0 0-6 0-11 0-17 74 0 149 0 223 0 0 6 0 11 0 17-37 0-74 0-111 0z"><text:p/></draw:path><draw:path draw:style-name="gr6" draw:text-style-name="P91" svg:width="0.192cm" svg:height="0.19cm" svg:x="0.671cm" svg:y="0.154cm" svg:viewBox="0 0 193 191" svg:d="M140 26c-7-15-19-26-38-26-49 0-102 61-102 124 0 39 24 67 56 67 9 0 30-2 56-32 2 18 18 32 38 32 14 0 24-9 31-24 7-14 7-28 12-41 0-5-3-5-5-5-4 0-4 3-6 9-7 26-14 52-32 52-11 0-12-11-12-20s0-13 5-31 6-22 9-38c5-20 10-40 16-59 2-12 2-12 2-15 0-7-4-11-12-11-9 0-16 10-18 18zM113 136c-1 7-1 8-9 15-18 23-34 31-46 31-22 0-28-23-28-40 0-21 14-73 24-93 12-24 31-39 48-39 28 0 34 32 34 36 0 2-2 6-2 7-7 28-14 55-21 83z"><text:p/></draw:path></draw:g></draw:g>.</text:p>
      <text:p text:style-name="P37">- Si <draw:g text:anchor-type="as-char" svg:y="-0.288cm" draw:z-index="36" draw:name="Forme34" draw:style-name="gr3"><svg:title>TexMaths</svg:title><svg:desc>12§display§\(a = 0\)§svg§600§FALSE§</svg:desc><draw:g draw:style-name="gr4"><draw:path draw:style-name="gr5" draw:text-style-name="P90" svg:width="0.933cm" svg:height="0.244cm" svg:x="0.004cm" svg:y="0.02cm" svg:viewBox="0 0 934 245" svg:d="M0 0c311 0 623 0 934 0 0 82 0 163 0 245-311 0-623 0-934 0 0-82 0-163 0-245z"><text:p/></draw:path><draw:path draw:style-name="gr6" draw:text-style-name="P91" svg:width="0.192cm" svg:height="0.188cm" svg:x="-0.001cm" svg:y="0.092cm" svg:viewBox="0 0 193 189" svg:d="M141 28c-8-16-21-28-39-28-49 0-102 62-102 123 0 39 23 66 56 66 9 0 29-1 54-31 4 18 18 31 39 31 16 0 25-9 31-22 7-16 13-40 13-41 0-4-3-4-4-4-5 0-5 1-6 7-8 27-16 51-33 51-11 0-13-11-13-19 0-9 1-12 6-30 5-17 6-22 10-38 4-20 9-39 14-58 4-12 4-13 4-15 0-7-5-12-12-12-11 0-17 10-18 20zM113 137c-3 7-3 8-9 14-18 23-36 29-48 29-20 0-26-23-26-37 0-22 13-73 23-93 13-25 32-40 49-40 28 0 34 34 34 37 0 2-2 5-2 7-7 28-14 55-21 83z"><text:p/></draw:path><draw:path draw:style-name="gr6" draw:text-style-name="P91" svg:width="0.279cm" svg:height="0.097cm" svg:x="0.346cm" svg:y="0.124cm" svg:viewBox="0 0 280 98" svg:d="M265 17c6 0 15 0 15-9 0-8-9-8-13-8-86 0-170 0-254 0-6 0-13 0-13 8 0 9 7 9 14 9 84 0 167 0 251 0zM267 98c4 0 13 0 13-8s-9-8-15-8c-84 0-167 0-251 0-7 0-14 0-14 8s7 8 13 8c84 0 168 0 254 0z"><text:p/></draw:path><draw:path draw:style-name="gr6" draw:text-style-name="P91" svg:width="0.177cm" svg:height="0.287cm" svg:x="0.782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 alors la solution de l'équation <draw:g text:anchor-type="as-char" svg:y="-0.372cm" draw:z-index="37" draw:name="Forme35" draw:style-name="gr3"><svg:title>TexMaths</svg:title><svg:desc>12§display§\(x^2 = a\)§svg§600§FALSE§</svg:desc><draw:g draw:style-name="gr4"><draw:path draw:style-name="gr5" draw:text-style-name="P90" svg:width="1.158cm" svg:height="0.329cm" svg:x="0.008cm" svg:y="0.02cm" svg:viewBox="0 0 1159 330" svg:d="M580 330c-193 0-387 0-580 0 0-111 0-220 0-330 387 0 773 0 1159 0 0 110 0 219 0 330-193 0-386 0-579 0z"><text:p/></draw:path><draw:path draw:style-name="gr6" draw:text-style-name="P91" svg:width="0.209cm" svg:height="0.19cm" svg:x="-0.001cm" svg:y="0.183cm" svg:viewBox="0 0 210 191" svg:d="M130 59c2-11 12-49 41-49 2 0 12 0 21 4-12 3-20 14-20 23 0 7 5 15 15 15s23-8 23-24c0-22-24-28-38-28-25 0-40 23-45 32-10-28-33-32-45-32-45 0-69 54-69 65 0 3 5 3 6 3 3 0 4 0 5-3 14-46 42-55 56-55 9 0 23 3 23 27 0 13-7 42-23 101-6 25-21 43-39 43-3 0-12 0-22-5 11-2 21-12 21-23 0-12-10-15-16-15-13 0-24 11-24 25 0 19 22 28 40 28 28 0 43-30 44-33 6 16 21 33 46 33 43 0 67-54 67-65 0-5-4-5-5-5-3 0-5 2-5 5-14 45-43 55-56 55-17 0-23-13-23-28 0-9 3-18 7-37 5-19 10-38 15-57z"><text:p/></draw:path><draw:path draw:style-name="gr6" draw:text-style-name="P91" svg:width="0.13cm" svg:height="0.194cm" svg:x="0.246cm" svg:y="-0.001cm" svg:viewBox="0 0 131 195" svg:d="M131 143c-4 0-6 0-10 0-1 6-3 22-8 26-2 1-25 1-29 1-18 0-36 0-54 0 31-27 41-35 59-49 22-17 42-36 42-63 0-36-31-58-69-58-37 0-62 26-62 53 0 15 13 17 16 17 7 0 16-5 16-16 0-6-2-16-18-16 10-21 29-27 44-27 29 0 44 23 44 47 0 25-18 45-28 56-24 23-46 47-70 71-4 2-4 2-4 10 41 0 82 0 123 0 2-18 6-36 8-52z"><text:p/></draw:path><draw:path draw:style-name="gr6" draw:text-style-name="P91" svg:width="0.279cm" svg:height="0.097cm" svg:x="0.559cm" svg:y="0.213cm" svg:viewBox="0 0 280 98" svg:d="M266 17c7 0 14 0 14-9 0-8-7-8-13-8-84 0-170 0-254 0-6 0-13 0-13 8 0 9 7 9 14 9 85 0 167 0 252 0zM267 98c6 0 13 0 13-8s-7-8-14-8c-85 0-167 0-252 0-7 0-14 0-14 8s7 8 13 8c84 0 170 0 254 0z"><text:p/></draw:path><draw:path draw:style-name="gr6" draw:text-style-name="P91" svg:width="0.192cm" svg:height="0.19cm" svg:x="0.996cm" svg:y="0.183cm" svg:viewBox="0 0 193 191" svg:d="M141 26c-8-15-21-26-39-26-50 0-102 62-102 123 0 40 23 68 56 68 9 0 29-3 55-32 3 17 18 32 38 32 16 0 25-10 31-23 7-16 13-41 13-42 0-5-3-5-4-5-5 0-5 2-6 8-8 27-16 52-33 52-12 0-13-11-13-19 0-10 1-13 6-31s6-22 10-39c4-20 9-39 14-58 4-11 4-12 4-15 0-7-5-11-12-11-11 0-17 10-18 18zM113 135c-2 9-2 9-8 16-18 23-37 30-49 30-20 0-26-23-26-40 0-20 13-73 23-92 13-24 32-39 49-39 28 0 34 33 34 37 0 2-1 5-1 6-8 27-15 55-22 82z"><text:p/></draw:path></draw:g></draw:g><text:s/>est 0.</text:p>
      <text:p text:style-name="P37">- Si <draw:g text:anchor-type="as-char" svg:y="-0.277cm" draw:z-index="38" draw:name="Forme36" draw:style-name="gr3"><svg:title>TexMaths</svg:title><svg:desc>12§display§\(a &lt; 0\)§svg§600§FALSE§</svg:desc><draw:g draw:style-name="gr4"><draw:path draw:style-name="gr5" draw:text-style-name="P90" svg:width="0.933cm" svg:height="0.251cm" svg:x="0.004cm" svg:y="0.022cm" svg:viewBox="0 0 934 252" svg:d="M0 0c311 0 623 0 934 0 0 84 0 168 0 252-311 0-623 0-934 0 0-84 0-168 0-252z"><text:p/></draw:path><draw:path draw:style-name="gr6" draw:text-style-name="P91" svg:width="0.192cm" svg:height="0.189cm" svg:x="-0.001cm" svg:y="0.092cm" svg:viewBox="0 0 193 190" svg:d="M141 28c-8-16-21-28-39-28-49 0-102 62-102 124 0 38 23 66 56 66 9 0 29-3 54-31 4 16 18 31 39 31 16 0 25-10 31-23 7-16 13-40 13-41 0-5-3-5-4-5-5 0-5 3-6 9-8 26-16 50-33 50-11 0-13-11-13-19 0-10 1-12 6-30s6-22 10-37c4-21 9-40 14-59 4-12 4-13 4-15 0-7-5-12-12-12-11 0-17 10-18 20zM113 136c-3 8-3 8-9 14-18 24-36 30-48 30-20 0-26-23-26-38 0-21 13-72 23-92 13-25 32-40 49-40 28 0 34 34 34 37 0 2-2 5-2 7-7 26-14 54-21 82z"><text:p/></draw:path><draw:path draw:style-name="gr6" draw:text-style-name="P91" svg:width="0.257cm" svg:height="0.242cm" svg:x="0.357cm" svg:y="0.053cm" svg:viewBox="0 0 258 243" svg:d="M250 18c5-2 8-5 8-10 0-4-5-8-8-8-1 0-3 0-9 4-78 36-155 72-233 109-4 2-8 4-8 10 0 4 4 6 8 8 78 36 155 73 233 109 6 3 8 3 9 3 3 0 8-4 8-9s-3-7-8-9c-75-34-148-69-221-102 73-35 146-70 221-105z"><text:p/></draw:path><draw:path draw:style-name="gr6" draw:text-style-name="P91" svg:width="0.177cm" svg:height="0.287cm" svg:x="0.782cm" svg:y="0cm" svg:viewBox="0 0 178 288" svg:d="M178 145c0-33-3-67-17-98-19-40-54-47-72-47-25 0-55 11-73 50-14 29-16 62-16 95 0 30 2 69 19 100 18 35 49 43 70 43 23 0 55-9 73-49 13-29 16-61 16-94zM89 279c-17 0-41-11-49-51-5-25-5-65-5-87 0-28 0-56 3-79 9-49 40-52 51-52 14 0 42 7 49 49 5 23 5 55 5 82 0 30 0 58-5 85-6 41-30 53-49 53z"><text:p/></draw:path></draw:g></draw:g>, alors l'équation <draw:g text:anchor-type="as-char" svg:y="-0.372cm" draw:z-index="39" draw:name="Forme37" draw:style-name="gr3"><svg:title>TexMaths</svg:title><svg:desc>12§display§\(x^2 = a\)§svg§600§FALSE§</svg:desc><draw:g draw:style-name="gr4"><draw:path draw:style-name="gr5" draw:text-style-name="P90" svg:width="1.158cm" svg:height="0.329cm" svg:x="0.008cm" svg:y="0.02cm" svg:viewBox="0 0 1159 330" svg:d="M580 330c-193 0-387 0-580 0 0-111 0-220 0-330 387 0 773 0 1159 0 0 110 0 219 0 330-193 0-386 0-579 0z"><text:p/></draw:path><draw:path draw:style-name="gr6" draw:text-style-name="P91" svg:width="0.209cm" svg:height="0.19cm" svg:x="-0.001cm" svg:y="0.183cm" svg:viewBox="0 0 210 191" svg:d="M130 59c2-11 12-49 41-49 2 0 12 0 21 4-12 3-20 14-20 23 0 7 5 15 15 15s23-8 23-24c0-22-24-28-38-28-25 0-40 23-45 32-10-28-33-32-45-32-45 0-69 54-69 65 0 3 5 3 6 3 3 0 4 0 5-3 14-46 42-55 56-55 9 0 23 3 23 27 0 13-7 42-23 101-6 25-21 43-39 43-3 0-12 0-22-5 11-2 21-12 21-23 0-12-10-15-16-15-13 0-24 11-24 25 0 19 22 28 40 28 28 0 43-30 44-33 6 16 21 33 46 33 43 0 67-54 67-65 0-5-4-5-5-5-3 0-5 2-5 5-14 45-43 55-56 55-17 0-23-13-23-28 0-9 3-18 7-37 5-19 10-38 15-57z"><text:p/></draw:path><draw:path draw:style-name="gr6" draw:text-style-name="P91" svg:width="0.13cm" svg:height="0.194cm" svg:x="0.246cm" svg:y="-0.001cm" svg:viewBox="0 0 131 195" svg:d="M131 143c-4 0-6 0-10 0-1 6-3 22-8 26-2 1-25 1-29 1-18 0-36 0-54 0 31-27 41-35 59-49 22-17 42-36 42-63 0-36-31-58-69-58-37 0-62 26-62 53 0 15 13 17 16 17 7 0 16-5 16-16 0-6-2-16-18-16 10-21 29-27 44-27 29 0 44 23 44 47 0 25-18 45-28 56-24 23-46 47-70 71-4 2-4 2-4 10 41 0 82 0 123 0 2-18 6-36 8-52z"><text:p/></draw:path><draw:path draw:style-name="gr6" draw:text-style-name="P91" svg:width="0.279cm" svg:height="0.097cm" svg:x="0.559cm" svg:y="0.213cm" svg:viewBox="0 0 280 98" svg:d="M266 17c7 0 14 0 14-9 0-8-7-8-13-8-84 0-170 0-254 0-6 0-13 0-13 8 0 9 7 9 14 9 85 0 167 0 252 0zM267 98c6 0 13 0 13-8s-7-8-14-8c-85 0-167 0-252 0-7 0-14 0-14 8s7 8 13 8c84 0 170 0 254 0z"><text:p/></draw:path><draw:path draw:style-name="gr6" draw:text-style-name="P91" svg:width="0.192cm" svg:height="0.19cm" svg:x="0.996cm" svg:y="0.183cm" svg:viewBox="0 0 193 191" svg:d="M141 26c-8-15-21-26-39-26-50 0-102 62-102 123 0 40 23 68 56 68 9 0 29-3 55-32 3 17 18 32 38 32 16 0 25-10 31-23 7-16 13-41 13-42 0-5-3-5-4-5-5 0-5 2-6 8-8 27-16 52-33 52-12 0-13-11-13-19 0-10 1-13 6-31s6-22 10-39c4-20 9-39 14-58 4-11 4-12 4-15 0-7-5-11-12-11-11 0-17 10-18 18zM113 135c-2 9-2 9-8 16-18 23-37 30-49 30-20 0-26-23-26-40 0-20 13-73 23-92 13-24 32-39 49-39 28 0 34 33 34 37 0 2-1 5-1 6-8 27-15 55-22 82z"><text:p/></draw:path></draw:g></draw:g><text:s/>n'a aucune solution.</text:p>
      <text:p text:style-name="P6"/>
      <text:p text:style-name="P6">Exemples</text:p>
      <text:p text:style-name="P6">- L'équation <draw:g text:anchor-type="as-char" svg:y="-0.377cm" draw:z-index="40" draw:name="Forme38" draw:style-name="gr3"><svg:title>TexMaths</svg:title><svg:desc>12§display§\(x^2 = 9\)§svg§600§FALSE§</svg:desc><draw:g draw:style-name="gr4"><draw:path draw:style-name="gr5" draw:text-style-name="P90" svg:width="1.138cm" svg:height="0.334cm" svg:x="0.008cm" svg:y="0.024cm" svg:viewBox="0 0 1139 335" svg:d="M569 335c-190 0-380 0-569 0 0-111 0-223 0-335 380 0 759 0 1139 0 0 112 0 224 0 335-189 0-380 0-570 0z"><text:p/></draw:path><draw:path draw:style-name="gr6" draw:text-style-name="P91" svg:width="0.209cm" svg:height="0.19cm" svg:x="-0.001cm" svg:y="0.184cm" svg:viewBox="0 0 210 191" svg:d="M128 59c4-11 13-49 42-49 3 0 12 0 22 4-12 3-21 14-21 23 0 7 5 16 16 16 10 0 23-9 23-25 0-22-25-28-39-28-25 0-39 23-44 32-11-27-33-32-45-32-45 0-69 54-69 65 0 5 4 4 5 5 4 0 5-1 6-5 14-45 42-55 56-55 9 0 23 3 23 27 0 13-7 42-23 101-7 26-21 44-39 44-3 0-12 0-22-5 11-3 21-11 21-23s-10-16-16-16c-13 0-24 12-24 26 0 19 22 27 40 27 28 0 43-30 44-32 5 15 20 32 45 32 44 0 68-54 68-65 0-5-4-5-5-5-4 0-5 3-5 5-14 46-43 56-56 56-17 0-23-14-23-28 0-10 2-18 7-37 5-20 8-39 13-58z"><text:p/></draw:path><draw:path draw:style-name="gr6" draw:text-style-name="P91" svg:width="0.13cm" svg:height="0.195cm" svg:x="0.246cm" svg:y="0cm" svg:viewBox="0 0 131 196" svg:d="M131 143c-4 0-6 0-10 0-1 6-5 23-8 27-3 1-25 1-29 1-18 0-36 0-54 0 30-27 41-35 59-50 21-16 42-36 42-63 0-36-31-58-70-58-36 0-61 26-61 53 0 16 13 17 16 17 7 0 15-5 15-16 0-6-1-16-17-16 9-21 29-27 44-27 28 0 44 23 44 47 0 25-18 45-28 56-24 23-46 47-70 71-4 3-4 3-4 11 41 0 82 0 122 0 3-18 6-36 9-53z"><text:p/></draw:path><draw:path draw:style-name="gr6" draw:text-style-name="P91" svg:width="0.28cm" svg:height="0.098cm" svg:x="0.556cm" svg:y="0.214cm" svg:viewBox="0 0 281 99" svg:d="M266 17c6 0 15 0 15-9 0-8-9-8-15-8-84 0-168 0-252 0-6 0-14 0-14 8 0 9 8 9 14 9 84 0 168 0 252 0zM266 99c6 0 15 0 15-9 0-8-9-8-15-8-84 0-168 0-252 0-6 0-14 0-14 8 0 9 8 9 14 9 84 0 168 0 252 0z"><text:p/></draw:path><draw:path draw:style-name="gr6" draw:text-style-name="P91" svg:width="0.174cm" svg:height="0.289cm" svg:x="0.994cm" svg:y="0.091cm" svg:viewBox="0 0 175 290" svg:d="M137 148c0 3 0 8 0 13 0 97-43 117-69 117-7 0-30-1-40-16 18 0 21-12 21-19 0-13-9-19-19-19-7 0-19 3-19 20 0 28 23 46 59 46 53 0 105-58 105-147 0-114-49-143-86-143-23 0-43 8-61 28-18 18-28 36-28 67 0 53 37 95 84 95 26 0 43-18 53-42zM85 180c-7 0-26 0-39-27-8-16-8-36-8-57 0-23 0-43 9-59 12-20 27-26 42-26 19 0 33 14 40 33 5 14 6 40 6 59 0 36-13 77-50 77z"><text:p/></draw:path></draw:g></draw:g><text:s/>a deux solutions : <draw:g text:anchor-type="as-char" svg:y="-0.385cm" draw:z-index="41" draw:name="Forme39" draw:style-name="gr3"><svg:title>TexMaths</svg:title><svg:desc>12§display§\(\sqrt{9} = 3\)§svg§600§FALSE§</svg:desc><draw:g draw:style-name="gr4"><draw:path draw:style-name="gr5" draw:text-style-name="P90" svg:width="1.272cm" svg:height="0.376cm" svg:x="-0.001cm" svg:y="0.021cm" svg:viewBox="0 0 1273 377" svg:d="M637 377c-213 0-424 0-637 0 0-126 0-251 0-377 424 0 849 0 1273 0 0 126 0 251 0 377-212 0-425 0-636 0z"><text:p/></draw:path><draw:path draw:style-name="gr6" draw:text-style-name="P91" svg:width="0.328cm" svg:height="0.42cm" svg:x="0.008cm" svg:y="0cm" svg:viewBox="0 0 329 421" svg:d="M133 376c-25-54-49-108-74-162-3-7-5-7-6-7s-3 0-7 3c-14 10-28 20-41 29-5 5-5 6-5 7 0 2 1 5 4 5 2 0 9-6 14-9 2-3 10-8 14-11 28 61 56 122 83 182 3 8 5 8 9 8 6 0 7-3 11-9 63-132 127-263 191-395 3-6 3-7 3-9 0-3-3-8-8-8-4 0-7 2-10 10-60 122-119 244-178 366z"><text:p/></draw:path><draw:path draw:style-name="gr6" draw:text-style-name="P91" svg:width="0.209cm" svg:height="0.016cm" svg:x="0.329cm" svg:y="0cm" svg:viewBox="0 0 210 17" svg:d="M106 17c-35 0-71 0-106 0 0-6 0-11 0-17 70 0 141 0 210 0 0 6 0 11 0 17-35 0-69 0-104 0z"><text:p/></draw:path><draw:path draw:style-name="gr6" draw:text-style-name="P91" svg:width="0.173cm" svg:height="0.287cm" svg:x="0.347cm" svg:y="0.106cm" svg:viewBox="0 0 174 288" svg:d="M137 147c0 3 0 8 0 13 0 97-44 116-69 116-7 0-30 0-42-14 20 0 23-13 23-19 0-13-11-19-20-19-6 0-19 3-19 19 0 29 22 45 58 45 55 0 106-57 106-146 0-113-48-142-85-142-24 0-45 7-63 26-16 20-26 37-26 69 0 53 36 94 84 94 25 0 43-18 53-42zM84 179c-7 0-26 0-40-26-7-16-7-38-7-58 0-23 0-42 9-58 12-21 27-26 43-26 19 0 32 14 40 32 4 15 7 41 7 60 0 35-15 76-52 76z"><text:p/></draw:path><draw:path draw:style-name="gr6" draw:text-style-name="P91" svg:width="0.28cm" svg:height="0.098cm" svg:x="0.679cm" svg:y="0.229cm" svg:viewBox="0 0 281 99" svg:d="M267 17c6 0 14 0 14-9 0-8-8-8-14-8-84 0-168 0-253 0-6 0-14 0-14 8 0 9 8 9 14 9 85 0 169 0 253 0zM267 99c6 0 14 0 14-9 0-8-8-8-14-8-84 0-168 0-253 0-6 0-14 0-14 8 0 9 8 9 14 9 85 0 169 0 253 0z"><text:p/></draw:path><draw:path draw:style-name="gr6" draw:text-style-name="P91" svg:width="0.174cm" svg:height="0.287cm" svg:x="1.118cm" svg:y="0.106cm" svg:viewBox="0 0 175 288" svg:d="M105 132c34-12 58-41 58-74 0-35-37-58-77-58-43 0-74 25-74 58 0 13 8 21 20 21 14 0 22-9 22-21 0-22-19-22-25-22 13-20 41-25 55-25 18 0 41 8 41 47 0 5-1 29-12 48-12 20-27 21-37 21-4 0-14 2-17 2-4 0-6 1-6 4 0 5 2 5 9 5 6 0 14 0 20 0 35 0 50 29 50 70 0 56-30 68-48 68s-49-7-65-31c16 1 28-7 28-23 0-14-11-22-23-22-11 0-24 6-24 24 0 37 40 64 85 64 52 0 90-38 90-80 0-34-26-67-70-76z"><text:p/></draw:path></draw:g></draw:g><text:s/>et <draw:g text:anchor-type="as-char" svg:y="-0.385cm" draw:z-index="42" draw:name="Forme40" draw:style-name="gr3"><svg:title>TexMaths</svg:title><svg:desc>12§display§\(-\sqrt{9} = -3\)§svg§600§FALSE§</svg:desc><draw:g draw:style-name="gr4"><draw:path draw:style-name="gr5" draw:text-style-name="P90" svg:width="1.929cm" svg:height="0.376cm" svg:x="-0.001cm" svg:y="0.021cm" svg:viewBox="0 0 1930 377" svg:d="M965 377c-321 0-643 0-965 0 0-126 0-251 0-377 644 0 1286 0 1930 0 0 126 0 251 0 377-322 0-644 0-965 0z"><text:p/></draw:path><draw:path draw:style-name="gr6" draw:text-style-name="P91" svg:width="0.257cm" svg:height="0.016cm" svg:x="0.012cm" svg:y="0.272cm" svg:viewBox="0 0 258 17" svg:d="M244 17c7 0 14 0 14-9 0-8-7-8-14-8-76 0-153 0-228 0-8 0-16 0-16 8 0 9 8 9 16 9 75 0 152 0 228 0z"><text:p/></draw:path><draw:path draw:style-name="gr6" draw:text-style-name="P91" svg:width="0.328cm" svg:height="0.42cm" svg:x="0.336cm" svg:y="0cm" svg:viewBox="0 0 329 421" svg:d="M133 376c-25-54-49-108-74-162-3-7-5-7-6-7-3 1-3 0-7 3-14 10-27 20-40 29-6 5-6 6-6 7 0 2 1 5 5 5 2 0 9-6 14-9 3-3 9-8 13-11 28 61 56 122 83 182 3 8 5 8 9 8 7 0 8-3 10-9 64-132 129-263 193-395 2-6 2-7 2-9 0-3-4-8-8-8s-6 2-10 10c-59 122-119 244-178 366z"><text:p/></draw:path><draw:path draw:style-name="gr6" draw:text-style-name="P91" svg:width="0.21cm" svg:height="0.016cm" svg:x="0.657cm" svg:y="0cm" svg:viewBox="0 0 211 17" svg:d="M106 17c-35 0-71 0-106 0 0-6 0-11 0-17 71 0 141 0 211 0 0 6 0 11 0 17-34 0-70 0-105 0z"><text:p/></draw:path><draw:path draw:style-name="gr6" draw:text-style-name="P91" svg:width="0.174cm" svg:height="0.287cm" svg:x="0.675cm" svg:y="0.106cm" svg:viewBox="0 0 175 288" svg:d="M137 147c0 3 0 8 0 13 0 97-45 116-69 116-7 0-30 0-40-14 18 0 21-13 21-19 0-13-9-19-19-19-7 0-19 3-19 19 0 29 23 45 57 45 56 0 107-57 107-146 0-113-49-142-86-142-23 0-45 7-63 26-16 20-26 37-26 69 0 53 37 94 84 94 26 0 43-18 53-42zM84 179c-6 0-25 0-38-26-9-16-9-38-9-58 0-23 0-42 10-58 11-21 27-26 42-26 19 0 33 14 41 32 4 15 6 41 6 60 0 35-15 76-52 76z"><text:p/></draw:path><draw:path draw:style-name="gr6" draw:text-style-name="P91" svg:width="0.28cm" svg:height="0.098cm" svg:x="1.008cm" svg:y="0.229cm" svg:viewBox="0 0 281 99" svg:d="M267 17c6 0 14 0 14-9 0-8-8-8-14-8-84 0-169 0-253 0-6 0-14 0-14 8 0 9 8 9 14 9 84 0 169 0 253 0zM267 99c6 0 14 0 14-9 0-8-8-8-14-8-84 0-169 0-253 0-6 0-14 0-14 8 0 9 8 9 14 9 84 0 169 0 253 0z"><text:p/></draw:path><draw:path draw:style-name="gr6" draw:text-style-name="P91" svg:width="0.257cm" svg:height="0.016cm" svg:x="1.464cm" svg:y="0.272cm" svg:viewBox="0 0 258 17" svg:d="M244 17c7 0 14 0 14-9 0-8-7-8-14-8-76 0-153 0-228 0-8 0-16 0-16 8 0 9 8 9 16 9 75 0 152 0 228 0z"><text:p/></draw:path><draw:path draw:style-name="gr6" draw:text-style-name="P91" svg:width="0.174cm" svg:height="0.287cm" svg:x="1.775cm" svg:y="0.106cm" svg:viewBox="0 0 175 288" svg:d="M104 132c35-12 59-41 59-74 0-35-37-58-77-58-43 0-75 25-75 58 0 13 9 21 21 21 14 0 22-9 22-21 0-22-19-22-25-22 12-20 41-25 55-25 18 0 41 8 41 47 0 5-1 29-12 48-12 20-27 21-37 21-4 0-14 2-17 2-4 0-6 1-6 4 0 5 2 5 9 5 6 0 14 0 20 0 34 0 50 29 50 70 0 56-30 68-48 68s-50-7-65-31c15 1 28-7 28-23 0-14-11-22-23-22-11 0-24 6-24 24 0 37 40 64 85 64 52 0 90-38 90-80 0-34-26-67-71-76z"><text:p/></draw:path></draw:g></draw:g>.</text:p>
      <text:p text:style-name="P6">- L'équation <draw:g text:anchor-type="as-char" svg:y="-0.379cm" draw:z-index="43" draw:name="Forme41" draw:style-name="gr3"><svg:title>TexMaths</svg:title><svg:desc>12§display§\(x^2 = 7\)§svg§600§FALSE§</svg:desc><draw:g draw:style-name="gr4"><draw:path draw:style-name="gr5" draw:text-style-name="P90" svg:width="1.152cm" svg:height="0.335cm" svg:x="0.01cm" svg:y="0.021cm" svg:viewBox="0 0 1153 336" svg:d="M577 336c-192 0-385 0-577 0 0-111 0-224 0-336 384 0 769 0 1153 0 0 112 0 225 0 336-192 0-384 0-576 0z"><text:p/></draw:path><draw:path draw:style-name="gr6" draw:text-style-name="P91" svg:width="0.209cm" svg:height="0.19cm" svg:x="0cm" svg:y="0.184cm" svg:viewBox="0 0 210 191" svg:d="M128 59c4-11 14-49 42-49 3 0 12 0 22 4-12 3-20 14-20 23 0 7 4 16 15 16 10 0 23-9 23-25 0-22-24-28-38-28-26 0-40 23-45 32-11-27-33-32-45-32-45 0-69 54-69 65 0 5 4 3 5 5 4 0 5-2 6-5 14-45 42-55 56-55 9 0 23 3 23 27 0 13-7 42-23 101-7 25-21 43-39 43-3 0-12 0-22-4 11-3 21-11 21-23s-10-16-16-16c-13 0-24 12-24 25 0 20 22 28 40 28 28 0 43-30 44-32 5 15 20 32 46 32 43 0 67-54 67-65 0-5-4-5-5-5-4 0-5 3-5 5-14 46-43 55-56 55-17 0-23-13-23-27 0-10 2-18 7-37 5-20 9-39 13-58z"><text:p/></draw:path><draw:path draw:style-name="gr6" draw:text-style-name="P91" svg:width="0.13cm" svg:height="0.195cm" svg:x="0.247cm" svg:y="0cm" svg:viewBox="0 0 131 196" svg:d="M131 143c-4 0-6 0-10 0-1 6-5 23-8 26-3 2-25 2-29 2-18 0-36 0-54 0 30-27 41-35 59-50 21-17 42-36 42-63 0-36-31-58-70-58-36 0-61 26-61 53 0 15 13 17 16 17 7 0 15-5 15-16 0-6-1-16-17-16 10-21 29-27 44-27 28 0 44 23 44 47 0 25-18 45-28 56-24 24-46 47-70 71-4 2-4 2-4 11 41 0 82 0 122 0 3-18 6-35 9-53z"><text:p/></draw:path><draw:path draw:style-name="gr6" draw:text-style-name="P91" svg:width="0.279cm" svg:height="0.097cm" svg:x="0.559cm" svg:y="0.215cm" svg:viewBox="0 0 280 98" svg:d="M265 17c6 0 15 0 15-9 0-8-9-8-15-8-84 0-168 0-252 0-6 0-13 0-13 8 0 9 7 9 14 9 84 0 167 0 251 0zM265 98c6 0 15 0 15-8s-9-8-15-8c-84 0-167 0-251 0-7 0-14 0-14 8s7 8 13 8c84 0 168 0 252 0z"><text:p/></draw:path><draw:path draw:style-name="gr6" draw:text-style-name="P91" svg:width="0.18cm" svg:height="0.293cm" svg:x="1.003cm" svg:y="0.086cm" svg:viewBox="0 0 181 294" svg:d="M178 28c3-5 3-5 3-15-35 0-68 0-103 0-50 0-52-5-53-13-3 0-7 0-11 0-4 29-9 58-14 86 4 0 7 0 11 0 1-6 5-32 11-38 2-2 36-2 40-2 29 0 59 0 88 0-5 7-38 52-48 67-37 56-52 115-52 158 0 4 0 23 20 23s20-19 20-23c0-7 0-14 0-21 0-24 1-47 4-70 2-9 8-45 26-72 19-26 38-54 58-80z"><text:p/></draw:path></draw:g></draw:g><text:s/>a deux solutions : <draw:g text:anchor-type="as-char" svg:y="-0.385cm" draw:z-index="44" draw:name="Forme42" draw:style-name="gr3"><svg:title>TexMaths</svg:title><svg:desc>12§display§\(\sqrt{7}\)§svg§600§FALSE§</svg:desc><draw:g draw:style-name="gr4"><draw:path draw:style-name="gr5" draw:text-style-name="P90" svg:width="0.517cm" svg:height="0.376cm" svg:x="-0.001cm" svg:y="0.021cm" svg:viewBox="0 0 518 377" svg:d="M259 377c-86 0-173 0-259 0 0-126 0-251 0-377 173 0 345 0 518 0 0 126 0 251 0 377-87 0-173 0-259 0z"><text:p/></draw:path><draw:path draw:style-name="gr6" draw:text-style-name="P91" svg:width="0.326cm" svg:height="0.42cm" svg:x="0.008cm" svg:y="0cm" svg:viewBox="0 0 327 421" svg:d="M133 376c-25-54-49-108-74-162-4-7-5-7-6-7s-3 0-7 3c-14 10-28 20-41 29-5 5-5 6-5 7 0 2 1 5 4 5 2 0 9-6 14-9 2-3 10-8 13-11 28 61 57 122 84 182 3 8 5 8 9 8 6 0 7-3 10-9 64-132 128-263 190-395 3-6 3-7 3-9 0-3-3-8-9-8-2 0-6 2-9 10-58 122-117 244-176 366z"><text:p/></draw:path><draw:path draw:style-name="gr6" draw:text-style-name="P91" svg:width="0.21cm" svg:height="0.016cm" svg:x="0.327cm" svg:y="0cm" svg:viewBox="0 0 211 17" svg:d="M106 17c-35 0-71 0-106 0 0-6 0-11 0-17 71 0 140 0 211 0 0 6 0 11 0 17-36 0-71 0-105 0z"><text:p/></draw:path><draw:path draw:style-name="gr6" draw:text-style-name="P91" svg:width="0.18cm" svg:height="0.292cm" svg:x="0.351cm" svg:y="0.1cm" svg:viewBox="0 0 181 293" svg:d="M177 29c4-5 4-6 4-15-35 0-69 0-103 0-50 0-52-6-54-14-4 0-6 0-10 0-4 29-9 59-14 88 4 0 7 0 11 0 1-7 5-34 11-39 2-2 34-2 40-2 29 0 58 0 88 0-5 6-38 52-48 66-37 56-52 114-52 157 0 4 0 23 20 23 19 0 19-19 19-23 0-7 0-14 0-21 0-22 1-46 5-69 2-9 8-45 26-72 18-26 37-53 57-79z"><text:p/></draw:path></draw:g></draw:g><text:s/>et <draw:g text:anchor-type="as-char" svg:y="-0.385cm" draw:z-index="45" draw:name="Forme43" draw:style-name="gr3"><svg:title>TexMaths</svg:title><svg:desc>12§display§\(-\sqrt{7}\)§svg§600§FALSE§</svg:desc><draw:g draw:style-name="gr4"><draw:path draw:style-name="gr5" draw:text-style-name="P90" svg:width="0.842cm" svg:height="0.376cm" svg:x="-0.001cm" svg:y="0.021cm" svg:viewBox="0 0 843 377" svg:d="M422 377c-142 0-282 0-422 0 0-126 0-251 0-377 282 0 562 0 843 0 0 126 0 251 0 377-140 0-281 0-421 0z"><text:p/></draw:path><draw:path draw:style-name="gr6" draw:text-style-name="P91" svg:width="0.257cm" svg:height="0.016cm" svg:x="0.012cm" svg:y="0.272cm" svg:viewBox="0 0 258 17" svg:d="M242 17c7 0 16 0 16-9 0-8-9-8-16-8-75 0-151 0-226 0-8 0-16 0-16 8 0 9 8 9 16 9 75 0 151 0 226 0z"><text:p/></draw:path><draw:path draw:style-name="gr6" draw:text-style-name="P91" svg:width="0.326cm" svg:height="0.42cm" svg:x="0.335cm" svg:y="0cm" svg:viewBox="0 0 327 421" svg:d="M133 376c-25-54-49-108-74-162-4-7-5-7-6-7s-4 0-7 3c-14 10-28 20-41 29-5 5-5 6-5 7 0 2 1 5 4 5 2 0 9-6 14-9 2-3 8-8 13-11 28 61 55 122 83 182 3 8 6 8 9 8 6 0 8-3 11-9 64-132 127-263 191-395 2-6 2-7 2-9 0-3-4-8-8-8s-6 2-10 10c-59 122-117 244-176 366z"><text:p/></draw:path><draw:path draw:style-name="gr6" draw:text-style-name="P91" svg:width="0.21cm" svg:height="0.016cm" svg:x="0.653cm" svg:y="0cm" svg:viewBox="0 0 211 17" svg:d="M105 17c-34 0-70 0-105 0 0-6 0-11 0-17 71 0 140 0 211 0 0 6 0 11 0 17-36 0-71 0-106 0z"><text:p/></draw:path><draw:path draw:style-name="gr6" draw:text-style-name="P91" svg:width="0.18cm" svg:height="0.292cm" svg:x="0.677cm" svg:y="0.1cm" svg:viewBox="0 0 181 293" svg:d="M176 29c5-5 5-6 5-15-35 0-68 0-103 0-52 0-52-6-54-14-4 0-6 0-10 0-4 29-9 59-14 88 4 0 7 0 11 0 1-7 5-34 11-39 2-2 34-2 40-2 29 0 59 0 88 0-5 6-39 52-48 66-37 56-52 114-52 157 0 4 0 23 19 23 20 0 20-19 20-23 0-7 0-14 0-21 0-22 1-46 4-69 3-9 9-45 27-72 19-26 37-53 56-79z"><text:p/></draw:path></draw:g></draw:g>.</text:p>
      <text:p text:style-name="P6">- L'équation <draw:g text:anchor-type="as-char" svg:y="-0.377cm" draw:z-index="46" draw:name="Forme44" draw:style-name="gr3"><svg:title>TexMaths</svg:title><svg:desc>12§display§\(x^2 = 0\)§svg§600§FALSE§</svg:desc><draw:g draw:style-name="gr4"><draw:path draw:style-name="gr5" draw:text-style-name="P90" svg:width="1.139cm" svg:height="0.334cm" svg:x="0.008cm" svg:y="0.024cm" svg:viewBox="0 0 1140 335" svg:d="M571 335c-191 0-380 0-571 0 0-111 0-223 0-335 380 0 760 0 1140 0 0 112 0 224 0 335-189 0-380 0-569 0z"><text:p/></draw:path><draw:path draw:style-name="gr6" draw:text-style-name="P91" svg:width="0.209cm" svg:height="0.19cm" svg:x="-0.001cm" svg:y="0.184cm" svg:viewBox="0 0 210 191" svg:d="M128 59c4-11 13-49 42-49 3 0 12 0 22 4-12 3-21 14-21 23 0 7 5 16 16 16 10 0 23-9 23-25 0-22-25-28-39-28-25 0-39 23-44 32-11-27-33-32-45-32-45 0-69 54-69 65 0 5 4 4 5 5 4 0 5-1 6-5 14-45 42-55 56-55 9 0 23 3 23 27 0 13-7 42-23 101-7 26-21 44-39 44-3 0-12 0-22-5 11-3 21-11 21-23s-10-16-16-16c-13 0-24 12-24 26 0 19 22 27 40 27 28 0 43-30 44-32 5 15 20 32 45 32 44 0 68-54 68-65 0-5-4-5-5-5-4 0-5 3-5 5-14 46-43 56-56 56-17 0-23-14-23-28 0-10 2-18 7-37 5-20 8-39 13-58z"><text:p/></draw:path><draw:path draw:style-name="gr6" draw:text-style-name="P91" svg:width="0.13cm" svg:height="0.195cm" svg:x="0.246cm" svg:y="0cm" svg:viewBox="0 0 131 196" svg:d="M131 143c-4 0-6 0-10 0-1 6-5 23-8 27-3 1-25 1-29 1-18 0-36 0-54 0 30-27 41-35 59-50 21-16 42-36 42-63 0-36-31-58-70-58-36 0-61 26-61 53 0 16 13 17 16 17 7 0 15-5 15-16 0-6-1-16-17-16 9-21 29-27 44-27 28 0 44 23 44 47 0 25-18 45-28 56-24 23-46 47-70 71-4 3-4 3-4 11 41 0 82 0 122 0 3-18 6-36 9-53z"><text:p/></draw:path><draw:path draw:style-name="gr6" draw:text-style-name="P91" svg:width="0.28cm" svg:height="0.098cm" svg:x="0.556cm" svg:y="0.214cm" svg:viewBox="0 0 281 99" svg:d="M266 17c6 0 15 0 15-9 0-8-9-8-15-8-84 0-168 0-252 0-6 0-14 0-14 8 0 9 8 9 14 9 84 0 168 0 252 0zM266 99c6 0 15 0 15-9 0-8-9-8-15-8-84 0-168 0-252 0-6 0-14 0-14 8 0 9 8 9 14 9 84 0 168 0 252 0z"><text:p/></draw:path><draw:path draw:style-name="gr6" draw:text-style-name="P91" svg:width="0.176cm" svg:height="0.289cm" svg:x="0.993cm" svg:y="0.091cm" svg:viewBox="0 0 177 290" svg:d="M177 147c0-34-2-68-16-99-20-41-54-48-72-48-25 0-57 12-73 50-14 29-16 63-16 97 0 31 1 68 19 99 18 35 49 44 70 44 22 0 54-10 73-50 13-28 15-60 15-93zM89 280c-17 0-42-11-49-50-5-24-5-64-5-88 0-28 0-55 3-78 9-51 40-54 51-54 13 0 40 7 49 49 5 24 5 56 5 83 0 31 0 60-5 85-6 41-30 53-49 53z"><text:p/></draw:path></draw:g></draw:g><text:s/>a pour unique solution : 0.</text:p>
      <text:p text:style-name="P6">- L'équation <draw:g text:anchor-type="as-char" svg:y="-0.339cm" draw:z-index="47" draw:name="Forme45" draw:style-name="gr3"><svg:title>TexMaths</svg:title><svg:desc>12§display§\(x^2 = -4\)§svg§600§FALSE§</svg:desc><draw:g draw:style-name="gr4"><draw:path draw:style-name="gr5" draw:text-style-name="P90" svg:width="1.473cm" svg:height="0.329cm" svg:x="0.008cm" svg:y="0.022cm" svg:viewBox="0 0 1474 330" svg:d="M738 330c-246 0-492 0-738 0 0-111 0-220 0-330 492 0 983 0 1474 0 0 110 0 219 0 330-245 0-491 0-736 0z"><text:p/></draw:path><draw:path draw:style-name="gr6" draw:text-style-name="P91" svg:width="0.209cm" svg:height="0.19cm" svg:x="-0.001cm" svg:y="0.183cm" svg:viewBox="0 0 210 191" svg:d="M130 59c2-11 12-49 40-49 3 0 14 0 22 4-12 3-20 14-20 23 0 7 4 15 15 15 10 0 23-8 23-24 0-22-24-28-38-28-26 0-40 23-45 32-11-28-33-32-45-32-45 0-69 54-69 65 0 3 5 3 6 3 3 0 4 0 5-3 14-46 42-55 56-55 9 0 23 3 23 27 0 13-7 42-23 101-6 25-21 43-39 43-3 0-12 0-22-5 11-2 21-12 21-23 0-12-10-15-16-15-13 0-24 11-24 25 0 19 22 28 40 28 28 0 43-30 44-33 6 16 20 33 46 33 43 0 67-54 67-65 0-5-4-5-5-5-4 0-5 2-5 5-14 45-43 55-56 55-17 0-23-13-23-28 0-9 2-18 7-37s10-38 15-57z"><text:p/></draw:path><draw:path draw:style-name="gr6" draw:text-style-name="P91" svg:width="0.129cm" svg:height="0.194cm" svg:x="0.247cm" svg:y="0cm" svg:viewBox="0 0 130 195" svg:d="M130 143c-4 0-6 0-10 0-1 6-4 22-8 26-3 1-24 1-29 1-18 0-36 0-54 0 31-27 41-35 59-49 21-17 42-36 42-63 0-36-32-58-69-58s-61 26-61 53c0 15 12 17 16 17 6 0 15-5 15-16 0-6-2-16-18-16 10-21 29-27 43-27 30 0 45 23 45 47 0 25-18 45-28 56-24 23-47 47-71 71-2 2-2 2-2 10 41 0 80 0 121 0 3-18 6-36 9-52z"><text:p/></draw:path><draw:path draw:style-name="gr6" draw:text-style-name="P91" svg:width="0.28cm" svg:height="0.097cm" svg:x="0.558cm" svg:y="0.213cm" svg:viewBox="0 0 281 98" svg:d="M266 17c6 0 15 0 15-9 0-8-9-8-15-8-84 0-169 0-253 0-5 0-13 0-13 8 0 9 8 9 14 9 84 0 168 0 252 0zM266 98c6 0 15 0 15-8s-9-8-15-8c-84 0-168 0-252 0-6 0-14 0-14 8s8 8 13 8c84 0 169 0 253 0z"><text:p/></draw:path><draw:path draw:style-name="gr6" draw:text-style-name="P91" svg:width="0.257cm" svg:height="0.016cm" svg:x="1.013cm" svg:y="0.254cm" svg:viewBox="0 0 258 17" svg:d="M244 17c7 0 14 0 14-9 0-8-7-8-14-8-76 0-153 0-228 0-8 0-16 0-16 8 0 9 8 9 16 9 75 0 152 0 228 0z"><text:p/></draw:path><draw:path draw:style-name="gr6" draw:text-style-name="P91" svg:width="0.186cm" svg:height="0.282cm" svg:x="1.317cm" svg:y="0.084cm" svg:viewBox="0 0 187 283" svg:d="M113 213c0 14 0 26 0 38 0 14-1 19-33 19-2 0-6 0-8 0 0 5 0 9 0 13 17-1 38-1 56-1s40 0 58 1c0-4 0-8 0-13-4 0-6 0-10 0-31 0-31-5-31-19 0-12 0-24 0-38 15 0 28 0 42 0 0-3 0-8 0-12-14 0-27 0-42 0 0-63 0-127 0-190 0-9 0-11-7-11-4 0-5 0-8 5-44 65-87 130-130 196 0 4 0 9 0 12 37 0 76 0 113 0zM115 201c-35 0-68 0-103 0 35-52 68-105 103-157 0 52 0 105 0 157z"><text:p/></draw:path></draw:g></draw:g><text:s/>n'a aucune solution.</text:p>
      <text:p text:style-name="P6"/>
      <text:p text:style-name="P6"/>
      <table:table table:name="Tableau7" table:style-name="Tableau7">
        <table:table-column table:style-name="Tableau7.A"/>
        <table:table-row>
          <table:table-cell table:style-name="Tableau7.A1" office:value-type="string">
            <text:p text:style-name="P82">Mon exemple :</text:p>
            <text:p text:style-name="P86"/>
            <text:p text:style-name="P86"/>
            <text:p text:style-name="P86"/>
            <text:p text:style-name="P86"/>
            <text:p text:style-name="P86"/>
            <text:p text:style-name="P86"/>
          </table:table-cell>
        </table:table-row>
      </table:table>
      <text:p text:style-name="P8"/>
      <text:p text:style-name="P34"><draw:custom-shape text:anchor-type="paragraph" draw:z-index="59" draw:name="Forme 5" draw:style-name="gr2" draw:text-style-name="P89" svg:width="1.666cm" svg:height="1.638cm" svg:x="16.884cm" svg:y="-1.603cm"><text:p text:style-name="P89">4</text:p><draw:enhanced-geometry svg:viewBox="0 0 21600 21600" draw:glue-points="10800 0 0 10800 10800 21600 21600 10800" draw:text-areas="5400 5400 16200 16200" draw:type="diamond" draw:enhanced-path="M 10800 0 L 21600 10800 10800 21600 0 10800 10800 0 Z N"/></draw:custom-shape>IV] Modéliser une situation</text:p>
      <text:p text:style-name="P9"/>
      <text:p text:style-name="P38">Méthode</text:p>
      <text:p text:style-name="P38">Pour modéliser une situation à l'aide d'une équation, on suit les étapes suivantes.</text:p>
      <text:p text:style-name="P39">1. Choix de l'inconnue</text:p>
      <text:p text:style-name="P38">On choisit l'inconnue, généralement notée <draw:g text:anchor-type="as-char" svg:y="-0.189cm" draw:z-index="49" draw:name="Forme46" draw:style-name="gr3"><svg:title>TexMaths</svg:title><svg:desc>12§display§\(x\)§svg§600§FALSE§</svg:desc><draw:g draw:style-name="gr4"><draw:path draw:style-name="gr5" draw:text-style-name="P90" svg:width="0.176cm" svg:height="0.144cm" svg:x="0.008cm" svg:y="0.022cm" svg:viewBox="0 0 177 145" svg:d="M0 0c59 0 118 0 177 0 0 48 0 97 0 145-59 0-118 0-177 0 0-48 0-97 0-145z"><text:p/></draw:path><draw:path draw:style-name="gr6" draw:text-style-name="P91"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 en fonction de ce que l'on cherche.</text:p>
      <text:p text:style-name="P40">2. Mise en équation</text:p>
      <text:p text:style-name="P38">On traduit les données de l'énoncé du problème par une équation.</text:p>
      <text:p text:style-name="P40">3. Résolution de l'équation</text:p>
      <text:p text:style-name="P38">On résout l'équation en utilisant les propriétés du cours.</text:p>
      <text:p text:style-name="P40">4. Conclusion</text:p>
      <text:p text:style-name="P38">On interprète le résultat en rédigeant une phrase.</text:p>
      <text:p text:style-name="P9"/>
      <text:p text:style-name="P9">Exemple</text:p>
      <text:p text:style-name="P9">Agnès a 3 ans de moins que Soukayna, et Xander a le double de l'âge d'Agnès. À eux trois, ils ont 107 ans. Quel est l'âge d'Agnès ?</text:p>
      <text:p text:style-name="P9"/>
      <text:p text:style-name="P9"><text:s text:c="2"/>1. Choix de l'inconnue</text:p>
      <text:p text:style-name="P9"><text:s text:c="5"/>On choisit l'inconnue : on note <draw:g text:anchor-type="as-char" svg:y="-0.189cm" draw:z-index="50" draw:name="Forme47" draw:style-name="gr3"><svg:title>TexMaths</svg:title><svg:desc>12§display§\(x\)§svg§600§FALSE§</svg:desc><draw:g draw:style-name="gr4"><draw:path draw:style-name="gr5" draw:text-style-name="P90" svg:width="0.176cm" svg:height="0.144cm" svg:x="0.008cm" svg:y="0.022cm" svg:viewBox="0 0 177 145" svg:d="M0 0c59 0 118 0 177 0 0 48 0 97 0 145-59 0-118 0-177 0 0-48 0-97 0-145z"><text:p/></draw:path><draw:path draw:style-name="gr6" draw:text-style-name="P91"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l'âge d'Agnès.</text:p>
      <text:p text:style-name="P9"><text:s text:c="2"/>2. Mise en équation</text:p>
      <text:p text:style-name="P9"><text:s text:c="5"/>Agnès a 3 ans de moins que Soukayna, donc Soukayna a 3 ans de plus qu'Agnès.</text:p>
      <text:p text:style-name="P9"><text:s text:c="5"/>L'âge de Soukayna est égal à <draw:g text:anchor-type="as-char" svg:y="-0.277cm" draw:z-index="51" draw:name="Forme48" draw:style-name="gr3"><svg:title>TexMaths</svg:title><svg:desc>12§display§\(x + 3\)§svg§600§FALSE§</svg:desc><draw:g draw:style-name="gr4"><draw:path draw:style-name="gr5" draw:text-style-name="P90" svg:width="0.904cm" svg:height="0.268cm" svg:x="0.008cm" svg:y="0.022cm" svg:viewBox="0 0 905 269" svg:d="M0 0c302 0 603 0 905 0 0 90 0 179 0 269-302 0-603 0-905 0 0-90 0-179 0-269z"><text:p/></draw:path><draw:path draw:style-name="gr6" draw:text-style-name="P91" svg:width="0.209cm" svg:height="0.188cm" svg:x="-0.001cm" svg:y="0.092cm" svg:viewBox="0 0 210 189" svg:d="M129 59c2-11 12-49 42-49 2 0 12 0 21 6-12 1-20 12-20 21 0 7 5 16 15 16s23-9 23-25c0-22-25-28-39-28-24 0-39 23-45 32-9-27-32-32-44-32-45 0-69 54-69 65 0 4 4 2 5 4 4 0 5-1 6-4 14-45 42-55 57-55 8 0 22 3 22 27 0 13-7 42-22 101-8 23-22 41-40 41-4 0-13 0-22-4 11-3 19-12 19-22 0-12-8-15-15-15-12 0-23 11-23 23 0 20 22 28 40 28 27 0 43-30 44-32 5 15 21 32 46 32 43 0 67-53 67-63 0-5-4-5-5-5-3 0-5 2-6 5-13 44-42 53-55 53-17 0-24-13-24-26 0-9 2-18 7-37s10-38 15-57z"><text:p/></draw:path><draw:path draw:style-name="gr6" draw:text-style-name="P91" svg:width="0.28cm" svg:height="0.276cm" svg:x="0.345cm" svg:y="0.035cm" svg:viewBox="0 0 281 277" svg:d="M149 148c38 0 78 0 118 0 6 0 14 0 14-8s-8-8-14-8c-40 0-80 0-118 0 0-40 0-79 0-118 0-6 0-14-8-14-9 0-9 8-9 14 0 39 0 78 0 118-39 0-78 0-118 0-6 0-14 0-14 8s8 8 14 8c40 0 79 0 118 0 0 39 0 77 0 115 0 6 0 14 9 14 8 0 8-8 8-14 0-38 0-76 0-115z"><text:p/></draw:path><draw:path draw:style-name="gr6" draw:text-style-name="P91" svg:width="0.174cm" svg:height="0.286cm" svg:x="0.76cm" svg:y="0cm" svg:viewBox="0 0 175 287" svg:d="M105 132c34-12 60-41 60-75 0-33-38-57-78-57-44 0-75 25-75 57 0 14 10 22 22 22 13 0 21-10 21-22 0-21-20-21-26-21 13-20 41-25 56-25 17 0 40 8 40 46 0 5 0 29-12 48-12 21-26 22-37 22-4 0-14 1-17 1s-6 1-6 5c0 5 3 5 11 5 6 0 12 0 18 0 35 0 50 27 50 68 0 57-29 69-48 69-18 0-49-7-65-32 16 2 29-7 29-23 0-15-12-24-24-24-10 0-24 6-24 25 0 39 40 66 85 66 52 0 90-38 90-81 0-35-26-66-70-74z"><text:p/></draw:path></draw:g></draw:g>.</text:p>
      <text:p text:style-name="P9"><text:s text:c="5"/>Xander a le double de l'âge d'Agnès, donc l'âge de Xander est égal à <text:s/><draw:g text:anchor-type="as-char" svg:y="-0.282cm" draw:z-index="52" draw:name="Forme49" draw:style-name="gr3"><svg:title>TexMaths</svg:title><svg:desc>12§display§\(2x\)§svg§600§FALSE§</svg:desc><draw:g draw:style-name="gr4"><draw:path draw:style-name="gr5" draw:text-style-name="P90" svg:width="0.386cm" svg:height="0.238cm" svg:x="-0.001cm" svg:y="0.021cm" svg:viewBox="0 0 387 239" svg:d="M0 0c129 0 257 0 387 0 0 80 0 159 0 239-130 0-258 0-387 0 0-80 0-159 0-239z"><text:p/></draw:path><draw:path draw:style-name="gr6" draw:text-style-name="P91" svg:width="0.165cm" svg:height="0.276cm" svg:x="-0.001cm" svg:y="0cm" svg:viewBox="0 0 166 277" svg:d="M32 245c15-15 30-29 45-43 64-58 89-79 89-121 0-48-37-81-88-81-48 0-78 38-78 75 0 24 20 24 22 24 7 0 21-5 21-23 0-10-7-21-21-21-4 0-5 0-6 1 9-27 32-43 57-43 37 0 55 34 55 68s-20 66-43 91c-28 30-54 60-81 89-4 5-4 6-4 16 51 0 103 0 156 0 3-24 7-48 10-73-3 0-7 0-9 0-3 13-6 31-10 37-3 4-31 4-39 4-25 0-51 0-76 0z"><text:p/></draw:path><draw:path draw:style-name="gr6" draw:text-style-name="P91" svg:width="0.208cm" svg:height="0.188cm" svg:x="0.198cm" svg:y="0.093cm" svg:viewBox="0 0 209 189" svg:d="M128 59c2-11 13-49 42-49 2 0 12 0 22 6-12 1-21 11-21 22 0 6 5 15 16 15 9 0 22-8 22-24 0-23-25-29-39-29-24 0-38 23-43 32-11-27-34-32-46-32-44 0-68 55-68 64 0 5 5 5 6 5 3 0 4-1 5-5 14-44 42-54 56-54 9 0 23 3 23 28 0 12-7 41-23 99-7 25-21 42-39 42-3 0-12 0-22-5 11-2 20-10 20-22 0-11-9-13-15-13-13 0-24 9-24 22 0 19 22 28 39 28 29 0 44-30 45-33 5 16 20 33 45 33 43 0 67-53 67-64 0-3-3-3-4-3-4 0-5 1-6 3-14 45-42 54-56 54-16 0-23-13-23-27 0-10 3-17 7-36s9-38 14-57z"><text:p/></draw:path></draw:g></draw:g>.</text:p>
      <text:p text:style-name="P9"/>
      <text:p text:style-name="P9"><text:s text:c="5"/>La somme de leurs âges est donc égale à <draw:g text:anchor-type="as-char" svg:y="-0.277cm" draw:z-index="53" draw:name="Forme50" draw:style-name="gr3"><svg:title>TexMaths</svg:title><svg:desc>12§display§\(x + x + 3 + 2x\)§svg§600§FALSE§</svg:desc><draw:g draw:style-name="gr4"><draw:path draw:style-name="gr5" draw:text-style-name="P90" svg:width="2.626cm" svg:height="0.268cm" svg:x="0.008cm" svg:y="0.022cm" svg:viewBox="0 0 2627 269" svg:d="M0 0c876 0 1751 0 2627 0 0 90 0 179 0 269-876 0-1751 0-2627 0 0-90 0-179 0-269z"><text:p/></draw:path><draw:path draw:style-name="gr6" draw:text-style-name="P91" svg:width="0.209cm" svg:height="0.188cm" svg:x="-0.001cm" svg:y="0.092cm" svg:viewBox="0 0 210 189" svg:d="M128 59c3-11 14-49 42-49 3 0 12 0 22 6-12 1-20 12-20 21 0 7 4 16 15 16 10 0 23-9 23-25 0-22-25-28-40-28-24 0-38 23-43 32-11-27-33-32-45-32-45 0-69 54-69 65 0 4 4 2 5 4 4 0 5-1 6-4 14-45 42-55 56-55 9 0 23 3 23 27 0 13-7 42-23 101-7 23-21 41-39 41-4 0-13 0-22-4 11-3 21-12 21-22 0-12-10-15-16-15-13 0-24 11-24 23 0 20 22 28 40 28 27 0 43-30 44-32 5 15 20 32 46 32 43 0 67-53 67-63 0-5-4-5-5-5-4 0-5 2-6 5-13 44-42 53-55 53-17 0-24-13-24-26 0-9 3-18 7-37 5-19 10-38 14-57z"><text:p/></draw:path><draw:path draw:style-name="gr6" draw:text-style-name="P91" svg:width="0.279cm" svg:height="0.276cm" svg:x="0.346cm" svg:y="0.035cm" svg:viewBox="0 0 280 277" svg:d="M149 148c39 0 78 0 117 0 5 0 14 0 14-8s-9-8-14-8c-39 0-78 0-117 0 0-40 0-79 0-118 0-6-1-14-10-14s-8 8-8 14c0 39 0 78 0 118-40 0-78 0-118 0-6 0-13 0-13 8s7 8 13 8c40 0 78 0 118 0 0 39 0 77 0 115 0 6-1 14 8 14s10-8 10-14c0-38 0-76 0-115z"><text:p/></draw:path><draw:path draw:style-name="gr6" draw:text-style-name="P91" svg:width="0.209cm" svg:height="0.188cm" svg:x="0.755cm" svg:y="0.092cm" svg:viewBox="0 0 210 189" svg:d="M128 59c4-11 14-49 42-49 3 0 12 0 22 6-12 1-20 12-20 21 0 7 4 16 15 16 10 0 23-9 23-25 0-22-24-28-38-28-26 0-40 23-45 32-11-27-33-32-45-32-45 0-69 54-69 65 0 4 4 2 5 4 4 0 5-1 6-4 14-45 42-55 56-55 9 0 23 3 23 27 0 13-7 42-23 101-7 23-21 41-39 41-3 0-13 0-22-4 11-3 21-12 21-22 0-12-10-15-16-15-13 0-24 11-24 23 0 20 22 28 40 28 28 0 43-30 44-32 5 15 20 32 46 32 43 0 67-53 67-63 0-5-4-5-5-5-4 0-5 2-5 5-14 44-43 53-56 53-17 0-23-13-23-26 0-9 2-18 7-37s9-38 13-57z"><text:p/></draw:path><draw:path draw:style-name="gr6" draw:text-style-name="P91" svg:width="0.279cm" svg:height="0.276cm" svg:x="1.102cm" svg:y="0.035cm" svg:viewBox="0 0 280 277" svg:d="M149 148c39 0 78 0 117 0 6 0 14 0 14-8s-8-8-14-8c-39 0-78 0-117 0 0-40 0-79 0-118 0-6 0-14-9-14-8 0-8 8-8 14 0 39 0 78 0 118-40 0-79 0-119 0-6 0-13 0-13 8s7 8 13 8c40 0 79 0 119 0 0 39 0 77 0 115 0 6 0 14 8 14 9 0 9-8 9-14 0-38 0-76 0-115z"><text:p/></draw:path><draw:path draw:style-name="gr6" draw:text-style-name="P91" svg:width="0.174cm" svg:height="0.286cm" svg:x="1.516cm" svg:y="0cm" svg:viewBox="0 0 175 287" svg:d="M104 132c35-12 59-41 59-75 0-33-37-57-77-57-43 0-75 25-75 57 0 14 9 22 21 22 14 0 22-10 22-22 0-21-19-21-25-21 12-20 41-25 55-25 18 0 41 8 41 46 0 5-1 29-12 48-12 21-27 22-37 22-4 0-14 1-17 1-4 0-6 1-6 5 0 5 2 5 9 5 6 0 14 0 20 0 34 0 50 27 50 68 0 57-30 69-48 69s-50-7-65-32c15 2 28-7 28-23 0-15-11-24-23-24-11 0-24 6-24 25 0 39 40 66 85 66 52 0 90-38 90-81 0-35-26-66-71-74z"><text:p/></draw:path><draw:path draw:style-name="gr6" draw:text-style-name="P91" svg:width="0.279cm" svg:height="0.276cm" svg:x="1.826cm" svg:y="0.035cm" svg:viewBox="0 0 280 277" svg:d="M149 148c39 0 78 0 117 0 6 0 14 0 14-8s-8-8-14-8c-39 0-78 0-117 0 0-40 0-79 0-118 0-6 0-14-9-14-8 0-8 8-8 14 0 39 0 78 0 118-40 0-79 0-119 0-6 0-13 0-13 8s7 8 13 8c40 0 79 0 119 0 0 39 0 77 0 115 0 6 0 14 8 14 9 0 9-8 9-14 0-38 0-76 0-115z"><text:p/></draw:path><draw:path draw:style-name="gr6" draw:text-style-name="P91" svg:width="0.167cm" svg:height="0.276cm" svg:x="2.245cm" svg:y="0cm" svg:viewBox="0 0 168 277" svg:d="M32 245c15-14 30-29 45-43 66-56 91-79 91-121 0-48-38-81-90-81-47 0-78 38-78 75 0 24 20 24 22 24 7 0 22-5 22-22 0-11-8-22-22-22-4 0-4 0-6 1 10-27 33-43 57-43 39 0 57 34 57 68s-22 66-45 91c-26 30-54 60-80 90-5 5-5 6-5 15 52 0 104 0 156 0 4-23 8-47 12-72-4 0-7 0-11 0-2 13-5 31-9 37-3 3-30 3-40 3-25 0-50 0-76 0z"><text:p/></draw:path><draw:path draw:style-name="gr6" draw:text-style-name="P91" svg:width="0.209cm" svg:height="0.188cm" svg:x="2.447cm" svg:y="0.092cm" svg:viewBox="0 0 210 189" svg:d="M128 59c3-11 12-49 42-49 3 0 12 0 22 6-12 1-20 12-20 21 0 7 4 16 15 16 10 0 23-9 23-25 0-22-25-28-40-28-24 0-38 23-44 32-10-27-32-32-44-32-45 0-69 54-69 65 0 4 4 4 5 4 4 0 5-1 6-4 14-45 42-55 56-55 8 0 23 3 23 27 0 13-7 42-23 101-7 23-21 41-40 41-3 0-12 0-21-4 11-3 19-12 19-22 0-12-8-15-15-15-12 0-23 11-23 23 0 20 22 28 40 28 27 0 43-30 44-32 5 15 20 32 46 32 43 0 67-53 67-63 0-5-4-5-5-5-4 0-5 2-6 5-13 44-42 53-55 53-17 0-24-13-24-26 0-9 2-18 7-37s10-38 14-57z"><text:p/></draw:path></draw:g></draw:g>.</text:p>
      <text:p text:style-name="P9"><text:s text:c="5"/>Mais on sait également, qu'à eux trois, ils ont 107 ans.</text:p>
      <text:p text:style-name="P9"><text:s text:c="5"/>On peut donc écrire l'équation : <draw:g text:anchor-type="as-char" svg:y="-0.282cm" draw:z-index="54" draw:name="Forme51" draw:style-name="gr3"><svg:title>TexMaths</svg:title><svg:desc>12§display§ \(x + x + 3 + 2x = 107\)§svg§600§FALSE§</svg:desc><draw:g draw:style-name="gr4"><draw:path draw:style-name="gr5" draw:text-style-name="P90" svg:width="3.833cm" svg:height="0.274cm" svg:x="0.008cm" svg:y="0.021cm" svg:viewBox="0 0 3834 275" svg:d="M0 0c1278 0 2556 0 3834 0 0 91 0 184 0 275-1278 0-2556 0-3834 0 0-91 0-184 0-275z"><text:p/></draw:path><draw:path draw:style-name="gr6" draw:text-style-name="P91" svg:width="0.209cm" svg:height="0.189cm" svg:x="-0.001cm" svg:y="0.098cm" svg:viewBox="0 0 210 190" svg:d="M128 59c3-11 14-49 42-49 3 0 12 0 22 4-12 3-20 14-20 23 0 7 4 15 15 15 10 0 23-8 23-24 0-22-25-28-40-28-24 0-38 23-43 32-11-27-33-32-45-32-45 0-69 54-69 65 0 3 4 2 5 3 4 0 5 0 6-3 14-46 42-55 56-55 9 0 23 3 23 27 0 13-7 42-23 101-7 24-21 42-39 42-4 0-13 0-22-5 11-2 21-12 21-21 0-12-10-16-16-16-13 0-24 11-24 24 0 19 22 28 40 28 27 0 43-30 44-32 5 15 20 32 46 32 43 0 67-53 67-64 0-5-4-5-5-5-4 0-5 3-6 5-13 44-42 54-55 54-17 0-24-13-24-26 0-10 3-18 7-38 5-19 10-38 14-57z"><text:p/></draw:path><draw:path draw:style-name="gr6" draw:text-style-name="P91" svg:width="0.279cm" svg:height="0.277cm" svg:x="0.346cm" svg:y="0.039cm" svg:viewBox="0 0 280 278" svg:d="M149 148c39 0 78 0 117 0 5 0 14 0 14-9 0-8-9-8-14-8-39 0-78 0-117 0 0-40 0-78 0-118 0-6 0-13-9-13s-9 7-9 13c0 40 0 78 0 118-40 0-78 0-118 0-6 0-13 0-13 8 0 9 7 9 13 9 40 0 78 0 118 0 0 38 0 78 0 116 0 6 0 14 9 14s9-8 9-14c0-38 0-78 0-116z"><text:p/></draw:path><draw:path draw:style-name="gr6" draw:text-style-name="P91" svg:width="0.209cm" svg:height="0.189cm" svg:x="0.755cm" svg:y="0.098cm" svg:viewBox="0 0 210 190" svg:d="M130 59c2-11 12-49 40-49 3 0 12 0 22 4-12 3-20 14-20 23 0 7 4 15 15 15 10 0 23-8 23-24 0-22-24-28-38-28-26 0-40 23-45 32-11-27-33-32-45-32-45 0-69 54-69 65 0 3 4 2 5 3 4 0 5 0 6-3 14-46 42-55 56-55 9 0 23 3 23 27 0 13-7 42-23 101-7 24-21 42-39 42-3 0-12 0-22-5 11-2 21-12 21-21 0-12-10-16-16-16-13 0-24 11-24 24 0 19 22 28 40 28 28 0 43-30 44-32 5 15 20 32 46 32 43 0 67-53 67-64 0-5-4-5-5-5-4 0-5 3-5 5-14 44-43 54-56 54-17 0-23-13-23-26 0-10 2-18 7-38 5-19 10-38 15-57z"><text:p/></draw:path><draw:path draw:style-name="gr6" draw:text-style-name="P91" svg:width="0.279cm" svg:height="0.277cm" svg:x="1.102cm" svg:y="0.039cm" svg:viewBox="0 0 280 278" svg:d="M149 148c39 0 78 0 117 0 6 0 14 0 14-9 0-8-8-8-14-8-39 0-78 0-117 0 0-40 0-78 0-118 0-6 0-13-9-13-8 0-8 7-8 13 0 40 0 78 0 118-40 0-79 0-119 0-6 0-13 0-13 8 0 9 7 9 13 9 40 0 79 0 119 0 0 38 0 78 0 116 0 6 0 14 8 14 9 0 9-8 9-14 0-38 0-78 0-116z"><text:p/></draw:path><draw:path draw:style-name="gr6" draw:text-style-name="P91" svg:width="0.174cm" svg:height="0.287cm" svg:x="1.517cm" svg:y="0.005cm" svg:viewBox="0 0 175 288" svg:d="M104 132c35-12 59-41 59-74 0-35-36-58-77-58-43 0-74 25-74 56 0 15 8 22 22 22 12 0 20-8 20-20 0-22-19-22-25-22 13-20 41-26 55-26 18 0 41 9 41 48 0 4-1 28-12 46-12 21-27 22-37 23-4 0-14 1-17 1-4 0-6 0-6 5s2 5 9 5c6 0 14 0 20 0 34 0 50 28 50 68 0 58-30 70-48 70s-49-7-65-32c16 2 28-8 28-23 0-16-11-24-23-24-11 0-24 6-24 25 0 37 40 66 85 66 52 0 90-38 90-82 0-34-26-66-71-74z"><text:p/></draw:path><draw:path draw:style-name="gr6" draw:text-style-name="P91" svg:width="0.279cm" svg:height="0.277cm" svg:x="1.827cm" svg:y="0.039cm" svg:viewBox="0 0 280 278" svg:d="M149 148c39 0 78 0 117 0 6 0 14 0 14-9 0-8-8-8-14-8-39 0-78 0-117 0 0-40 0-78 0-118 0-6 0-13-9-13-8 0-8 7-8 13 0 40 0 78 0 118-40 0-79 0-119 0-6 0-13 0-13 8 0 9 7 9 13 9 40 0 79 0 119 0 0 38 0 78 0 116 0 6 0 14 8 14 9 0 9-8 9-14 0-38 0-78 0-116z"><text:p/></draw:path><draw:path draw:style-name="gr6" draw:text-style-name="P91" svg:width="0.167cm" svg:height="0.277cm" svg:x="2.245cm" svg:y="0.005cm" svg:viewBox="0 0 168 278" svg:d="M32 246c15-14 30-29 45-43 66-58 91-79 91-123 0-46-37-80-89-80-48 0-79 38-79 76 0 24 22 24 23 24 7 0 21-6 21-23 0-11-7-22-22-22-4 0-4 0-5 0 9-27 32-43 56-43 39 0 57 35 57 68 0 35-21 68-45 93-26 30-54 60-80 90-5 5-5 6-5 15 52 0 104 0 156 0 4-24 8-48 12-73-4 0-7 0-11 0-1 12-5 31-8 37-4 4-31 4-41 4-25 0-50 0-76 0z"><text:p/></draw:path><draw:path draw:style-name="gr6" draw:text-style-name="P91" svg:width="0.209cm" svg:height="0.189cm" svg:x="2.447cm" svg:y="0.098cm" svg:viewBox="0 0 210 190" svg:d="M128 59c4-11 14-49 42-49 3 0 12 0 22 4-12 3-20 14-20 23 0 7 4 15 15 15 10 0 23-8 23-24 0-22-25-28-38-28-26 0-40 23-45 32-11-27-33-32-45-32-45 0-69 54-69 65 0 3 4 2 5 3 4 0 5 0 6-3 14-46 42-55 56-55 9 0 23 3 23 27 0 13-7 42-23 101-7 24-21 42-39 42-3 0-13 0-22-5 11-2 21-12 21-21 0-12-10-16-16-16-13 0-24 11-24 24 0 19 22 28 40 28 27 0 43-30 44-32 5 15 20 32 46 32 43 0 67-53 67-64 0-5-4-5-5-5-4 0-5 3-5 5-14 44-43 54-56 54-17 0-24-13-24-26 0-10 3-18 7-38 5-19 10-38 14-57z"><text:p/></draw:path><draw:path draw:style-name="gr6" draw:text-style-name="P91" svg:width="0.28cm" svg:height="0.097cm" svg:x="2.816cm" svg:y="0.129cm" svg:viewBox="0 0 281 98" svg:d="M266 17c6 0 15 0 15-9 0-8-9-8-15-8-84 0-168 0-252 0-6 0-14 0-14 8 0 9 8 9 14 9 84 0 168 0 252 0zM266 98c6 0 15 0 15-8s-9-8-15-8c-84 0-168 0-252 0-6 0-14 0-14 8s8 8 14 8c84 0 168 0 252 0z"><text:p/></draw:path><draw:path draw:style-name="gr6" draw:text-style-name="P91" svg:width="0.137cm" svg:height="0.277cm" svg:x="3.276cm" svg:y="0.005cm" svg:viewBox="0 0 138 278" svg:d="M86 11c0-11 0-11-10-11-26 26-63 26-76 26 0 5 0 9 0 14 8 0 32 0 55-11 0 72 0 144 0 216 0 15-1 20-39 20-5 0-9 0-14 0 0 5 0 9 0 13 15-1 52-1 69-1s53 0 67 1c0-4 0-8 0-13-5 0-8 0-13 0-37 0-39-5-39-20 0-78 0-156 0-234z"><text:p/></draw:path><draw:path draw:style-name="gr6" draw:text-style-name="P91" svg:width="0.177cm" svg:height="0.287cm" svg:x="3.465cm" svg:y="0.005cm" svg:viewBox="0 0 178 288" svg:d="M178 145c0-33-3-67-17-98-21-41-54-47-72-47-25 0-57 11-73 49-15 29-16 63-16 96 0 30 1 69 18 100 19 35 49 43 70 43 22 0 55-10 74-49 13-29 16-63 16-94zM88 278c-16 0-41-10-48-50-5-26-5-65-5-88 0-27 0-55 3-78 8-50 40-54 50-54 14 0 42 9 50 50 4 24 4 55 4 82 0 30 0 59-4 86-7 39-31 52-50 52z"><text:p/></draw:path><draw:path draw:style-name="gr6" draw:text-style-name="P91" svg:width="0.18cm" svg:height="0.292cm" svg:x="3.683cm" svg:y="0cm" svg:viewBox="0 0 181 293" svg:d="M178 28c3-5 3-5 3-15-33 0-68 0-102 0-51 0-53-5-54-13-3 0-7 0-11 0-4 29-9 58-14 86 4 0 7 0 11 0 1-6 5-32 11-38 2-2 36-2 40-2 29 0 59 0 88 0-5 7-38 52-47 67-38 55-53 114-53 156 0 5 0 24 21 24 19 0 19-19 19-24 0-7 0-15 0-22 0-23 1-45 5-68 1-10 7-45 25-71 19-28 38-54 58-80z"><text:p/></draw:path></draw:g></draw:g>.</text:p>
      <text:p text:style-name="P9"><text:s text:c="2"/>3. Résolution de l'équation</text:p>
      <text:p text:style-name="P9"><text:s text:c="5"/><draw:g text:anchor-type="as-char" svg:y="-0.282cm" draw:z-index="55" draw:name="Forme52" draw:style-name="gr3"><svg:title>TexMaths</svg:title><svg:desc>12§display§x + x + 3 + 2x = 107§svg§600§FALSE§</svg:desc><draw:g draw:style-name="gr4"><draw:path draw:style-name="gr5" draw:text-style-name="P90" svg:width="3.833cm" svg:height="0.274cm" svg:x="0.008cm" svg:y="0.021cm" svg:viewBox="0 0 3834 275" svg:d="M0 0c1278 0 2556 0 3834 0 0 91 0 184 0 275-1278 0-2556 0-3834 0 0-91 0-184 0-275z"><text:p/></draw:path><draw:path draw:style-name="gr6" draw:text-style-name="P91" svg:width="0.209cm" svg:height="0.189cm" svg:x="-0.001cm" svg:y="0.098cm" svg:viewBox="0 0 210 190" svg:d="M128 59c3-11 14-49 42-49 3 0 12 0 22 4-12 3-20 14-20 23 0 7 4 15 15 15 10 0 23-8 23-24 0-22-25-28-40-28-24 0-38 23-43 32-11-27-33-32-45-32-45 0-69 54-69 65 0 3 4 2 5 3 4 0 5 0 6-3 14-46 42-55 56-55 9 0 23 3 23 27 0 13-7 42-23 101-7 24-21 42-39 42-4 0-13 0-22-5 11-2 21-12 21-21 0-12-10-16-16-16-13 0-24 11-24 24 0 19 22 28 40 28 27 0 43-30 44-32 5 15 20 32 46 32 43 0 67-53 67-64 0-5-4-5-5-5-4 0-5 3-6 5-13 44-42 54-55 54-17 0-24-13-24-26 0-10 3-18 7-38 5-19 10-38 14-57z"><text:p/></draw:path><draw:path draw:style-name="gr6" draw:text-style-name="P91" svg:width="0.279cm" svg:height="0.277cm" svg:x="0.346cm" svg:y="0.039cm" svg:viewBox="0 0 280 278" svg:d="M149 148c39 0 78 0 117 0 5 0 14 0 14-9 0-8-9-8-14-8-39 0-78 0-117 0 0-40 0-78 0-118 0-6 0-13-9-13s-9 7-9 13c0 40 0 78 0 118-40 0-78 0-118 0-6 0-13 0-13 8 0 9 7 9 13 9 40 0 78 0 118 0 0 38 0 78 0 116 0 6 0 14 9 14s9-8 9-14c0-38 0-78 0-116z"><text:p/></draw:path><draw:path draw:style-name="gr6" draw:text-style-name="P91" svg:width="0.209cm" svg:height="0.189cm" svg:x="0.755cm" svg:y="0.098cm" svg:viewBox="0 0 210 190" svg:d="M130 59c2-11 12-49 40-49 3 0 12 0 22 4-12 3-20 14-20 23 0 7 4 15 15 15 10 0 23-8 23-24 0-22-24-28-38-28-26 0-40 23-45 32-11-27-33-32-45-32-45 0-69 54-69 65 0 3 4 2 5 3 4 0 5 0 6-3 14-46 42-55 56-55 9 0 23 3 23 27 0 13-7 42-23 101-7 24-21 42-39 42-3 0-12 0-22-5 11-2 21-12 21-21 0-12-10-16-16-16-13 0-24 11-24 24 0 19 22 28 40 28 28 0 43-30 44-32 5 15 20 32 46 32 43 0 67-53 67-64 0-5-4-5-5-5-4 0-5 3-5 5-14 44-43 54-56 54-17 0-23-13-23-26 0-10 2-18 7-38 5-19 10-38 15-57z"><text:p/></draw:path><draw:path draw:style-name="gr6" draw:text-style-name="P91" svg:width="0.279cm" svg:height="0.277cm" svg:x="1.102cm" svg:y="0.039cm" svg:viewBox="0 0 280 278" svg:d="M149 148c39 0 78 0 117 0 6 0 14 0 14-9 0-8-8-8-14-8-39 0-78 0-117 0 0-40 0-78 0-118 0-6 0-13-9-13-8 0-8 7-8 13 0 40 0 78 0 118-40 0-79 0-119 0-6 0-13 0-13 8 0 9 7 9 13 9 40 0 79 0 119 0 0 38 0 78 0 116 0 6 0 14 8 14 9 0 9-8 9-14 0-38 0-78 0-116z"><text:p/></draw:path><draw:path draw:style-name="gr6" draw:text-style-name="P91" svg:width="0.174cm" svg:height="0.287cm" svg:x="1.517cm" svg:y="0.005cm" svg:viewBox="0 0 175 288" svg:d="M104 132c35-12 59-41 59-74 0-35-36-58-77-58-43 0-74 25-74 56 0 15 8 22 22 22 12 0 20-8 20-20 0-22-19-22-25-22 13-20 41-26 55-26 18 0 41 9 41 48 0 4-1 28-12 46-12 21-27 22-37 23-4 0-14 1-17 1-4 0-6 0-6 5s2 5 9 5c6 0 14 0 20 0 34 0 50 28 50 68 0 58-30 70-48 70s-49-7-65-32c16 2 28-8 28-23 0-16-11-24-23-24-11 0-24 6-24 25 0 37 40 66 85 66 52 0 90-38 90-82 0-34-26-66-71-74z"><text:p/></draw:path><draw:path draw:style-name="gr6" draw:text-style-name="P91" svg:width="0.279cm" svg:height="0.277cm" svg:x="1.827cm" svg:y="0.039cm" svg:viewBox="0 0 280 278" svg:d="M149 148c39 0 78 0 117 0 6 0 14 0 14-9 0-8-8-8-14-8-39 0-78 0-117 0 0-40 0-78 0-118 0-6 0-13-9-13-8 0-8 7-8 13 0 40 0 78 0 118-40 0-79 0-119 0-6 0-13 0-13 8 0 9 7 9 13 9 40 0 79 0 119 0 0 38 0 78 0 116 0 6 0 14 8 14 9 0 9-8 9-14 0-38 0-78 0-116z"><text:p/></draw:path><draw:path draw:style-name="gr6" draw:text-style-name="P91" svg:width="0.167cm" svg:height="0.277cm" svg:x="2.245cm" svg:y="0.005cm" svg:viewBox="0 0 168 278" svg:d="M32 246c15-14 30-29 45-43 66-58 91-79 91-123 0-46-37-80-89-80-48 0-79 38-79 76 0 24 22 24 23 24 7 0 21-6 21-23 0-11-7-22-22-22-4 0-4 0-5 0 9-27 32-43 56-43 39 0 57 35 57 68 0 35-21 68-45 93-26 30-54 60-80 90-5 5-5 6-5 15 52 0 104 0 156 0 4-24 8-48 12-73-4 0-7 0-11 0-1 12-5 31-8 37-4 4-31 4-41 4-25 0-50 0-76 0z"><text:p/></draw:path><draw:path draw:style-name="gr6" draw:text-style-name="P91" svg:width="0.209cm" svg:height="0.189cm" svg:x="2.447cm" svg:y="0.098cm" svg:viewBox="0 0 210 190" svg:d="M128 59c4-11 14-49 42-49 3 0 12 0 22 4-12 3-20 14-20 23 0 7 4 15 15 15 10 0 23-8 23-24 0-22-25-28-38-28-26 0-40 23-45 32-11-27-33-32-45-32-45 0-69 54-69 65 0 3 4 2 5 3 4 0 5 0 6-3 14-46 42-55 56-55 9 0 23 3 23 27 0 13-7 42-23 101-7 24-21 42-39 42-3 0-13 0-22-5 11-2 21-12 21-21 0-12-10-16-16-16-13 0-24 11-24 24 0 19 22 28 40 28 27 0 43-30 44-32 5 15 20 32 46 32 43 0 67-53 67-64 0-5-4-5-5-5-4 0-5 3-5 5-14 44-43 54-56 54-17 0-24-13-24-26 0-10 3-18 7-38 5-19 10-38 14-57z"><text:p/></draw:path><draw:path draw:style-name="gr6" draw:text-style-name="P91" svg:width="0.28cm" svg:height="0.097cm" svg:x="2.816cm" svg:y="0.129cm" svg:viewBox="0 0 281 98" svg:d="M266 17c6 0 15 0 15-9 0-8-9-8-15-8-84 0-168 0-252 0-6 0-14 0-14 8 0 9 8 9 14 9 84 0 168 0 252 0zM266 98c6 0 15 0 15-8s-9-8-15-8c-84 0-168 0-252 0-6 0-14 0-14 8s8 8 14 8c84 0 168 0 252 0z"><text:p/></draw:path><draw:path draw:style-name="gr6" draw:text-style-name="P91" svg:width="0.137cm" svg:height="0.277cm" svg:x="3.276cm" svg:y="0.005cm" svg:viewBox="0 0 138 278" svg:d="M86 11c0-11 0-11-10-11-26 26-63 26-76 26 0 5 0 9 0 14 8 0 32 0 55-11 0 72 0 144 0 216 0 15-1 20-39 20-5 0-9 0-14 0 0 5 0 9 0 13 15-1 52-1 69-1s53 0 67 1c0-4 0-8 0-13-5 0-8 0-13 0-37 0-39-5-39-20 0-78 0-156 0-234z"><text:p/></draw:path><draw:path draw:style-name="gr6" draw:text-style-name="P91" svg:width="0.177cm" svg:height="0.287cm" svg:x="3.465cm" svg:y="0.005cm" svg:viewBox="0 0 178 288" svg:d="M178 145c0-33-3-67-17-98-21-41-54-47-72-47-25 0-57 11-73 49-15 29-16 63-16 96 0 30 1 69 18 100 19 35 49 43 70 43 22 0 55-10 74-49 13-29 16-63 16-94zM88 278c-16 0-41-10-48-50-5-26-5-65-5-88 0-27 0-55 3-78 8-50 40-54 50-54 14 0 42 9 50 50 4 24 4 55 4 82 0 30 0 59-4 86-7 39-31 52-50 52z"><text:p/></draw:path><draw:path draw:style-name="gr6" draw:text-style-name="P91" svg:width="0.18cm" svg:height="0.292cm" svg:x="3.683cm" svg:y="0cm" svg:viewBox="0 0 181 293" svg:d="M178 28c3-5 3-5 3-15-33 0-68 0-102 0-51 0-53-5-54-13-3 0-7 0-11 0-4 29-9 58-14 86 4 0 7 0 11 0 1-6 5-32 11-38 2-2 36-2 40-2 29 0 59 0 88 0-5 7-38 52-47 67-38 55-53 114-53 156 0 5 0 24 21 24 19 0 19-19 19-24 0-7 0-15 0-22 0-23 1-45 5-68 1-10 7-45 25-71 19-28 38-54 58-80z"><text:p/></draw:path></draw:g></draw:g></text:p>
      <text:p text:style-name="P9"><text:s text:c="5"/><draw:g text:anchor-type="as-char" svg:y="-0.282cm" draw:z-index="56" draw:name="Forme53" draw:style-name="gr3"><svg:title>TexMaths</svg:title><svg:desc>12§display§4x + 3 = 107§svg§600§FALSE§</svg:desc><draw:g draw:style-name="gr4"><draw:path draw:style-name="gr5" draw:text-style-name="P90" svg:width="2.319cm" svg:height="0.274cm" svg:x="0.008cm" svg:y="0.021cm" svg:viewBox="0 0 2320 275" svg:d="M0 0c774 0 1547 0 2320 0 0 91 0 184 0 275-773 0-1546 0-2320 0 0-91 0-184 0-275z"><text:p/></draw:path><draw:path draw:style-name="gr6" draw:text-style-name="P91" svg:width="0.185cm" svg:height="0.282cm" svg:x="-0.001cm" svg:y="0cm" svg:viewBox="0 0 186 283" svg:d="M112 214c0 13 0 25 0 37 0 14 0 19-32 19-3 0-6 0-9 0 0 5 0 8 0 13 18-1 39-1 57-1 17 0 40 0 57 1 0-5 0-8 0-13-3 0-6 0-9 0-31 0-32-5-32-19 0-12 0-24 0-37 14 0 28 0 42 0 0-4 0-9 0-14-14 0-28 0-42 0 0-62 0-126 0-189 0-9 0-11-6-11-4 0-6 0-8 5-44 65-87 131-130 195 0 5 0 10 0 14 37 0 74 0 112 0zM114 200c-34 0-68 0-102 0 34-51 68-103 102-154 0 51 0 103 0 154z"><text:p/></draw:path><draw:path draw:style-name="gr6" draw:text-style-name="P91" svg:width="0.209cm" svg:height="0.189cm" svg:x="0.21cm" svg:y="0.098cm" svg:viewBox="0 0 210 190" svg:d="M128 59c3-11 12-49 42-49 2 0 12 0 21 6-12 1-21 12-21 21 0 7 5 16 17 16 9 0 23-9 23-25 0-22-25-28-40-28-24 0-39 23-44 32-11-27-34-32-46-32-43 0-67 54-67 65 0 5 4 5 5 5 4 0 5-2 5-5 14-45 43-55 57-55 8 0 22 3 22 27 0 13-6 42-22 101-7 24-21 42-40 42-3 0-12 0-21-5 10-2 19-12 19-21 0-12-9-16-15-16-12 0-23 12-23 24 0 19 20 28 40 28 27 0 43-30 44-32 5 15 20 32 46 32 43 0 67-53 67-64 0-5-4-5-5-5-5 0-5 3-6 5-14 44-42 54-56 54-16 0-23-13-23-26 0-10 2-18 7-38 5-19 10-38 14-57z"><text:p/></draw:path><draw:path draw:style-name="gr6" draw:text-style-name="P91" svg:width="0.28cm" svg:height="0.277cm" svg:x="0.556cm" svg:y="0.039cm" svg:viewBox="0 0 281 278" svg:d="M149 148c39 0 78 0 117 0 6 0 15 0 15-9 0-8-9-8-15-8-39 0-78 0-117 0 0-40 0-78 0-118 0-5 0-13-9-13-8 0-8 8-8 13 0 40 0 78 0 118-40 0-78 0-118 0-6 0-14 0-14 8 0 9 8 9 14 9 40 0 78 0 118 0 0 38 0 78 0 116 0 6 0 14 8 14 9 0 9-8 9-14 0-38 0-78 0-116z"><text:p/></draw:path><draw:path draw:style-name="gr6" draw:text-style-name="P91" svg:width="0.174cm" svg:height="0.287cm" svg:x="0.971cm" svg:y="0.005cm" svg:viewBox="0 0 175 288" svg:d="M104 132c35-12 60-41 60-74 0-35-37-58-78-58-42 0-74 25-74 56 0 15 10 23 22 23 13 0 21-9 21-21 0-22-20-22-26-22 13-20 41-25 56-25 17 0 40 8 40 47 0 4 0 28-12 48s-27 21-37 21c-4 0-14 1-17 1s-6 2-6 5c0 5 3 5 11 5 6 0 12 0 18 0 34 0 50 28 50 68 0 58-29 70-48 70-18 0-49-7-65-32 16 2 29-8 29-23 0-16-12-24-24-24-10 0-24 6-24 25 0 38 40 66 85 66 52 0 90-38 90-82 0-34-26-66-71-74z"><text:p/></draw:path><draw:path draw:style-name="gr6" draw:text-style-name="P91" svg:width="0.28cm" svg:height="0.096cm" svg:x="1.303cm" svg:y="0.132cm" svg:viewBox="0 0 281 97" svg:d="M266 17c6 0 15 0 15-9 0-8-9-8-15-8-84 0-168 0-252 0-6 0-14 0-14 8 0 9 8 9 14 9 84 0 168 0 252 0zM266 97c6 0 15 0 15-8 0-9-9-9-15-9-84 0-168 0-252 0-6 0-14 0-14 9 0 8 8 8 14 8 84 0 168 0 252 0z"><text:p/></draw:path><draw:path draw:style-name="gr6" draw:text-style-name="P91" svg:width="0.138cm" svg:height="0.277cm" svg:x="1.763cm" svg:y="0.005cm" svg:viewBox="0 0 139 278" svg:d="M86 11c0-10 0-11-9-11-27 26-64 26-77 26 0 5 0 9 0 14 8 0 32 0 55-11 0 72 0 144 0 216 0 15-1 20-39 20-5 0-9 0-14 0 0 5 0 9 0 13 15-1 52-1 69-1s53 0 68 1c0-4 0-8 0-13-5 0-9 0-14 0-37 0-39-5-39-20 0-78 0-156 0-234z"><text:p/></draw:path><draw:path draw:style-name="gr6" draw:text-style-name="P91" svg:width="0.177cm" svg:height="0.287cm" svg:x="1.952cm" svg:y="0.005cm" svg:viewBox="0 0 178 288" svg:d="M178 145c0-33-3-67-17-98-21-41-54-47-72-47-25 0-57 11-73 49-14 30-16 63-16 96 0 30 1 69 19 100 18 35 48 43 70 43 21 0 54-10 73-49 13-29 16-61 16-94zM89 278c-17 0-42-10-49-50-5-25-5-65-5-88 0-27 0-55 3-78 8-49 40-52 51-52 13 0 41 7 49 49 4 23 4 55 4 81 0 30 0 59-4 86-7 39-31 52-49 52z"><text:p/></draw:path><draw:path draw:style-name="gr6" draw:text-style-name="P91" svg:width="0.18cm" svg:height="0.292cm" svg:x="2.169cm" svg:y="0cm" svg:viewBox="0 0 181 293" svg:d="M178 29c3-5 3-6 3-15-33 0-68 0-102 0-51 0-53-6-54-14-3 0-7 0-11 0-4 29-9 58-14 86 4 0 7 0 11 0 1-6 5-32 11-37 2-2 36-2 40-2 29 0 59 0 88 0-5 6-38 51-47 66-38 55-53 114-53 156 0 5 0 24 21 24 19 0 19-19 19-24 0-6 0-13 0-21 0-24 1-46 5-69 1-10 7-45 25-71 19-26 38-53 58-79z"><text:p/></draw:path></draw:g></draw:g></text:p>
      <text:p text:style-name="P9"><text:s text:c="5"/><draw:g text:anchor-type="as-char" svg:y="-0.293cm" draw:z-index="57" draw:name="Forme54" draw:style-name="gr3"><svg:title>TexMaths</svg:title><svg:desc>12§display§4x = 104§svg§600§FALSE§</svg:desc><draw:g draw:style-name="gr4"><draw:path draw:style-name="gr5" draw:text-style-name="P90" svg:width="1.588cm" svg:height="0.249cm" svg:x="0.008cm" svg:y="0.022cm" svg:viewBox="0 0 1589 250" svg:d="M0 0c529 0 1060 0 1589 0 0 83 0 167 0 250-529 0-1060 0-1589 0 0-83 0-167 0-250z"><text:p/></draw:path><draw:path draw:style-name="gr6" draw:text-style-name="P91" svg:width="0.185cm" svg:height="0.283cm" svg:x="-0.001cm" svg:y="0cm" svg:viewBox="0 0 186 284" svg:d="M112 214c0 13 0 25 0 37 0 16 0 20-32 20-3 0-6 0-9 0 0 4 0 8 0 13 18-1 39-1 57-1 17 0 40 0 57 1 0-5 0-9 0-13-3 0-6 0-9 0-31 0-32-4-32-20 0-12 0-24 0-37 14 0 28 0 42 0 0-3 0-7 0-12-14 0-28 0-42 0 0-64 0-127 0-191 0-9 0-11-6-11-5 0-6 0-8 5-44 66-87 132-130 197 0 5 0 9 0 12 37 0 74 0 112 0zM114 202c-34 0-68 0-102 0 34-52 68-105 102-156 0 51 0 104 0 156z"><text:p/></draw:path><draw:path draw:style-name="gr6" draw:text-style-name="P91" svg:width="0.209cm" svg:height="0.189cm" svg:x="0.21cm" svg:y="0.099cm" svg:viewBox="0 0 210 190" svg:d="M128 59c3-11 12-49 42-49 2 0 12 0 21 6-12 1-21 12-21 22 0 7 5 15 17 15 9 0 23-7 23-24 0-23-25-29-40-29-24 0-39 23-44 32-11-27-34-32-46-32-43 0-67 55-67 65 0 5 4 5 5 5 4 0 5-1 5-5 14-45 43-55 56-55 9 0 23 3 23 28 0 13-7 41-23 100-6 26-20 42-39 42-3 0-12 0-21-4 10-3 19-11 19-23 0-11-9-13-15-13-12 0-23 9-23 22 0 20 20 28 40 28 27 0 43-29 44-31 5 14 19 31 46 31 43 0 67-53 67-64 0-3-4-3-5-3-5 0-5 1-6 5-14 43-43 52-56 52-16 0-23-13-23-27 0-7 2-17 7-36 5-20 10-39 14-58z"><text:p/></draw:path><draw:path draw:style-name="gr6" draw:text-style-name="P91" svg:width="0.28cm" svg:height="0.098cm" svg:x="0.578cm" svg:y="0.131cm" svg:viewBox="0 0 281 99" svg:d="M266 17c6 0 15 0 15-9 0-8-9-8-15-8-84 0-168 0-252 0-6 0-14 0-14 8 0 9 8 9 14 9 84 0 168 0 252 0zM266 99c6 0 15 0 15-9 0-8-9-8-15-8-84 0-168 0-252 0-6 0-14 0-14 8 0 9 8 9 14 9 84 0 168 0 252 0z"><text:p/></draw:path><draw:path draw:style-name="gr6" draw:text-style-name="P91" svg:width="0.138cm" svg:height="0.278cm" svg:x="1.037cm" svg:y="0.005cm" svg:viewBox="0 0 139 279" svg:d="M86 11c0-10 0-11-9-11-27 26-64 26-77 26 0 5 0 9 0 14 8 0 32 0 55-11 0 72 0 145 0 218 0 14-1 19-39 19-5 0-9 0-14 0 0 5 0 8 0 13 15-1 52-1 69-1s53 0 68 1c0-5 0-8 0-13-5 0-9 0-14 0-37 0-39-4-39-19 0-79 0-158 0-236z"><text:p/></draw:path><draw:path draw:style-name="gr6" draw:text-style-name="P91" svg:width="0.177cm" svg:height="0.288cm" svg:x="1.226cm" svg:y="0.005cm" svg:viewBox="0 0 178 289" svg:d="M178 146c0-34-3-68-17-99-21-41-54-47-72-47-25 0-57 11-73 51-15 28-16 61-16 95 0 30 1 68 19 101s48 42 69 42c22 0 55-9 74-50 13-28 16-61 16-93zM88 279c-16 0-41-10-48-50-5-26-5-64-5-88 0-28 0-56 3-78 8-50 40-53 50-53 14 0 42 7 50 49 4 23 4 55 4 82 0 30 0 59-4 85-7 41-31 53-50 53z"><text:p/></draw:path><draw:path draw:style-name="gr6" draw:text-style-name="P91" svg:width="0.186cm" svg:height="0.283cm" svg:x="1.432cm" svg:y="0cm" svg:viewBox="0 0 187 284" svg:d="M113 214c0 13 0 25 0 37 0 16-1 20-33 20-2 0-6 0-8 0 0 4 0 8 0 13 17-1 38-1 56-1s41 0 58 1c0-5 0-9 0-13-2 0-6 0-8 0-32 0-33-4-33-20 0-12 0-24 0-37 15 0 28 0 42 0 0-3 0-7 0-12-14 0-27 0-42 0 0-64 0-127 0-191 0-9 0-11-7-11-4 0-5 0-8 5-44 66-87 132-130 197 0 5 0 9 0 12 37 0 76 0 113 0zM115 202c-35 0-68 0-103 0 35-52 68-105 103-156 0 51 0 104 0 156z"><text:p/></draw:path></draw:g></draw:g></text:p>
      <text:p text:style-name="P9"><text:s text:c="5"/><draw:g text:anchor-type="as-char" svg:y="-0.288cm" draw:z-index="58" draw:name="Forme55" draw:style-name="gr3"><svg:title>TexMaths</svg:title><svg:desc>12§display§x = 26§svg§600§FALSE§</svg:desc><draw:g draw:style-name="gr4"><draw:path draw:style-name="gr5" draw:text-style-name="P90" svg:width="1.161cm" svg:height="0.244cm" svg:x="0.008cm" svg:y="0.02cm" svg:viewBox="0 0 1162 245" svg:d="M0 0c388 0 774 0 1162 0 0 82 0 163 0 245-388 0-774 0-1162 0 0-82 0-163 0-245z"><text:p/></draw:path><draw:path draw:style-name="gr6" draw:text-style-name="P91" svg:width="0.209cm" svg:height="0.188cm" svg:x="-0.001cm" svg:y="0.092cm" svg:viewBox="0 0 210 189" svg:d="M128 60c3-12 12-50 43-50 2 0 12 0 21 6-12 1-20 12-20 22 0 6 5 15 15 15s23-7 23-24c0-23-25-29-39-29-25 0-39 23-44 32-11-27-33-32-45-32-45 0-69 55-69 65 0 5 4 2 5 5 4 0 5-2 6-5 14-45 42-55 56-55 9 0 23 3 23 28 0 14-7 41-23 100-7 25-21 42-39 42-4 0-13 0-22-5 11-2 19-11 19-23 0-9-8-13-15-13-12 0-23 10-23 23 0 19 22 27 40 27 27 0 43-28 44-31 5 15 20 31 46 31 43 0 67-52 67-63 0-4-4-4-5-4-3 0-5 1-6 5-13 43-42 53-55 53-17 0-24-13-24-28 0-7 2-17 7-36s10-38 14-56z"><text:p/></draw:path><draw:path draw:style-name="gr6" draw:text-style-name="P91" svg:width="0.279cm" svg:height="0.097cm" svg:x="0.369cm" svg:y="0.124cm" svg:viewBox="0 0 280 98" svg:d="M267 17c6 0 13 0 13-9 0-8-7-8-13-8-84 0-169 0-253 0-6 0-14 0-14 8 0 9 8 9 14 9 84 0 169 0 253 0zM267 98c6 0 13 0 13-8s-7-8-13-8c-84 0-169 0-253 0-6 0-14 0-14 8s8 8 14 8c84 0 169 0 253 0z"><text:p/></draw:path><draw:path draw:style-name="gr6" draw:text-style-name="P91" svg:width="0.168cm" svg:height="0.277cm" svg:x="0.809cm" svg:y="0cm" svg:viewBox="0 0 169 278" svg:d="M34 246c14-15 30-29 44-43 66-58 91-80 91-122 0-47-38-81-90-81-48 0-79 38-79 76 0 23 22 23 23 23 7 0 21-4 21-22 0-11-7-22-21-22-4 0-5 0-6 1 9-27 32-43 57-43 39 0 57 34 57 68s-22 66-45 92c-27 30-54 60-81 89-5 5-5 6-5 16 53 0 104 0 157 0 4-24 9-48 12-73-3 0-7 0-11 0-2 13-4 31-9 38-3 3-31 3-40 3-25 0-50 0-75 0z"><text:p/></draw:path><draw:path draw:style-name="gr6" draw:text-style-name="P91" svg:width="0.174cm" svg:height="0.287cm" svg:x="1.017cm" svg:y="0cm" svg:viewBox="0 0 175 288" svg:d="M38 141c0-3 0-7 0-9 0-107 52-121 74-121 10 0 28 2 37 17-6 0-23 0-23 19 0 12 10 19 19 19 7 0 19-5 19-20 0-26-18-46-52-46-54 0-112 54-112 146 0 112 49 142 89 142 47 0 86-40 86-95 0-53-37-92-84-92-29 0-44 21-53 40zM89 276c-27 0-40-26-42-31-7-21-7-54-7-62 0-32 13-73 50-73 7 0 26 0 40 25 7 15 7 36 7 57 0 20 0 42-7 56-12 25-32 28-41 28z"><text:p/></draw:path></draw:g></draw:g></text:p>
      <text:p text:style-name="P9"><text:s text:c="2"/>4. Conclusion</text:p>
      <text:p text:style-name="P9"><text:s text:c="5"/>Agnès a donc 26 ans.</text:p>
      <text:p text:style-name="P7"/>
      <table:table table:name="Tableau8" table:style-name="Tableau8">
        <table:table-column table:style-name="Tableau8.A"/>
        <table:table-row>
          <table:table-cell table:style-name="Tableau8.A1" office:value-type="string">
            <text:p text:style-name="P83">Mon exemple :</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able:table-cell>
        </table:table-row>
      </table:table>
      <text:p text:style-name="P10"/>
      <text:p text:style-name="P13">Equations - Plan de travail</text:p>
      <text:p text:style-name="P12"/>
      <text:p text:style-name="P26">Matériel <text:span text:style-name="T12">à ramener </text:span><text:span text:style-name="T19">à chaque séance</text:span></text:p>
      <text:p text:style-name="P14"/>
      <text:list xml:id="list1135444018" text:style-name="L2">
        <text:list-item>
          <text:p text:style-name="P23">cette fiche Equations – Plan de travail</text:p>
        </text:list-item>
        <text:list-item>
          <text:p text:style-name="P18">fiches d’exercices : Série 1 – Tester une égalité ; Série 2 – Résoudre une équation, Série 3 – Résoudre un problème</text:p>
        </text:list-item>
        <text:list-item>
          <text:p text:style-name="P20">fiches leçons 1, 2, 3 et 4</text:p>
        </text:list-item>
      </text:list>
      <text:p text:style-name="P21"/>
      <text:p text:style-name="P25">en cas d’oubli : -1 point sur <text:span text:style-name="T20">ce que je fais pour apprendre.</text:span></text:p>
      <text:p text:style-name="P21"/>
      <text:p text:style-name="P27">Outil<text:span text:style-name="T14">s pour m’aider</text:span> dans la classe</text:p>
      <text:list xml:id="list4190850425" text:style-name="L3">
        <text:list-item>
          <text:p text:style-name="P19">fiches d’exercices <text:span text:style-name="T23">corrigées</text:span><text:span text:style-name="T22"> </text:span>: Série 1 – Tester une égalité ; Série 2 – Résoudre une équation, Série 3 – Résoudre un problème</text:p>
        </text:list-item>
        <text:list-item>
          <text:p text:style-name="P24">l’énoncé de l’évaluation finale</text:p>
        </text:list-item>
        <text:list-item>
          <text:p text:style-name="P22">mes camarades de classe et Mme Brunel Naito</text:p>
        </text:list-item>
      </text:list>
      <text:p text:style-name="P12"/>
      <text:p text:style-name="P11"><text:span text:style-name="T21">Pour apprendre</text:span> </text:p>
      <text:p text:style-name="P4"><draw:custom-shape text:anchor-type="paragraph" draw:z-index="60" draw:name="Forme 6" draw:style-name="gr1" draw:text-style-name="P88" svg:width="0.847cm" svg:height="9.683cm" svg:x="-1.349cm" svg:y="0.462cm"><text:p text:style-name="P88"><text:span text:style-name="T26">Je finis ce qu’il y a au-dessus avant de passer à la suite !</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Tableau9" table:style-name="Tableau9">
        <table:table-column table:style-name="Tableau9.A" table:number-columns-repeated="3"/>
        <table:table-column table:style-name="Tableau9.D"/>
        <table:table-row>
          <table:table-cell table:style-name="Tableau9.A1" table:number-columns-spanned="4" office:value-type="string">
            <text:p text:style-name="P50">Coller et compléter les fiches leçons 1</text:p>
            <text:p text:style-name="P51"><text:span text:style-name="T25">□</text:span></text:p>
          </table:table-cell>
          <table:covered-table-cell/>
          <table:covered-table-cell/>
          <table:covered-table-cell/>
        </table:table-row>
        <table:table-row>
          <table:table-cell table:style-name="Tableau9.A2" table:number-rows-spanned="4" office:value-type="string">
            <text:p text:style-name="P53">Faire les exercices 1, 2 et 3 de Série 2 – Résoudre une équation</text:p>
            <text:p text:style-name="P51"><text:span text:style-name="T25">□</text:span></text:p>
          </table:table-cell>
          <table:table-cell table:style-name="Tableau9.A2" office:value-type="string">
            <text:p text:style-name="P56">Coller et compléter la fiche leçon 2</text:p>
            <text:p text:style-name="P51"><text:span text:style-name="T25">□</text:span></text:p>
          </table:table-cell>
          <table:table-cell table:style-name="Tableau9.A2" office:value-type="string">
            <text:p text:style-name="P48">Coller et compléter les fiches leçons <text:span text:style-name="T5">3</text:span></text:p>
            <text:p text:style-name="P51"><text:span text:style-name="T25">□</text:span></text:p>
          </table:table-cell>
          <table:table-cell table:style-name="Tableau9.D2" table:number-rows-spanned="4" office:value-type="string">
            <text:p text:style-name="P77">Faire l’exercice 1 de Série 1 – Tester une égalité</text:p>
            <text:p text:style-name="P51"><text:span text:style-name="T25">□</text:span></text:p>
          </table:table-cell>
        </table:table-row>
        <table:table-row>
          <table:covered-table-cell table:style-name="Tableau9.A2"/>
          <table:table-cell table:style-name="Tableau9.A2" office:value-type="string">
            <text:p text:style-name="P59">Faire les exercices 10 et 11 de Série 2 – Resoudre une équation</text:p>
            <text:p text:style-name="P51"><text:span text:style-name="T25">□</text:span></text:p>
          </table:table-cell>
          <table:table-cell table:style-name="Tableau9.A2" office:value-type="string">
            <text:p text:style-name="P67">Faire l’exercice 14 de Série 2 – Résoudre une équation</text:p>
            <text:p text:style-name="P51"><text:span text:style-name="T25">□</text:span></text:p>
          </table:table-cell>
          <table:covered-table-cell table:style-name="Tableau9.D2"/>
        </table:table-row>
        <table:table-row>
          <table:covered-table-cell table:style-name="Tableau9.A2"/>
          <table:table-cell table:style-name="Tableau9.A2" table:number-columns-spanned="2" office:value-type="string">
            <text:p text:style-name="P71">Coller et compléter la fiche leçon 4</text:p>
            <text:p text:style-name="P51"><text:span text:style-name="T25">□</text:span></text:p>
          </table:table-cell>
          <table:covered-table-cell/>
          <table:covered-table-cell table:style-name="Tableau9.D2"/>
        </table:table-row>
        <table:table-row>
          <table:covered-table-cell table:style-name="Tableau9.A2"/>
          <table:table-cell table:style-name="Tableau9.A2" table:number-columns-spanned="2" office:value-type="string">
            <text:p text:style-name="P75">Faire l’exercice 1 de Série 3 – Résoudre un problème</text:p>
            <text:p text:style-name="P51"><text:span text:style-name="T25">□</text:span></text:p>
          </table:table-cell>
          <table:covered-table-cell/>
          <table:covered-table-cell table:style-name="Tableau9.D2"/>
        </table:table-row>
      </table:table>
      <text:p text:style-name="P4"/>
      <text:p text:style-name="P4"/>
      <text:p text:style-name="P15">Que faire si j’ai fini ?</text:p>
      <text:list xml:id="list2424592898" text:style-name="L1">
        <text:list-item>
          <text:p text:style-name="P16">M’entraîner sur l’évaluation finale. Est-ce que je suis capable de tout faire seul.e ?</text:p>
        </text:list-item>
        <text:list-item>
          <text:p text:style-name="P17">Faire des exercices non exigés dans <text:span text:style-name="T11">les feuilles d’exercices corrigées.</text:span></text:p>
        </text:list-item>
      </text:list>
      <text:p text:style-name="P4"/>
      <text:p text:style-name="P28"><text:span text:style-name="T10">Comment</text:span> suis-je évalué.e ?</text:p>
      <text:p text:style-name="P79"><text:span text:style-name="T6">• </text:span>Sur ce que je fais pour apprendre. Un point pour chaque item fait.</text:p>
      <text:p text:style-name="P29"><text:span text:style-name="T15">• Sur </text:span><text:span text:style-name="T16">l’évaluation finale. </text:span><text:span text:style-name="T17">J’ai le droit de consulter l’énoncé et de </text:span><text:span text:style-name="T18">m’entraîner autant que nécessaire dessus en classe.</text:span></text:p>
      <text:p text:style-name="P29"><text:span text:style-name="T1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4-16T14:10:54.156000000</dc:date>
    <meta:editing-duration>PT1H50M37S</meta:editing-duration>
    <meta:editing-cycles>66</meta:editing-cycles>
    <meta:generator>LibreOffice/7.4.3.2$Windows_X86_64 LibreOffice_project/1048a8393ae2eeec98dff31b5c133c5f1d08b890</meta:generator>
    <meta:document-statistic meta:table-count="8" meta:image-count="0" meta:object-count="0" meta:page-count="6" meta:paragraph-count="137" meta:word-count="916" meta:character-count="5001" meta:non-whitespace-character-count="4112"/>
  </office:meta>
</office:document-meta>
</file>